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74989" officeooo:paragraph-rsid="00074989" style:font-size-asian="18pt" style:font-size-complex="18pt"/>
    </style:style>
    <style:style style:name="P2" style:family="paragraph" style:parent-style-name="Standard">
      <style:text-properties fo:font-size="18pt" officeooo:rsid="00074989" officeooo:paragraph-rsid="016e7c31" style:font-size-asian="18pt" style:font-size-complex="18pt"/>
    </style:style>
    <style:style style:name="P3" style:family="paragraph" style:parent-style-name="Standard">
      <style:text-properties fo:font-size="18pt" officeooo:rsid="00074989" officeooo:paragraph-rsid="0049757a" style:font-size-asian="18pt" style:font-size-complex="18pt"/>
    </style:style>
    <style:style style:name="P4" style:family="paragraph" style:parent-style-name="Standard">
      <style:text-properties fo:font-size="18pt" officeooo:rsid="00074989" officeooo:paragraph-rsid="0075d856" style:font-size-asian="18pt" style:font-size-complex="18pt"/>
    </style:style>
    <style:style style:name="P5" style:family="paragraph" style:parent-style-name="Standard">
      <style:text-properties fo:font-size="18pt" officeooo:rsid="00074989" officeooo:paragraph-rsid="0079db4c" style:font-size-asian="18pt" style:font-size-complex="18pt"/>
    </style:style>
    <style:style style:name="P6" style:family="paragraph" style:parent-style-name="Standard">
      <style:text-properties fo:font-size="18pt" officeooo:rsid="00074989" officeooo:paragraph-rsid="010a34e3" style:font-size-asian="18pt" style:font-size-complex="18pt"/>
    </style:style>
    <style:style style:name="P7" style:family="paragraph" style:parent-style-name="Standard">
      <style:text-properties fo:font-size="18pt" officeooo:rsid="00074989" officeooo:paragraph-rsid="00b4c2a3" style:font-size-asian="18pt" style:font-size-complex="18pt"/>
    </style:style>
    <style:style style:name="P8" style:family="paragraph" style:parent-style-name="Standard">
      <style:text-properties fo:font-size="18pt" officeooo:rsid="00074989" officeooo:paragraph-rsid="00be95e6" style:font-size-asian="18pt" style:font-size-complex="18pt"/>
    </style:style>
    <style:style style:name="P9" style:family="paragraph" style:parent-style-name="Standard">
      <style:text-properties fo:font-size="18pt" officeooo:rsid="00074989" officeooo:paragraph-rsid="011c7b82" style:font-size-asian="18pt" style:font-size-complex="18pt"/>
    </style:style>
    <style:style style:name="P10" style:family="paragraph" style:parent-style-name="Standard">
      <style:text-properties fo:font-size="18pt" officeooo:rsid="00074989" officeooo:paragraph-rsid="0123b474" style:font-size-asian="18pt" style:font-size-complex="18pt"/>
    </style:style>
    <style:style style:name="P11" style:family="paragraph" style:parent-style-name="Standard">
      <style:text-properties fo:font-size="18pt" officeooo:rsid="00074989" officeooo:paragraph-rsid="012c7b0c" style:font-size-asian="18pt" style:font-size-complex="18pt"/>
    </style:style>
    <style:style style:name="P12" style:family="paragraph" style:parent-style-name="Standard">
      <style:text-properties fo:font-size="18pt" officeooo:rsid="00074989" officeooo:paragraph-rsid="01490a9d" style:font-size-asian="18pt" style:font-size-complex="18pt"/>
    </style:style>
    <style:style style:name="P13" style:family="paragraph" style:parent-style-name="Standard">
      <style:text-properties fo:font-size="18pt" officeooo:rsid="00074989" officeooo:paragraph-rsid="0159d330" style:font-size-asian="18pt" style:font-size-complex="18pt"/>
    </style:style>
    <style:style style:name="P14" style:family="paragraph" style:parent-style-name="Standard">
      <style:text-properties fo:font-size="18pt" officeooo:rsid="00074989" officeooo:paragraph-rsid="01764812" style:font-size-asian="18pt" style:font-size-complex="18pt"/>
    </style:style>
    <style:style style:name="P15" style:family="paragraph" style:parent-style-name="Standard">
      <style:text-properties fo:font-size="18pt" officeooo:rsid="00074989" officeooo:paragraph-rsid="01c9da1f" style:font-size-asian="18pt" style:font-size-complex="18pt"/>
    </style:style>
    <style:style style:name="P16" style:family="paragraph" style:parent-style-name="Standard">
      <style:text-properties fo:font-size="18pt" officeooo:rsid="00074989" officeooo:paragraph-rsid="01e27fa0" style:font-size-asian="18pt" style:font-size-complex="18pt"/>
    </style:style>
    <style:style style:name="P17" style:family="paragraph" style:parent-style-name="Standard">
      <style:text-properties fo:font-size="18pt" officeooo:rsid="00074989" officeooo:paragraph-rsid="0251e867" style:font-size-asian="18pt" style:font-size-complex="18pt"/>
    </style:style>
    <style:style style:name="P18" style:family="paragraph" style:parent-style-name="Standard">
      <style:text-properties fo:font-size="18pt" officeooo:rsid="00074989" officeooo:paragraph-rsid="02acd97f" style:font-size-asian="18pt" style:font-size-complex="18pt"/>
    </style:style>
    <style:style style:name="P19" style:family="paragraph" style:parent-style-name="Standard">
      <style:text-properties fo:font-size="18pt" officeooo:rsid="00074989" officeooo:paragraph-rsid="030833e2" style:font-size-asian="18pt" style:font-size-complex="18pt"/>
    </style:style>
    <style:style style:name="P20" style:family="paragraph" style:parent-style-name="Standard">
      <style:text-properties fo:font-size="18pt" officeooo:rsid="00074989" officeooo:paragraph-rsid="032882cb" style:font-size-asian="18pt" style:font-size-complex="18pt"/>
    </style:style>
    <style:style style:name="P21" style:family="paragraph" style:parent-style-name="Standard">
      <style:text-properties fo:font-size="18pt" officeooo:rsid="001d5080" officeooo:paragraph-rsid="001d5080" style:font-size-asian="18pt" style:font-size-complex="18pt"/>
    </style:style>
    <style:style style:name="P22" style:family="paragraph" style:parent-style-name="Standard">
      <style:text-properties fo:font-size="18pt" officeooo:rsid="001ef8eb" officeooo:paragraph-rsid="001ef8eb" style:font-size-asian="18pt" style:font-size-complex="18pt"/>
    </style:style>
    <style:style style:name="P23" style:family="paragraph" style:parent-style-name="Standard">
      <style:text-properties fo:font-size="18pt" officeooo:rsid="003d505c" officeooo:paragraph-rsid="003d505c" style:font-size-asian="18pt" style:font-size-complex="18pt"/>
    </style:style>
    <style:style style:name="P24" style:family="paragraph" style:parent-style-name="Standard">
      <style:text-properties fo:font-size="18pt" officeooo:rsid="0049757a" officeooo:paragraph-rsid="0049757a" style:font-size-asian="18pt" style:font-size-complex="18pt"/>
    </style:style>
    <style:style style:name="P25" style:family="paragraph" style:parent-style-name="Standard">
      <style:text-properties fo:font-size="18pt" officeooo:rsid="004b3733" officeooo:paragraph-rsid="004b3733" style:font-size-asian="18pt" style:font-size-complex="18pt"/>
    </style:style>
    <style:style style:name="P26" style:family="paragraph" style:parent-style-name="Standard">
      <style:text-properties fo:font-size="18pt" officeooo:rsid="00538a30" officeooo:paragraph-rsid="00538a30" style:font-size-asian="18pt" style:font-size-complex="18pt"/>
    </style:style>
    <style:style style:name="P27" style:family="paragraph" style:parent-style-name="Standard">
      <style:text-properties fo:font-size="18pt" officeooo:rsid="010a34e3" officeooo:paragraph-rsid="010a34e3" style:font-size-asian="18pt" style:font-size-complex="18pt"/>
    </style:style>
    <style:style style:name="P28" style:family="paragraph" style:parent-style-name="Standard">
      <style:text-properties fo:font-size="18pt" officeooo:rsid="010ba93f" officeooo:paragraph-rsid="010ba93f" style:font-size-asian="18pt" style:font-size-complex="18pt"/>
    </style:style>
    <style:style style:name="P29" style:family="paragraph" style:parent-style-name="Standard">
      <style:text-properties fo:font-size="18pt" officeooo:rsid="010feaf1" officeooo:paragraph-rsid="010feaf1" style:font-size-asian="18pt" style:font-size-complex="18pt"/>
    </style:style>
    <style:style style:name="P30" style:family="paragraph" style:parent-style-name="Standard">
      <style:text-properties fo:font-size="18pt" officeooo:rsid="01111b18" officeooo:paragraph-rsid="01111b18" style:font-size-asian="18pt" style:font-size-complex="18pt"/>
    </style:style>
    <style:style style:name="P31" style:family="paragraph" style:parent-style-name="Standard">
      <style:text-properties fo:font-size="18pt" officeooo:rsid="01123d98" officeooo:paragraph-rsid="01123d98" style:font-size-asian="18pt" style:font-size-complex="18pt"/>
    </style:style>
    <style:style style:name="P32" style:family="paragraph" style:parent-style-name="Standard">
      <style:text-properties fo:font-size="18pt" officeooo:rsid="011309f3" officeooo:paragraph-rsid="011309f3" style:font-size-asian="18pt" style:font-size-complex="18pt"/>
    </style:style>
    <style:style style:name="P33" style:family="paragraph" style:parent-style-name="Standard">
      <style:text-properties fo:font-size="18pt" officeooo:rsid="01154e6a" officeooo:paragraph-rsid="01154e6a" style:font-size-asian="18pt" style:font-size-complex="18pt"/>
    </style:style>
    <style:style style:name="P34" style:family="paragraph" style:parent-style-name="Standard">
      <style:text-properties fo:font-size="18pt" officeooo:rsid="0144dfda" officeooo:paragraph-rsid="0144dfda" style:font-size-asian="18pt" style:font-size-complex="18pt"/>
    </style:style>
    <style:style style:name="P35" style:family="paragraph" style:parent-style-name="Standard">
      <style:text-properties fo:font-size="18pt" officeooo:rsid="015bc019" officeooo:paragraph-rsid="015bc019" style:font-size-asian="18pt" style:font-size-complex="18pt"/>
    </style:style>
    <style:style style:name="P36" style:family="paragraph" style:parent-style-name="Standard">
      <style:text-properties fo:font-size="18pt" officeooo:rsid="015d9620" officeooo:paragraph-rsid="016046b9" style:font-size-asian="18pt" style:font-size-complex="18pt"/>
    </style:style>
    <style:style style:name="P37" style:family="paragraph" style:parent-style-name="Standard">
      <style:text-properties fo:font-size="18pt" officeooo:rsid="000d524f" officeooo:paragraph-rsid="016046b9" style:font-size-asian="18pt" style:font-size-complex="18pt"/>
    </style:style>
    <style:style style:name="P38" style:family="paragraph" style:parent-style-name="Standard">
      <style:text-properties fo:font-size="18pt" officeooo:rsid="000d524f" officeooo:paragraph-rsid="015d9620" style:font-size-asian="18pt" style:font-size-complex="18pt"/>
    </style:style>
    <style:style style:name="P39" style:family="paragraph" style:parent-style-name="Standard">
      <style:text-properties fo:font-size="18pt" officeooo:rsid="016422f3" officeooo:paragraph-rsid="016422f3" style:font-size-asian="18pt" style:font-size-complex="18pt"/>
    </style:style>
    <style:style style:name="P40" style:family="paragraph" style:parent-style-name="Standard">
      <style:text-properties fo:font-size="18pt" officeooo:rsid="0165ff0e" officeooo:paragraph-rsid="0165ff0e" style:font-size-asian="18pt" style:font-size-complex="18pt"/>
    </style:style>
    <style:style style:name="P41" style:family="paragraph" style:parent-style-name="Standard">
      <style:text-properties fo:font-size="18pt" officeooo:rsid="017a8bfe" officeooo:paragraph-rsid="017a8bfe" style:font-size-asian="18pt" style:font-size-complex="18pt"/>
    </style:style>
    <style:style style:name="P42" style:family="paragraph" style:parent-style-name="Standard">
      <style:text-properties fo:font-size="18pt" officeooo:rsid="018f44ef" officeooo:paragraph-rsid="018f44ef" style:font-size-asian="18pt" style:font-size-complex="18pt"/>
    </style:style>
    <style:style style:name="P43" style:family="paragraph" style:parent-style-name="Standard">
      <style:text-properties fo:font-size="18pt" officeooo:rsid="01cb4ddb" officeooo:paragraph-rsid="01cb4ddb" style:font-size-asian="18pt" style:font-size-complex="18pt"/>
    </style:style>
    <style:style style:name="P44" style:family="paragraph" style:parent-style-name="Standard">
      <style:text-properties fo:font-size="18pt" officeooo:rsid="0309f204" officeooo:paragraph-rsid="0309f204" style:font-size-asian="18pt" style:font-size-complex="18pt"/>
    </style:style>
    <style:style style:name="P45" style:family="paragraph" style:parent-style-name="Standard">
      <style:text-properties fo:font-size="18pt" officeooo:rsid="030bb4d9" officeooo:paragraph-rsid="030bb4d9" style:font-size-asian="18pt" style:font-size-complex="18pt"/>
    </style:style>
    <style:style style:name="P46" style:family="paragraph" style:parent-style-name="Standard">
      <style:text-properties fo:font-size="18pt" officeooo:rsid="000d524f" officeooo:paragraph-rsid="015d9620" style:font-size-asian="18pt" style:font-size-complex="18pt"/>
    </style:style>
    <style:style style:name="P47" style:family="paragraph" style:parent-style-name="Standard">
      <style:text-properties fo:font-size="18pt" officeooo:rsid="0351e36b" officeooo:paragraph-rsid="0351e36b" style:font-size-asian="18pt" style:font-size-complex="18pt"/>
    </style:style>
    <style:style style:name="P48" style:family="paragraph" style:parent-style-name="Standard">
      <style:text-properties fo:font-size="18pt" officeooo:rsid="000e5a29" officeooo:paragraph-rsid="0360787d" style:font-size-asian="18pt" style:font-size-complex="18pt"/>
    </style:style>
    <style:style style:name="P49" style:family="paragraph" style:parent-style-name="Standard">
      <style:text-properties fo:font-size="18pt" officeooo:rsid="0360787d" officeooo:paragraph-rsid="0360787d" style:font-size-asian="18pt" style:font-size-complex="18pt"/>
    </style:style>
    <style:style style:name="T1" style:family="text">
      <style:text-properties officeooo:rsid="000b122f"/>
    </style:style>
    <style:style style:name="T2" style:family="text">
      <style:text-properties officeooo:rsid="00146e5c"/>
    </style:style>
    <style:style style:name="T3" style:family="text">
      <style:text-properties style:text-position="super 58%" officeooo:rsid="000b122f"/>
    </style:style>
    <style:style style:name="T4" style:family="text">
      <style:text-properties officeooo:rsid="0022c43f"/>
    </style:style>
    <style:style style:name="T5" style:family="text">
      <style:text-properties officeooo:rsid="002335ff"/>
    </style:style>
    <style:style style:name="T6" style:family="text">
      <style:text-properties officeooo:rsid="002443e4"/>
    </style:style>
    <style:style style:name="T7" style:family="text">
      <style:text-properties officeooo:rsid="002b5305"/>
    </style:style>
    <style:style style:name="T8" style:family="text">
      <style:text-properties officeooo:rsid="0031b520"/>
    </style:style>
    <style:style style:name="T9" style:family="text">
      <style:text-properties officeooo:rsid="00377f18"/>
    </style:style>
    <style:style style:name="T10" style:family="text">
      <style:text-properties officeooo:rsid="0040ed0a"/>
    </style:style>
    <style:style style:name="T11" style:family="text">
      <style:text-properties officeooo:rsid="00425955"/>
    </style:style>
    <style:style style:name="T12" style:family="text">
      <style:text-properties officeooo:rsid="004938f5"/>
    </style:style>
    <style:style style:name="T13" style:family="text">
      <style:text-properties officeooo:rsid="0049757a"/>
    </style:style>
    <style:style style:name="T14" style:family="text">
      <style:text-properties officeooo:rsid="004a334f"/>
    </style:style>
    <style:style style:name="T15" style:family="text">
      <style:text-properties officeooo:rsid="004c4954"/>
    </style:style>
    <style:style style:name="T16" style:family="text">
      <style:text-properties officeooo:rsid="00558697"/>
    </style:style>
    <style:style style:name="T17" style:family="text">
      <style:text-properties officeooo:rsid="005872e8"/>
    </style:style>
    <style:style style:name="T18" style:family="text">
      <style:text-properties officeooo:rsid="005b5a82"/>
    </style:style>
    <style:style style:name="T19" style:family="text">
      <style:text-properties officeooo:rsid="005eb8a7"/>
    </style:style>
    <style:style style:name="T20" style:family="text">
      <style:text-properties officeooo:rsid="005f1aa3"/>
    </style:style>
    <style:style style:name="T21" style:family="text">
      <style:text-properties officeooo:rsid="0061d037"/>
    </style:style>
    <style:style style:name="T22" style:family="text">
      <style:text-properties officeooo:rsid="0063c96d"/>
    </style:style>
    <style:style style:name="T23" style:family="text">
      <style:text-properties officeooo:rsid="00654b00"/>
    </style:style>
    <style:style style:name="T24" style:family="text">
      <style:text-properties officeooo:rsid="00679727"/>
    </style:style>
    <style:style style:name="T25" style:family="text">
      <style:text-properties officeooo:rsid="0068c9f9"/>
    </style:style>
    <style:style style:name="T26" style:family="text">
      <style:text-properties officeooo:rsid="006a5f16"/>
    </style:style>
    <style:style style:name="T27" style:family="text">
      <style:text-properties officeooo:rsid="006b2512"/>
    </style:style>
    <style:style style:name="T28" style:family="text">
      <style:text-properties officeooo:rsid="006e339a"/>
    </style:style>
    <style:style style:name="T29" style:family="text">
      <style:text-properties officeooo:rsid="0071f2e2"/>
    </style:style>
    <style:style style:name="T30" style:family="text">
      <style:text-properties officeooo:rsid="00759fe1"/>
    </style:style>
    <style:style style:name="T31" style:family="text">
      <style:text-properties officeooo:rsid="0075f1ef"/>
    </style:style>
    <style:style style:name="T32" style:family="text">
      <style:text-properties officeooo:rsid="0078b0a4"/>
    </style:style>
    <style:style style:name="T33" style:family="text">
      <style:text-properties officeooo:rsid="007a9ac9"/>
    </style:style>
    <style:style style:name="T34" style:family="text">
      <style:text-properties officeooo:rsid="007f671c"/>
    </style:style>
    <style:style style:name="T35" style:family="text">
      <style:text-properties officeooo:rsid="0082a088"/>
    </style:style>
    <style:style style:name="T36" style:family="text">
      <style:text-properties officeooo:rsid="0083824a"/>
    </style:style>
    <style:style style:name="T37" style:family="text">
      <style:text-properties officeooo:rsid="0086d36c"/>
    </style:style>
    <style:style style:name="T38" style:family="text">
      <style:text-properties officeooo:rsid="00878fa1"/>
    </style:style>
    <style:style style:name="T39" style:family="text">
      <style:text-properties officeooo:rsid="008906be"/>
    </style:style>
    <style:style style:name="T40" style:family="text">
      <style:text-properties officeooo:rsid="008a81fe"/>
    </style:style>
    <style:style style:name="T41" style:family="text">
      <style:text-properties officeooo:rsid="008b75dd"/>
    </style:style>
    <style:style style:name="T42" style:family="text">
      <style:text-properties officeooo:rsid="008f0fe4"/>
    </style:style>
    <style:style style:name="T43" style:family="text">
      <style:text-properties officeooo:rsid="0092dbc4"/>
    </style:style>
    <style:style style:name="T44" style:family="text">
      <style:text-properties officeooo:rsid="00a144d1"/>
    </style:style>
    <style:style style:name="T45" style:family="text">
      <style:text-properties officeooo:rsid="00a1c0f9"/>
    </style:style>
    <style:style style:name="T46" style:family="text">
      <style:text-properties officeooo:rsid="00a75a3d"/>
    </style:style>
    <style:style style:name="T47" style:family="text">
      <style:text-properties officeooo:rsid="00aba2c0"/>
    </style:style>
    <style:style style:name="T48" style:family="text">
      <style:text-properties officeooo:rsid="00ad4832"/>
    </style:style>
    <style:style style:name="T49" style:family="text">
      <style:text-properties officeooo:rsid="00ae8ace"/>
    </style:style>
    <style:style style:name="T50" style:family="text">
      <style:text-properties officeooo:rsid="00b02c59"/>
    </style:style>
    <style:style style:name="T51" style:family="text">
      <style:text-properties officeooo:rsid="00b8e160"/>
    </style:style>
    <style:style style:name="T52" style:family="text">
      <style:text-properties officeooo:rsid="00bc42b8"/>
    </style:style>
    <style:style style:name="T53" style:family="text">
      <style:text-properties officeooo:rsid="00bdf080"/>
    </style:style>
    <style:style style:name="T54" style:family="text">
      <style:text-properties officeooo:rsid="00bf8737"/>
    </style:style>
    <style:style style:name="T55" style:family="text">
      <style:text-properties officeooo:rsid="00c3d7f4"/>
    </style:style>
    <style:style style:name="T56" style:family="text">
      <style:text-properties officeooo:rsid="00c71407"/>
    </style:style>
    <style:style style:name="T57" style:family="text">
      <style:text-properties officeooo:rsid="00cb14da"/>
    </style:style>
    <style:style style:name="T58" style:family="text">
      <style:text-properties officeooo:rsid="00cc3331"/>
    </style:style>
    <style:style style:name="T59" style:family="text">
      <style:text-properties officeooo:rsid="00cde066"/>
    </style:style>
    <style:style style:name="T60" style:family="text">
      <style:text-properties officeooo:rsid="00d42773"/>
    </style:style>
    <style:style style:name="T61" style:family="text">
      <style:text-properties officeooo:rsid="00d4c807"/>
    </style:style>
    <style:style style:name="T62" style:family="text">
      <style:text-properties officeooo:rsid="00d4e024"/>
    </style:style>
    <style:style style:name="T63" style:family="text">
      <style:text-properties officeooo:rsid="00d50f0a"/>
    </style:style>
    <style:style style:name="T64" style:family="text">
      <style:text-properties officeooo:rsid="00d67c22"/>
    </style:style>
    <style:style style:name="T65" style:family="text">
      <style:text-properties officeooo:rsid="00d7b87b"/>
    </style:style>
    <style:style style:name="T66" style:family="text">
      <style:text-properties officeooo:rsid="00de53c6"/>
    </style:style>
    <style:style style:name="T67" style:family="text">
      <style:text-properties officeooo:rsid="00e07c62"/>
    </style:style>
    <style:style style:name="T68" style:family="text">
      <style:text-properties officeooo:rsid="00e4f21e"/>
    </style:style>
    <style:style style:name="T69" style:family="text">
      <style:text-properties officeooo:rsid="00f23164"/>
    </style:style>
    <style:style style:name="T70" style:family="text">
      <style:text-properties officeooo:rsid="00f30125"/>
    </style:style>
    <style:style style:name="T71" style:family="text">
      <style:text-properties officeooo:rsid="00f5f3d2"/>
    </style:style>
    <style:style style:name="T72" style:family="text">
      <style:text-properties officeooo:rsid="00f6794b"/>
    </style:style>
    <style:style style:name="T73" style:family="text">
      <style:text-properties officeooo:rsid="00f82d1a"/>
    </style:style>
    <style:style style:name="T74" style:family="text">
      <style:text-properties officeooo:rsid="00fd13bd"/>
    </style:style>
    <style:style style:name="T75" style:family="text">
      <style:text-properties officeooo:rsid="00fd5b6c"/>
    </style:style>
    <style:style style:name="T76" style:family="text">
      <style:text-properties officeooo:rsid="00ff4dde"/>
    </style:style>
    <style:style style:name="T77" style:family="text">
      <style:text-properties officeooo:rsid="010ba93f"/>
    </style:style>
    <style:style style:name="T78" style:family="text">
      <style:text-properties officeooo:rsid="010d8522"/>
    </style:style>
    <style:style style:name="T79" style:family="text">
      <style:text-properties officeooo:rsid="01111b18"/>
    </style:style>
    <style:style style:name="T80" style:family="text">
      <style:text-properties officeooo:rsid="0116a720"/>
    </style:style>
    <style:style style:name="T81" style:family="text">
      <style:text-properties officeooo:rsid="011a14f2"/>
    </style:style>
    <style:style style:name="T82" style:family="text">
      <style:text-properties officeooo:rsid="011cbaa2"/>
    </style:style>
    <style:style style:name="T83" style:family="text">
      <style:text-properties officeooo:rsid="011e0c7b"/>
    </style:style>
    <style:style style:name="T84" style:family="text">
      <style:text-properties officeooo:rsid="0123b474"/>
    </style:style>
    <style:style style:name="T85" style:family="text">
      <style:text-properties officeooo:rsid="0128ccc9"/>
    </style:style>
    <style:style style:name="T86" style:family="text">
      <style:text-properties officeooo:rsid="01299f92"/>
    </style:style>
    <style:style style:name="T87" style:family="text">
      <style:text-properties officeooo:rsid="012c7b0c"/>
    </style:style>
    <style:style style:name="T88" style:family="text">
      <style:text-properties officeooo:rsid="012ee52e"/>
    </style:style>
    <style:style style:name="T89" style:family="text">
      <style:text-properties officeooo:rsid="0130b2a4"/>
    </style:style>
    <style:style style:name="T90" style:family="text">
      <style:text-properties officeooo:rsid="01334fd3"/>
    </style:style>
    <style:style style:name="T91" style:family="text">
      <style:text-properties officeooo:rsid="01365b20"/>
    </style:style>
    <style:style style:name="T92" style:family="text">
      <style:text-properties officeooo:rsid="01366147"/>
    </style:style>
    <style:style style:name="T93" style:family="text">
      <style:text-properties officeooo:rsid="01378f97"/>
    </style:style>
    <style:style style:name="T94" style:family="text">
      <style:text-properties officeooo:rsid="01398773"/>
    </style:style>
    <style:style style:name="T95" style:family="text">
      <style:text-properties officeooo:rsid="0145907b"/>
    </style:style>
    <style:style style:name="T96" style:family="text">
      <style:text-properties officeooo:rsid="01490a9d"/>
    </style:style>
    <style:style style:name="T97" style:family="text">
      <style:text-properties officeooo:rsid="01493eac"/>
    </style:style>
    <style:style style:name="T98" style:family="text">
      <style:text-properties officeooo:rsid="014a275c"/>
    </style:style>
    <style:style style:name="T99" style:family="text">
      <style:text-properties officeooo:rsid="014ea485"/>
    </style:style>
    <style:style style:name="T100" style:family="text">
      <style:text-properties officeooo:rsid="0150a413"/>
    </style:style>
    <style:style style:name="T101" style:family="text">
      <style:text-properties officeooo:rsid="01512a3a"/>
    </style:style>
    <style:style style:name="T102" style:family="text">
      <style:text-properties officeooo:rsid="0153121b"/>
    </style:style>
    <style:style style:name="T103" style:family="text">
      <style:text-properties officeooo:rsid="01541887"/>
    </style:style>
    <style:style style:name="T104" style:family="text">
      <style:text-properties officeooo:rsid="0155fccf"/>
    </style:style>
    <style:style style:name="T105" style:family="text">
      <style:text-properties officeooo:rsid="0158bf15"/>
    </style:style>
    <style:style style:name="T106" style:family="text">
      <style:text-properties officeooo:rsid="0159d330"/>
    </style:style>
    <style:style style:name="T107" style:family="text">
      <style:text-properties officeooo:rsid="015d9620"/>
    </style:style>
    <style:style style:name="T108" style:family="text">
      <style:text-properties officeooo:rsid="000e5a29"/>
    </style:style>
    <style:style style:name="T109" style:family="text">
      <style:text-properties officeooo:rsid="016046b9"/>
    </style:style>
    <style:style style:name="T110" style:family="text">
      <style:text-properties officeooo:rsid="01622e9b"/>
    </style:style>
    <style:style style:name="T111" style:family="text">
      <style:text-properties officeooo:rsid="0165ff0e"/>
    </style:style>
    <style:style style:name="T112" style:family="text">
      <style:text-properties officeooo:rsid="00074989"/>
    </style:style>
    <style:style style:name="T113" style:family="text">
      <style:text-properties officeooo:rsid="0168c7e5"/>
    </style:style>
    <style:style style:name="T114" style:family="text">
      <style:text-properties officeooo:rsid="016950c9"/>
    </style:style>
    <style:style style:name="T115" style:family="text">
      <style:text-properties officeooo:rsid="016c62ea"/>
    </style:style>
    <style:style style:name="T116" style:family="text">
      <style:text-properties officeooo:rsid="016e7c31"/>
    </style:style>
    <style:style style:name="T117" style:family="text">
      <style:text-properties officeooo:rsid="017c6661"/>
    </style:style>
    <style:style style:name="T118" style:family="text">
      <style:text-properties officeooo:rsid="018483ae"/>
    </style:style>
    <style:style style:name="T119" style:family="text">
      <style:text-properties officeooo:rsid="018624e1"/>
    </style:style>
    <style:style style:name="T120" style:family="text">
      <style:text-properties officeooo:rsid="01863512"/>
    </style:style>
    <style:style style:name="T121" style:family="text">
      <style:text-properties officeooo:rsid="018e195f"/>
    </style:style>
    <style:style style:name="T122" style:family="text">
      <style:text-properties officeooo:rsid="018e3a3a"/>
    </style:style>
    <style:style style:name="T123" style:family="text">
      <style:text-properties officeooo:rsid="018f44ef"/>
    </style:style>
    <style:style style:name="T124" style:family="text">
      <style:text-properties officeooo:rsid="0190680e"/>
    </style:style>
    <style:style style:name="T125" style:family="text">
      <style:text-properties officeooo:rsid="0194f429"/>
    </style:style>
    <style:style style:name="T126" style:family="text">
      <style:text-properties officeooo:rsid="019695ed"/>
    </style:style>
    <style:style style:name="T127" style:family="text">
      <style:text-properties officeooo:rsid="019c2835"/>
    </style:style>
    <style:style style:name="T128" style:family="text">
      <style:text-properties officeooo:rsid="019d9b6e"/>
    </style:style>
    <style:style style:name="T129" style:family="text">
      <style:text-properties officeooo:rsid="019fcb7e"/>
    </style:style>
    <style:style style:name="T130" style:family="text">
      <style:text-properties officeooo:rsid="01a229e5"/>
    </style:style>
    <style:style style:name="T131" style:family="text">
      <style:text-properties officeooo:rsid="01a3261d"/>
    </style:style>
    <style:style style:name="T132" style:family="text">
      <style:text-properties officeooo:rsid="01a601a2"/>
    </style:style>
    <style:style style:name="T133" style:family="text">
      <style:text-properties officeooo:rsid="01b41696"/>
    </style:style>
    <style:style style:name="T134" style:family="text">
      <style:text-properties officeooo:rsid="01b849e9"/>
    </style:style>
    <style:style style:name="T135" style:family="text">
      <style:text-properties officeooo:rsid="01bab06c"/>
    </style:style>
    <style:style style:name="T136" style:family="text">
      <style:text-properties officeooo:rsid="01bbe171"/>
    </style:style>
    <style:style style:name="T137" style:family="text">
      <style:text-properties officeooo:rsid="01bd7cc4"/>
    </style:style>
    <style:style style:name="T138" style:family="text">
      <style:text-properties officeooo:rsid="01c1a051"/>
    </style:style>
    <style:style style:name="T139" style:family="text">
      <style:text-properties officeooo:rsid="01c7ad17"/>
    </style:style>
    <style:style style:name="T140" style:family="text">
      <style:text-properties officeooo:rsid="01c9da1f"/>
    </style:style>
    <style:style style:name="T141" style:family="text">
      <style:text-properties officeooo:rsid="01cd0128"/>
    </style:style>
    <style:style style:name="T142" style:family="text">
      <style:text-properties officeooo:rsid="01ce99c4"/>
    </style:style>
    <style:style style:name="T143" style:family="text">
      <style:text-properties officeooo:rsid="01ceff34"/>
    </style:style>
    <style:style style:name="T144" style:family="text">
      <style:text-properties officeooo:rsid="01cf9ad6"/>
    </style:style>
    <style:style style:name="T145" style:family="text">
      <style:text-properties officeooo:rsid="01d04ae0"/>
    </style:style>
    <style:style style:name="T146" style:family="text">
      <style:text-properties officeooo:rsid="01d3c530"/>
    </style:style>
    <style:style style:name="T147" style:family="text">
      <style:text-properties officeooo:rsid="01d562c0"/>
    </style:style>
    <style:style style:name="T148" style:family="text">
      <style:text-properties officeooo:rsid="01e27fa0"/>
    </style:style>
    <style:style style:name="T149" style:family="text">
      <style:text-properties officeooo:rsid="01e9dfe6"/>
    </style:style>
    <style:style style:name="T150" style:family="text">
      <style:text-properties officeooo:rsid="01ec18a9"/>
    </style:style>
    <style:style style:name="T151" style:family="text">
      <style:text-properties officeooo:rsid="01ec4a31"/>
    </style:style>
    <style:style style:name="T152" style:family="text">
      <style:text-properties officeooo:rsid="01ec4bf5"/>
    </style:style>
    <style:style style:name="T153" style:family="text">
      <style:text-properties officeooo:rsid="01f239e8"/>
    </style:style>
    <style:style style:name="T154" style:family="text">
      <style:text-properties officeooo:rsid="01f3b5be"/>
    </style:style>
    <style:style style:name="T155" style:family="text">
      <style:text-properties officeooo:rsid="01f5b77b"/>
    </style:style>
    <style:style style:name="T156" style:family="text">
      <style:text-properties officeooo:rsid="02023c1a"/>
    </style:style>
    <style:style style:name="T157" style:family="text">
      <style:text-properties officeooo:rsid="0204ba96"/>
    </style:style>
    <style:style style:name="T158" style:family="text">
      <style:text-properties officeooo:rsid="020b3c35"/>
    </style:style>
    <style:style style:name="T159" style:family="text">
      <style:text-properties officeooo:rsid="021030e7"/>
    </style:style>
    <style:style style:name="T160" style:family="text">
      <style:text-properties officeooo:rsid="0210b00d"/>
    </style:style>
    <style:style style:name="T161" style:family="text">
      <style:text-properties officeooo:rsid="02125f58"/>
    </style:style>
    <style:style style:name="T162" style:family="text">
      <style:text-properties officeooo:rsid="02137fa8"/>
    </style:style>
    <style:style style:name="T163" style:family="text">
      <style:text-properties officeooo:rsid="02166bb1"/>
    </style:style>
    <style:style style:name="T164" style:family="text">
      <style:text-properties officeooo:rsid="02179007"/>
    </style:style>
    <style:style style:name="T165" style:family="text">
      <style:text-properties officeooo:rsid="021e452c"/>
    </style:style>
    <style:style style:name="T166" style:family="text">
      <style:text-properties officeooo:rsid="021f0856"/>
    </style:style>
    <style:style style:name="T167" style:family="text">
      <style:text-properties officeooo:rsid="02224d97"/>
    </style:style>
    <style:style style:name="T168" style:family="text">
      <style:text-properties officeooo:rsid="02228e81"/>
    </style:style>
    <style:style style:name="T169" style:family="text">
      <style:text-properties officeooo:rsid="0223fc29"/>
    </style:style>
    <style:style style:name="T170" style:family="text">
      <style:text-properties officeooo:rsid="022563d2"/>
    </style:style>
    <style:style style:name="T171" style:family="text">
      <style:text-properties officeooo:rsid="0226d029"/>
    </style:style>
    <style:style style:name="T172" style:family="text">
      <style:text-properties officeooo:rsid="02270e7a"/>
    </style:style>
    <style:style style:name="T173" style:family="text">
      <style:text-properties officeooo:rsid="02279cd5"/>
    </style:style>
    <style:style style:name="T174" style:family="text">
      <style:text-properties officeooo:rsid="022ac4b0"/>
    </style:style>
    <style:style style:name="T175" style:family="text">
      <style:text-properties officeooo:rsid="022d9516"/>
    </style:style>
    <style:style style:name="T176" style:family="text">
      <style:text-properties officeooo:rsid="022daa79"/>
    </style:style>
    <style:style style:name="T177" style:family="text">
      <style:text-properties officeooo:rsid="022f3f6f"/>
    </style:style>
    <style:style style:name="T178" style:family="text">
      <style:text-properties officeooo:rsid="02326bf3"/>
    </style:style>
    <style:style style:name="T179" style:family="text">
      <style:text-properties officeooo:rsid="02342e81"/>
    </style:style>
    <style:style style:name="T180" style:family="text">
      <style:text-properties officeooo:rsid="0235a230"/>
    </style:style>
    <style:style style:name="T181" style:family="text">
      <style:text-properties officeooo:rsid="02361ca7"/>
    </style:style>
    <style:style style:name="T182" style:family="text">
      <style:text-properties officeooo:rsid="0238e7d4"/>
    </style:style>
    <style:style style:name="T183" style:family="text">
      <style:text-properties officeooo:rsid="02394b09"/>
    </style:style>
    <style:style style:name="T184" style:family="text">
      <style:text-properties officeooo:rsid="023b740f"/>
    </style:style>
    <style:style style:name="T185" style:family="text">
      <style:text-properties officeooo:rsid="023ddcac"/>
    </style:style>
    <style:style style:name="T186" style:family="text">
      <style:text-properties officeooo:rsid="02441991"/>
    </style:style>
    <style:style style:name="T187" style:family="text">
      <style:text-properties officeooo:rsid="02447368"/>
    </style:style>
    <style:style style:name="T188" style:family="text">
      <style:text-properties officeooo:rsid="02450673"/>
    </style:style>
    <style:style style:name="T189" style:family="text">
      <style:text-properties officeooo:rsid="0245b691"/>
    </style:style>
    <style:style style:name="T190" style:family="text">
      <style:text-properties officeooo:rsid="024b4324"/>
    </style:style>
    <style:style style:name="T191" style:family="text">
      <style:text-properties officeooo:rsid="024f42b6"/>
    </style:style>
    <style:style style:name="T192" style:family="text">
      <style:text-properties officeooo:rsid="02503b8e"/>
    </style:style>
    <style:style style:name="T193" style:family="text">
      <style:text-properties officeooo:rsid="0251e867"/>
    </style:style>
    <style:style style:name="T194" style:family="text">
      <style:text-properties officeooo:rsid="0256b8ab"/>
    </style:style>
    <style:style style:name="T195" style:family="text">
      <style:text-properties officeooo:rsid="0261fb74"/>
    </style:style>
    <style:style style:name="T196" style:family="text">
      <style:text-properties officeooo:rsid="0265181b"/>
    </style:style>
    <style:style style:name="T197" style:family="text">
      <style:text-properties officeooo:rsid="02673f9b"/>
    </style:style>
    <style:style style:name="T198" style:family="text">
      <style:text-properties officeooo:rsid="026f27cf"/>
    </style:style>
    <style:style style:name="T199" style:family="text">
      <style:text-properties officeooo:rsid="02715223"/>
    </style:style>
    <style:style style:name="T200" style:family="text">
      <style:text-properties officeooo:rsid="02731fea"/>
    </style:style>
    <style:style style:name="T201" style:family="text">
      <style:text-properties officeooo:rsid="02748da2"/>
    </style:style>
    <style:style style:name="T202" style:family="text">
      <style:text-properties officeooo:rsid="02940b73"/>
    </style:style>
    <style:style style:name="T203" style:family="text">
      <style:text-properties officeooo:rsid="029923b2"/>
    </style:style>
    <style:style style:name="T204" style:family="text">
      <style:text-properties officeooo:rsid="02993622"/>
    </style:style>
    <style:style style:name="T205" style:family="text">
      <style:text-properties officeooo:rsid="029ace7d"/>
    </style:style>
    <style:style style:name="T206" style:family="text">
      <style:text-properties officeooo:rsid="029c6fde"/>
    </style:style>
    <style:style style:name="T207" style:family="text">
      <style:text-properties officeooo:rsid="029efe6f"/>
    </style:style>
    <style:style style:name="T208" style:family="text">
      <style:text-properties officeooo:rsid="02a0ed4c"/>
    </style:style>
    <style:style style:name="T209" style:family="text">
      <style:text-properties officeooo:rsid="02a2db90"/>
    </style:style>
    <style:style style:name="T210" style:family="text">
      <style:text-properties officeooo:rsid="02a66f58"/>
    </style:style>
    <style:style style:name="T211" style:family="text">
      <style:text-properties officeooo:rsid="02a7b7a9"/>
    </style:style>
    <style:style style:name="T212" style:family="text">
      <style:text-properties officeooo:rsid="02a9483e"/>
    </style:style>
    <style:style style:name="T213" style:family="text">
      <style:text-properties officeooo:rsid="02ab0b9c"/>
    </style:style>
    <style:style style:name="T214" style:family="text">
      <style:text-properties officeooo:rsid="02af28a5"/>
    </style:style>
    <style:style style:name="T215" style:family="text">
      <style:text-properties officeooo:rsid="02b10101"/>
    </style:style>
    <style:style style:name="T216" style:family="text">
      <style:text-properties officeooo:rsid="02b19823"/>
    </style:style>
    <style:style style:name="T217" style:family="text">
      <style:text-properties officeooo:rsid="02b38b8f"/>
    </style:style>
    <style:style style:name="T218" style:family="text">
      <style:text-properties officeooo:rsid="02b40dfd"/>
    </style:style>
    <style:style style:name="T219" style:family="text">
      <style:text-properties officeooo:rsid="02b72042"/>
    </style:style>
    <style:style style:name="T220" style:family="text">
      <style:text-properties officeooo:rsid="02b95ed3"/>
    </style:style>
    <style:style style:name="T221" style:family="text">
      <style:text-properties officeooo:rsid="02bb2708"/>
    </style:style>
    <style:style style:name="T222" style:family="text">
      <style:text-properties officeooo:rsid="02bca1a2"/>
    </style:style>
    <style:style style:name="T223" style:family="text">
      <style:text-properties officeooo:rsid="02c48341"/>
    </style:style>
    <style:style style:name="T224" style:family="text">
      <style:text-properties officeooo:rsid="02c4fe74"/>
    </style:style>
    <style:style style:name="T225" style:family="text">
      <style:text-properties officeooo:rsid="02c547d0"/>
    </style:style>
    <style:style style:name="T226" style:family="text">
      <style:text-properties officeooo:rsid="02c8b389"/>
    </style:style>
    <style:style style:name="T227" style:family="text">
      <style:text-properties officeooo:rsid="02cc6065"/>
    </style:style>
    <style:style style:name="T228" style:family="text">
      <style:text-properties officeooo:rsid="02cd8227"/>
    </style:style>
    <style:style style:name="T229" style:family="text">
      <style:text-properties officeooo:rsid="02cfb04a"/>
    </style:style>
    <style:style style:name="T230" style:family="text">
      <style:text-properties officeooo:rsid="02dbebf5"/>
    </style:style>
    <style:style style:name="T231" style:family="text">
      <style:text-properties officeooo:rsid="02dd95ff"/>
    </style:style>
    <style:style style:name="T232" style:family="text">
      <style:text-properties officeooo:rsid="02f0feb5"/>
    </style:style>
    <style:style style:name="T233" style:family="text">
      <style:text-properties officeooo:rsid="030bb4d9"/>
    </style:style>
    <style:style style:name="T234" style:family="text">
      <style:text-properties officeooo:rsid="030bfda3"/>
    </style:style>
    <style:style style:name="T235" style:family="text">
      <style:text-properties officeooo:rsid="03103ecb"/>
    </style:style>
    <style:style style:name="T236" style:family="text">
      <style:text-properties officeooo:rsid="0310bb3c"/>
    </style:style>
    <style:style style:name="T237" style:family="text">
      <style:text-properties officeooo:rsid="031231ef"/>
    </style:style>
    <style:style style:name="T238" style:family="text">
      <style:text-properties officeooo:rsid="0318d0ca"/>
    </style:style>
    <style:style style:name="T239" style:family="text">
      <style:text-properties officeooo:rsid="031ee868"/>
    </style:style>
    <style:style style:name="T240" style:family="text">
      <style:text-properties officeooo:rsid="031f81a4"/>
    </style:style>
    <style:style style:name="T241" style:family="text">
      <style:text-properties officeooo:rsid="03248e48"/>
    </style:style>
    <style:style style:name="T242" style:family="text">
      <style:text-properties officeooo:rsid="03274d35"/>
    </style:style>
    <style:style style:name="T243" style:family="text">
      <style:text-properties officeooo:rsid="0327716c"/>
    </style:style>
    <style:style style:name="T244" style:family="text">
      <style:text-properties officeooo:rsid="03284cb3"/>
    </style:style>
    <style:style style:name="T245" style:family="text">
      <style:text-properties officeooo:rsid="0329e5dc"/>
    </style:style>
    <style:style style:name="T246" style:family="text">
      <style:text-properties officeooo:rsid="032daad8"/>
    </style:style>
    <style:style style:name="T247" style:family="text">
      <style:text-properties officeooo:rsid="03379801"/>
    </style:style>
    <style:style style:name="T248" style:family="text">
      <style:text-properties officeooo:rsid="033c66d6"/>
    </style:style>
    <style:style style:name="T249" style:family="text">
      <style:text-properties officeooo:rsid="03553b9f"/>
    </style:style>
    <style:style style:name="T250" style:family="text">
      <style:text-properties officeooo:rsid="0358beef"/>
    </style:style>
    <style:style style:name="T251" style:family="text">
      <style:text-properties officeooo:rsid="035a413f"/>
    </style:style>
    <style:style style:name="T252" style:family="text">
      <style:text-properties officeooo:rsid="035ab635"/>
    </style:style>
    <style:style style:name="T253" style:family="text">
      <style:text-properties officeooo:rsid="0362674c"/>
    </style:style>
    <style:style style:name="T254" style:family="text">
      <style:text-properties officeooo:rsid="036461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ty : "then as i was about to ride my in-you-words</text:p>
      <text:p text:style-name="P1">"godforsaken" bike,i just turned around to have a last look</text:p>
      <text:p text:style-name="P1">at you.."</text:p>
      <text:p text:style-name="P1">Ash(hugging Misty) : "just for clarification,Mist,that song</text:p>
      <text:p text:style-name="P1">you were humming that day from Kelly Trooper's</text:p>
      <text:p text:style-name="P2">Rockmore Woods-"Cutain Call",<text:span text:style-name="T116">which we jointly roasted(both laugh) to soul it up(both smile), </text:span></text:p>
      <text:p text:style-name="P2">that um..if i weren't an</text:p>
      <text:p text:style-name="P1">utter buffoon then,i would've instantly atleast have a</text:p>
      <text:p text:style-name="P1">private talk with you or well..um..i've never thought itself</text:p>
      <text:p text:style-name="P1">but why I didn't go to Cerulian myself that day?i barely</text:p>
      <text:p text:style-name="P1">knew there was something called Hoenn in this world.."</text:p>
      <text:p text:style-name="P1">Misty(smirk) : "parting with each other actually broadened</text:p>
      <text:p text:style-name="P1">both our gazes, don't you think?"</text:p>
      <text:p text:style-name="P1">Ash(irritated) : "<text:span text:style-name="T238">not mine and my sweety’s(Misty laughs and tenders Ash’s cheeks) anyway,(solemn)</text:span> i just want to fondle my <text:span text:style-name="T240">Mist flower </text:span>all the time(<text:span text:style-name="T239">hugging Misty firmly,broad </text:span>smile,Misty giggles)..but the next one year if</text:p>
      <text:p text:style-name="P1">any vulture and especially the Cerulian breed tries to</text:p>
      <text:p text:style-name="P1">insinuate that i must stay away My wife for a full 2 hours<text:span text:style-name="T241">(Misty brusts into laughter)</text:span>due to some godforsaken work,then i'll..<text:span text:style-name="T242">um..abduct my wife(Misty brusts into laughter)</text:span>"</text:p>
      <text:p text:style-name="P1">Misty(<text:span text:style-name="T243">laugh</text:span>) : "Ash,i would've been in a big</text:p>
      <text:p text:style-name="P1">trouble had you infact tried to come with me that day</text:p>
      <text:p text:style-name="P1">cause we were <text:span text:style-name="T243">20</text:span> and that though was a Gym still my</text:p>
      <text:p text:style-name="P1">home also <text:span text:style-name="T243">and none of my sisters were present</text:span>..pl<text:span text:style-name="T244">u</text:span>s(giggle)..that bike ONLY had ONE</text:p>
      <text:p text:style-name="P1">seat(laughing),else it would've been another night outside</text:p>
      <text:p text:style-name="P1">and um..you know you might've been.."</text:p>
      <text:p text:style-name="P20">Ash(giggle) : "endangered?"</text:p>
      <text:p text:style-name="P20">Misty(laugh) : "exactly"</text:p>
      <text:p text:style-name="P1">Ash<text:span text:style-name="T245">(smile)</text:span> : "<text:span text:style-name="T245">i’m always unless my wife(both smile at each other),anyway,</text:span>i've always wondered to which Cerulian bonehead</text:p>
      <text:p text:style-name="P1">did this idea occur to not give an extra seat in the bike so</text:p>
      <text:p text:style-name="P1">that people may carry others yet gave a god damn basket</text:p>
      <text:p text:style-name="P1"><text:soft-page-break/>in front which was oversized and made the control</text:p>
      <text:p text:style-name="P1">almost impossible that too in a godforbidden forest like</text:p>
      <text:p text:style-name="P1">Viridian,which i guess i still may get lost in(laugh)"</text:p>
      <text:p text:style-name="P1">Misty(laugh) : "Master in Cerulian Hating should be your</text:p>
      <text:p text:style-name="P1">title you know"</text:p>
      <text:p text:style-name="P1">Ash(scowl) : "i never found anything good there EXCEPT</text:p>
      <text:p text:style-name="P1">my most cherished flower(hugging Misty,Misty</text:p>
      <text:p text:style-name="P1">giggles),and my badge too was due to her"</text:p>
      <text:p text:style-name="P1">Misty(smile) : "well,atleast we battled,Dase really made a</text:p>
      <text:p text:style-name="P1">mess out of the situation"</text:p>
      <text:p text:style-name="P1">Ash(laugh) : "never saw anything like before or after..</text:p>
      <text:p text:style-name="P1">Sensational Trio in all aspects,no they have no match,still"</text:p>
      <text:p text:style-name="P1">Misty(smile) : "Voil would be in Cerulian the very next day</text:p>
      <text:p text:style-name="P1">i never knew"</text:p>
      <text:p text:style-name="P1">Ash (laugh) : "all she did was to panick all over the place</text:p>
      <text:p text:style-name="P1">long enough to force the police to start interrogating till</text:p>
      <text:p text:style-name="P1">Lance forbade them.have you called Violet?"</text:p>
      <text:p text:style-name="P1">Misty(smile) : "yes,she was the first one to see the</text:p>
      <text:p text:style-name="P1">judgement day death note you rather shoved through my"</text:p>
      <text:p text:style-name="P1">earsAsh(grim) : "um..was i too..um..loud?"</text:p>
      <text:p text:style-name="P1">Misty(laugh) : "Ash,your another gem like my sisters,that</text:p>
      <text:p text:style-name="P1">day's theatrics as i later heard were brilliant,if you were in</text:p>
      <text:p text:style-name="P1">our show at your present form,we would have had to turn</text:p>
      <text:p text:style-name="P1">the building into showhouse only cause even 4 of us</text:p>
      <text:p text:style-name="P1">wouldn't have had any time to manage the pokmeons let</text:p>
      <text:p text:style-name="P1">alone the Gym Battles but as soon as you would've</text:p>
      <text:p text:style-name="P1">realized that your Cerulian-Vultures were going to your</text:p>
      <text:p text:style-name="P1">Insinuate something,we would've been driven out of the</text:p>
      <text:p text:style-name="P1">city itself"</text:p>
      <text:p text:style-name="P1">Ash(laugh) : "i guess"</text:p>
      <text:p text:style-name="P1">Misty : "i turned back and saw Brock returning and you</text:p>
      <text:p text:style-name="P1">had your head down murmuring something..</text:p>
      <text:p text:style-name="P1">Ash : "um..i was going to part with you three after 5</text:p>
      <text:p text:style-name="P1">years,well Brock left,Tracy left but that day you..you never</text:p>
      <text:p text:style-name="P1">went away from me even for a moment Mist in all those 5</text:p>
      <text:p text:style-name="P1"><text:soft-page-break/>years,you didn't even go home,rather staying with me only</text:p>
      <text:p text:style-name="P1">with phone contact i remembered that Daisy and all</text:p>
      <text:p text:style-name="P1">weren't then exactly showing there care to you so you</text:p>
      <text:p text:style-name="P1">were rather happy with me and when i returned home</text:p>
      <text:p text:style-name="P1">after 3 years,you stayed in my home infact for all those 3</text:p>
      <text:p text:style-name="P1">days(laugh) that was too much for my break.."</text:p>
      <text:p text:style-name="P1">Misty(laugh) : "sure,how many days did you halt</text:p>
      <text:p text:style-name="P1">afterwards?"Ash(smile) : "you and Brock- your memory was troubling</text:p>
      <text:p text:style-name="P1">me after Jhoto and as soon as i went home,next day</text:p>
      <text:p text:style-name="P1">heard Hoenn,next day out,2 nights,Hoenn to Battle</text:p>
      <text:p text:style-name="P1">Frontier,6 nights and you were there,May was beaking my</text:p>
      <text:p text:style-name="P1">head whole day since she saw me alone with you in the</text:p>
      <text:p text:style-name="P1">balcony..and um..you then had already reached a pretty</text:p>
      <text:p text:style-name="P1">high level for a 19 year old,and i saw you suddenly just</text:p>
      <text:p text:style-name="P1">after getting inside home and was then an utter jerk to</text:p>
      <text:p text:style-name="P1">say in reply to you ever sweet greeting "hi Ash!" I said</text:p>
      <text:p text:style-name="P1">rather in a flustered state "yeah! Hi! what are you doing</text:p>
      <text:p text:style-name="P1">you?" and you came to congratulate me on my Hoenn</text:p>
      <text:p text:style-name="P1">victory"</text:p>
      <text:p text:style-name="P1">Misty(laugh) : "you were so childish even at <text:span text:style-name="T246">22</text:span>,but i just</text:p>
      <text:p text:style-name="P1">cherished that sweetness of yours ever so much"</text:p>
      <text:p text:style-name="P1">Ash : "yeah as i said that,you just smirked rather as you</text:p>
      <text:p text:style-name="P1">expected something like that by then and congratulated</text:p>
      <text:p text:style-name="P1">me..but,you'll forever be a miracle monger to me sisnce</text:p>
      <text:p text:style-name="P1">that day our reunion in Hoenn,i saw Gyarados and then</text:p>
      <text:p text:style-name="P1">the flamethrower,i was rather so jealous of you as i</text:p>
      <text:p text:style-name="P1">thought i want Gyarados and also more so cause i had</text:p>
      <text:p text:style-name="P1">very few pokemon as i was new to hoenn,but then..</text:p>
      <text:p text:style-name="P1">(blush)..um..i turned back at you and you were smirking</text:p>
      <text:p text:style-name="P1">at me saying that it was rather very impressive than only</text:p>
      <text:p text:style-name="P1">impressive with a rather proud face then i went intoflashback and recalled,and i'm naratting this to you now</text:p>
      <text:p text:style-name="P1">cause i was too flustered before to do so but you looked</text:p>
      <text:p text:style-name="P1">nice that day,i already felt a strange feeling that since very</text:p>
      <text:p text:style-name="P1"><text:soft-page-break/>last days of Jhoto was being more apparent to me but i</text:p>
      <text:p text:style-name="P1">never quite bothered.."</text:p>
      <text:p text:style-name="P1">Misty(smile) : "you were thinking a too much about me</text:p>
      <text:p text:style-name="P1">and gazing at me a bit too much and a bit longer and a bit</text:p>
      <text:p text:style-name="P1">more intently by the end of Jhoto,i was in cloud 9 and</text:p>
      <text:p text:style-name="P1">Brock also told me but you know what he was then to just</text:p>
      <text:p text:style-name="P1">as usual jump into the sea(laugh).."</text:p>
      <text:p text:style-name="P1">Ash(smile) : "yeah i guess i never before that considered</text:p>
      <text:p text:style-name="P1">you as a great playmate,but as i said,as you were looking</text:p>
      <text:p text:style-name="P1">at Gyarados i looked at you constantly and intently a bit</text:p>
      <text:p text:style-name="P1">and then followed you after that closely,how you took the</text:p>
      <text:p text:style-name="P1">pokeball,kissed it as if you knew you would win,which i</text:p>
      <text:p text:style-name="P1">never till then myself could do so confidently,and released</text:p>
      <text:p text:style-name="P1">Gyarados of all pokemons..i really was amused,just how</text:p>
      <text:p text:style-name="P1">self confident you were,and Mist,it was the i realized</text:p>
      <text:p text:style-name="P1">jealousy but as later i returned from flashback i thought</text:p>
      <text:p text:style-name="P1">may be i could beat Gyarados too but your disposition did</text:p>
      <text:p text:style-name="P1">entice me..when in Hoenn during the reunion i was just</text:p>
      <text:p text:style-name="P1">overjoyed to be able to see you and so did you.."</text:p>
      <text:p text:style-name="P1">Misty(smile) : "yeah,during my 5 years i was all about</text:p>
      <text:p text:style-name="P1">following you,fighting you and longing for you,the Gym suddenly such a huge responsibility and your memories</text:p>
      <text:p text:style-name="P1">just made had in those mere 9 months turned me into</text:p>
      <text:p text:style-name="P1">a grown up lady"</text:p>
      <text:p text:style-name="P1">Ash(smile) : "exactly, that's what i did saw,i saw the</text:p>
      <text:p text:style-name="P1">Cerulian City Gym Leader Misty Waterflower not my</text:p>
      <text:p text:style-name="P1">playmate Mist anymore<text:span text:style-name="T2">(Misty smiles and tenders Ash’s hair)</text:span>..<text:span text:style-name="T1">no Mist,you know what as sweet as you are,i just still cherish your that cute little sweetness that you were when we first met and the reason is simply because that dumb Gym..as i was saying then on the wisdom mask..it saw only my sweety though(both giggle)..anyway,i never felt you had the time to enjoy yourself more which i had in Hoenn after which i got a better foothold on things,but for me i just feel your pain now Mist..you know great Gym leader is one thing and my sweet Mist is another,now i </text:span><text:soft-page-break/><text:span text:style-name="T1">realize that sudden maturity of yours didn’t do you much favour as dumb buffoons instantly jumped upon you..if you got that Hoenn or may be another year atleast in fact you could’ve become what i’m now,always fooling around,everfree,totally careless,totally free from anything-this Mist is your real nature as now as know.(Misty smiles,tendering Ash’s cheeks).you know Mist,i’ve had my respect and i’ve had my reservations for all in this world of Pokemon professionally involved and even for team rocket..but now i just feel that all is a bondage to me atleast for sure this idea of responsibility in this profession regarding this exact word pokemon battle(Misty smiles)..i can just laugh at anyone saying responsibility that they feel cause i know by soul no such thing exists...you want to be a gym leader you should be but i just don’t like this idea of responsibility at all and i want to take that upon myself cause battling for me is done for this life,i’ve got nothing to do except to fool around and that’s how i’ll make responsibility a complete joke and fun that’s all..Mist,i just want you to get rid of this dumb idea of responsibility for a f.. Gym,Pokemons,your family different stuff,but this Gym that hasn’t ever done you a good and had almost killed you by slow poisoning which another dumb buffon like me didn’t realize then due to utter ignorance..just don’t bother about dumbnuts trying to win badges,Mist you know me,i wouldn’t care a fig if a gym is closed for that day,i’ll move along to next and so on,these brats should realize that a badge has to earned and not just you can arrive and it’ll be handed over to you after may be your first 3 gyms,Brock did hand it over but i wouldn’t have stopped if he didn’t,i wouldn’t have stopped if Daisy had beaten me that day rather than just giving me the badge away..that’s what i want if anything to see in people who wants to do Pokemon Training..one has to move forward and that’s all otherwise why bother coming here at all..and no Mist,no matter what you say,as long as i’m in Cerulian,no brat gets to challege unless they know how to behave properly and give right respect no matter what he or she thinks inside...to me it’s all about your bunch and that’s how it should be </text:span><text:soft-page-break/><text:span text:style-name="T1">no matter where and every hall of fame gym that i’ve seen was exactly like that except this damn Cerulian..but every Gym must be like that in my ideal picture,what responsibility does a gym leader has to babysit a buffon who doesn’t know what he’s doing in the first place?..the answer is absolutely none,and that’s how it should be...i just want this Mist that’s all,nothing else,just don’t think you have any responsibility to anyone if they are incompetent enough to not behave properly,just let me drive them away,they’ve got a long way to go to become a sane person first and then handle their own bunch then think of training then set a goal gym is the last step,if one can’t do that,atleast Cerulian isn’t for them as long as i have to see them day after day and see my sweet flower getting drained day after day..4 on 4 no restrictions,battle or bust..you’ll understand the challengers capasity after the first round itself you don’t have to go till 4</text:span><text:span text:style-name="T3">th</text:span><text:span text:style-name="T1"> being a Gym leader,but the pests will think twice on a four on four strict stuff..those brats uttering attack this and that..just fed up with it am I completely and it’s so much fun if the two really are respectful to each other,barely found it..finally my thing is that just don’t think that it’s your responsibility to babysit doomsday goblins out of their infatuated slumbers..they will get their food thrown somewhere else,my sweet flower’s sweetness would be cheated upon i won’t tolerate that if i’m in the gym and as soon as you went back buffons started to roam around and it was those 4 dumb buffons to come first will not be sane for long(Misty laughs and shakes her head),i just don’t like it at all this idea of responsibility of a gym leader just totally bogus stuff anybody experienced enough knows who deserves what..if the brats don’t understand that’s their retardness not the gym leader’s irresponsibility straight and simple...</text:span>"</text:p>
      <text:p text:style-name="P21">Misty(smile,hugging Ash firmly) : “my sweet <text:span text:style-name="T232">little</text:span> bee,<text:span text:style-name="T4">you’re always within me dont worry(Ash smiles and hugs Misty very yfirmly).</text:span>everybody isn’t you Ash,just give them a chance,what you could do with any gym which i myself saw i know,<text:span text:style-name="T5">very </text:span>rare people can do that and in Kalos atleast you had long surpassed <text:soft-page-break/>anything imaginable here,you never had any match and yes Brock did tell you many times that Onix wouldn’t have coped up with chu-bro if you just persisted a bit and i get your point and who you ever were but your likes are rare and yes you’re right that th<text:span text:style-name="T9">e</text:span> responsibility stuff did get on my nerves but it’s ok,i just ever needed my soulmate that’s all,<text:span text:style-name="T6">i’ve in my 12 years barely saw anyone like you except once or twice..though(laugh)..i can already understand what doom awaits even if the Elite4 heads come in there once my fool-around bee steps in(both laugh) with Crawdauntogator(both brusts into laughter)..but just be patient Ash,you’ll have ample time to be with me sweety,don’t worry and alright i myself would love to battle good challengers be it less in number but still atleast say 2 days are for kids,agree?”</text:span></text:p>
      <text:p text:style-name="P22">Ash(smile,hugging Misty firmly) : “soully...<text:span text:style-name="T8">but only a half day(Misty brusts into laughter)and the registration time will be 11-11:15(Misty brusts into laughter)..at Dark Night:Gym Challenger Registration Version(Misty laughs aloud)..if pass that get you badge but unfortunately no legend would dare to play this one(Misty laughs)..just want to chew up each brat that ever cheated on my flowers sweetness and those who will..besides if any pokebrat misbehaves(Misty brusts into laughter),you have apart from my water pests you have an electrician there(both brusts into laughter)..that’s enough...my sweet Mist shouldn’t be away from me long at all(both smiles at each other)..(laugh)..besides Mist,i’m already dreaded enough am not I that you’re AWOL(both brusts into laughter)..</text:span>”</text:p>
      <text:p text:style-name="P23">Misty(smile,tendering Ash’s cheeks) : “soully(both brusts into laughter)..i won’t be away from my bee either(both hugs each other firmly for a few moments)..”</text:p>
      <text:p text:style-name="P23">Ash(laughs) : “besides can i bash Cerulian again?(both laughs)”</text:p>
      <text:p text:style-name="P1">Misty(laugh) : "Ash,give it a break,<text:span text:style-name="T7">we’ll see when we get in,now</text:span> continue"</text:p>
      <text:p text:style-name="P1">Ash(smile) : "right no Cerulian bonehead could disturb me</text:p>
      <text:p text:style-name="P1">when i was looking at you,the Gym Leader,then i saw you</text:p>
      <text:p text:style-name="P1">had become so established in yourself and my first</text:p>
      <text:p text:style-name="P1"><text:soft-page-break/>jealousy turned into the respect for that i had for a Gym</text:p>
      <text:p text:style-name="P1">Leader..<text:span text:style-name="T10">(laugh)</text:span>till i started trash talking them last year.."</text:p>
      <text:p text:style-name="P1">Misty(smile) : "but you still have.."</text:p>
      <text:p text:style-name="P1">Ash(smile) : "precisely.then i had that respect for you,then</text:p>
      <text:p text:style-name="P1">i was rather ashtonished by you and kept a bit more</text:p>
      <text:p text:style-name="P1">regular contact because may be um.."</text:p>
      <text:p text:style-name="P1">Misty(smile) : "felt insecured with yousrself?"</text:p>
      <text:p text:style-name="P1">Ash(smile,hugging Misty) : "i always am unless you're</text:p>
      <text:p text:style-name="P1">right here"</text:p>
      <text:p text:style-name="P1">Misty(smile, hugging Ash) : "right!you know for all my</text:p>
      <text:p text:style-name="P1">infatuation with you Ash,that reunion i saw you,you also</text:p>
      <text:p text:style-name="P1">had grown up but were in same sweet oblivion that i</text:p>
      <text:p text:style-name="P1">rather felt a big sister affection for you rather than an</text:p>
      <text:p text:style-name="P1">attraction,but i always had my feeling inside me and yourt houghts,it really was a great reunion,but by then</text:p>
      <text:p text:style-name="P1">affection had taken over attraction whenever i thought of</text:p>
      <text:p text:style-name="P1">you,and um..Ash,a few times then i've had my doubts</text:p>
      <text:p text:style-name="P1">whether mine was also a mistake i mean whether it was</text:p>
      <text:p text:style-name="P1">true feeling or only infatuation for you.."</text:p>
      <text:p text:style-name="P1">Ash(smile) : "Mist, it's just the process till the final union</text:p>
      <text:p text:style-name="P1">that we've had <text:span text:style-name="T11">where you saw all objects and ideas were absolutely laughed off and we’ve got souled as usual.</text:span>"</text:p>
      <text:p text:style-name="P1">Misty(broad smile,hugging Ash) : "exactly".</text:p>
      <text:p text:style-name="P3">Ash<text:span text:style-name="T13">(smile)</text:span> : "then i kept up contacts with you <text:span text:style-name="T12">which is after Jhoto i contacted you twice in weekends and once in midweek it became 2-2 cause of my journeys but the extra day was for Gyarados(both brusts into laughter)..”</text:span></text:p>
      <text:p text:style-name="P24">Misty(laugh) : “What did you do to my poor girl yesterday Ash,hum?(both laughs)..”</text:p>
      <text:p text:style-name="P24">Ash(laughs) : “<text:span text:style-name="T19">well Gyarados being Gyarados ever angry gets ready out comes Heracross with total type disadvantage and also to fool around with my sweety(Misty smirks,Ash tenders her cheeks,Misty hugs Ash firmly) then </text:span>Heracross said <text:span text:style-name="T20">like ‘me</text:span> <text:span text:style-name="T14">4 legal 2 illegal</text:span> beaus(both laughs),you one <text:span text:style-name="T68">legal and no illegal beaus</text:span>,match done’(both brusts into laughter)..yeah exactly why <text:soft-page-break/>she was so puzzled <text:span text:style-name="T16">as you know the that bug just played a sentimental type difference nasty joke(both laughs) cause recently the Lab has had a few Gyarados’ and the bug as usual bugged around and extracted this info as to her it’s called beau-counting(both brusts into laughter) and their different antics and so on and her illegal ones are Bulbasaur(both laugh) and Bruneri(both laughs)..the poor girl</text:span> looked at you and just lied down thinking what <text:span text:style-name="T18">world is this</text:span> even(both brusts into laughter),<text:span text:style-name="T17">then i just went and patted her and said like don’t worry al all and she kinda was relieved to get back into the ball rather than being with absolute madcaps(both laughs)..and Mist had i told Nivy(both laugh)..it would’ve been like ‘do you interpret better your masters moods or emotions’(both brusts into laughter)..Gyarados would’ve cried there then</text:span>...once the opponent for once thinks of anything else apart from just fooling around,my bunch can’t be beaten and the otherwise is that <text:span text:style-name="T21">the </text:span>match doesn’t happen,so always a tie(both smile)..(laugh)..though Mist,except Goldy i guess all are well behaved so don’t ever let your Gyarados to mingle with those two water brats(both laugh)..she’ll make all challenger’s her beaus then(both brusts into laughter)...”</text:p>
      <text:p text:style-name="P25">Misty(laughs) : “we should just let them have fun and just give the badges away then(both laughs)..”</text:p>
      <text:p text:style-name="P25">Ash(laughs) : “yup,Dark Cerulian Gym:DaisyDevil version(both laughs)...<text:span text:style-name="T15">just love that name on poor Daisy(both laughs) but the night has been stupendous just because of that mob..what a night this comrads Cerulian/we must very first get rid of this evil king demon/he gets to a shop as if to get his due/suddenly he declares a ring for his beau(both brusts into laughter)...no Mist never can forget that mob in this life...’you’ve abducted all’,’why would they want Cerulian rings’(both brusts into laughter)”</text:span></text:p>
      <text:p text:style-name="P26">Misty(laugh) : “Ash,would you finish reminiscensing want some sweet bee buzz(both laughs)”</text:p>
      <text:p text:style-name="P26">Ash(smile,huggig Misty firmly) : “right sweety,so then the contacts were more frequent and</text:p>
      <text:p text:style-name="P1">always were fun but rather grave and serious</text:p>
      <text:p text:style-name="P1"><text:soft-page-break/>discussion,but then you should tell me about the</text:p>
      <text:p text:style-name="P1">handkerchief"</text:p>
      <text:p text:style-name="P1">Misty(smile,<text:span text:style-name="T22">tendering Ash’s cheeks</text:span>) : "still has it?"</text:p>
      <text:p text:style-name="P1">Ash(dissapointed) : "no,torn it up myself..um.."</text:p>
      <text:p text:style-name="P1">Misty(smile) : "didn't spare a single one did you?"</text:p>
      <text:p text:style-name="P1">Ash(dissapointed) : "all went the first night itself"</text:p>
      <text:p text:style-name="P1">Misty(smile) : "you've always been like this haven't you"</text:p>
      <text:p text:style-name="P1">Ash(solemn) : "i guess, don't like to keep junk rather</text:p>
      <text:p text:style-name="P1">everything in memory"</text:p>
      <text:p text:style-name="P1">Misty(smile,hugging Ash) : "just store this one specially."</text:p>
      <text:p text:style-name="P1">Ash(smile,hugging Misty) : "done."</text:p>
      <text:p text:style-name="P1">Misty(smile) : "right,then as you were murmuring and</text:p>
      <text:p text:style-name="P1">Brock was approaching you,i finally tried to atleast give</text:p>
      <text:p text:style-name="P1">you an ultimate point,then gave you my handkerchief andlater sent you the lure.."</text:p>
      <text:p text:style-name="P1">Ash(laugh) : "well the handkerchief helped the very next</text:p>
      <text:p text:style-name="P1">day as those 3 buffoons jumped on me.."</text:p>
      <text:p text:style-name="P1">Misty(smile) : "thank God they did,else you wouldn't ever</text:p>
      <text:p text:style-name="P1">had thought about Keeping it"</text:p>
      <text:p text:style-name="P1">Ash(smile) : "might be,but anyway then i kept that with</text:p>
      <text:p text:style-name="P1">me.then it just went on,would have a look at it and all..i</text:p>
      <text:p text:style-name="P1">didn't miss you i've never missed anyone nor i will but i</text:p>
      <text:p text:style-name="P1">guess it was just my longing for you that's all.."</text:p>
      <text:p text:style-name="P1">Misty(smile) : "yeah,and the other breaks?"</text:p>
      <text:p text:style-name="P1">Ash(smile) : "Sinnoh 1 night(laugh) after i returned from</text:p>
      <text:p text:style-name="P1">Cerulian,Unova was <text:span text:style-name="T23">14</text:span> nights,then I was in a totally</text:p>
      <text:p text:style-name="P1">different domain,break-up,went undercover,came back</text:p>
      <text:p text:style-name="P1">again Kalos..Kalos has been my best journey personally</text:p>
      <text:p text:style-name="P1">but just that last moment has made it sour..i had</text:p>
      <text:p text:style-name="P1">enoumous privacy and i was somewhere else really in</text:p>
      <text:p text:style-name="P1">Kalos <text:span text:style-name="T24">cause i never needed to think about battle and all total self reflection for around 2 years amusing experience for me that</text:span>..won all the Badges <text:span text:style-name="T25">from hall of fame leaders at full force</text:span>..know the whole region so</text:p>
      <text:p text:style-name="P1">well..and then Elite4..um,it was the point i just wasn't</text:p>
      <text:p text:style-name="P1"><text:soft-page-break/>really sane after that farewell incident in Kalos <text:span text:style-name="T26">and then the sludge attack at Unova and that was my ultimate point as i told you after that i just became nasty on any kind of personal relationship</text:span>,then i</text:p>
      <text:p text:style-name="P1">planned,August,October,December,January,March,April,June</text:p>
      <text:p text:style-name="P1">that was my plan</text:p>
      <text:p text:style-name="P1">Unova,Sinnoh,Hoenn,Kalos,Jhoto,Orange,Kanto...well i</text:p>
      <text:p text:style-name="P1">hated to go back to Orange cause you were 1<text:span text:style-name="T27">7-18</text:span></text:p>
      <text:p text:style-name="P1">then,with all your blossoming jubilance(Misty laughs) and Trace with his antics<text:span text:style-name="T69">(both laugh)</text:span>..1<text:span text:style-name="T28">4</text:span> years,and I just didn't want to</text:p>
      <text:p text:style-name="P1">mingle much..but you know i just knew who i was then..it</text:p>
      <text:p text:style-name="P1">just felt like i could turn the whole world over just for</text:p>
      <text:p text:style-name="P1">fun..but i really didn't have any objectives..just thought</text:p>
      <text:p text:style-name="P1">buy a library in Kalos and spend the rest of my library or</text:p>
      <text:p text:style-name="P1">go to Sinnoh and Professor Kukui..and all,then finally</text:p>
      <text:p text:style-name="P1">went into Kanto..Lance said what he said..still I went back</text:p>
      <text:p text:style-name="P1">to Kalos to have a study further..then once i finished</text:p>
      <text:p text:style-name="P1">things actually pained me so much,each time i parted</text:p>
      <text:p text:style-name="P1">from you came back and i just became a devil..i realized</text:p>
      <text:p text:style-name="P1">my Mistake <text:span text:style-name="T29">but more so my longing was now tangible to me which just surpassed all emotions</text:span>..and had a feeling that you weren't married or</text:p>
      <text:p text:style-name="P1">like that,but if you really were..i'm sorry Mist,but i just</text:p>
      <text:p text:style-name="P1">might've destroyed the whole Cerulian city and abducted</text:p>
      <text:p text:style-name="P1">you or something..i just didn't know what i was doing and</text:p>
      <text:p text:style-name="P1">with my level it was hard..Pikachu realized this and he</text:p>
      <text:p text:style-name="P1">became very agitated all the time..but as luck may have</text:p>
      <text:p text:style-name="P1">it..you were in that condition..and i just jumped upon you</text:p>
      <text:p text:style-name="P1">that's all..there was no power that day Mist, Could've</text:p>
      <text:p text:style-name="P1">taken you away from me..i'm so sorry i pained you for 12</text:p>
      <text:p text:style-name="P1">years being an idiot..i just can't be whole without my</text:p>
      <text:p text:style-name="P1">Mist.."</text:p>
      <text:p text:style-name="P1">Misty(smile) : "forgetting whom your naratting the story</text:p>
      <text:p text:style-name="P1">to,dear?"</text:p>
      <text:p text:style-name="P1">Ash(smile,hugging Misty) : "all of memories are so precious to me now only because i'm naratting them to</text:p>
      <text:p text:style-name="P1"><text:soft-page-break/><text:span text:style-name="T30">my sweety</text:span>!"</text:p>
      <text:p text:style-name="P1">Misty(smile) : "ok,lets continue!"</text:p>
      <text:p text:style-name="P1">Ash : "yeah,then that Jhoto separation..i was going a bit</text:p>
      <text:p text:style-name="P1">poetic about Brock but could only say thank you Misty to</text:p>
      <text:p text:style-name="P1">myself as your thoughts were choking me and the more it</text:p>
      <text:p text:style-name="P1">went the more i realized what you meant when you said</text:p>
      <text:p text:style-name="P1">"would i ever see you" and that song,i just brushed you</text:p>
      <text:p text:style-name="P1">aside being childish as it takes if i sat on Charizard <text:span text:style-name="T70">then </text:span>20</text:p>
      <text:p text:style-name="P1">minutes to reach Cerulian,<text:span text:style-name="T70">now 3(laughs,Misty sighs and shakes her head</text:span>,but as soon as you were gone i</text:p>
      <text:p text:style-name="P1">just couldn't come into terms <text:span text:style-name="T71">you know 5 years not one moment we were away.</text:span>..then team rocket came</text:p>
      <text:p text:style-name="P1">then i realized your words and kept that handkerchief</text:p>
      <text:p text:style-name="P1">went to phone you from the Lab..on the road i once or</text:p>
      <text:p text:style-name="P1">twice said "hey Misty,come look its this or that pokemon"</text:p>
      <text:p text:style-name="P1">(Misty smiles) only for <text:span text:style-name="T72">chu-bro</text:span> to remind me that you</text:p>
      <text:p text:style-name="P1">weren't there anymore,which after 5 years of constant</text:p>
      <text:p text:style-name="P1">company was just too much to take(tears).."</text:p>
      <text:p text:style-name="P1">Misty(smile, hugging Ash) : "sweety,I'm here always"</text:p>
      <text:p text:style-name="P1">Ash(clears off tears,smile) : "we grew up with each other</text:p>
      <text:p text:style-name="P1">didn't we Mist?"</text:p>
      <text:p text:style-name="P1">Misty(smile) : "surely Ash,i myself can't believe it either</text:p>
      <text:p text:style-name="P1">that for 5 years not even a day was spent without you"</text:p>
      <text:p text:style-name="P1">Ash(smile) : "that got you through in your initial days in</text:p>
      <text:p text:style-name="P4">that go..nah just not in a mood.."</text:p>
      <text:p text:style-name="P4">Misty(laugh) : "finally the poor Cerulian brats can sleep</text:p>
      <text:p text:style-name="P1">well(Ash laughs)(smile) yeah,and you've influenced my</text:p>
      <text:p text:style-name="P1">style as well the most though later i found mine"</text:p>
      <text:p text:style-name="P1">Ash(smile) : "you and Gyarados <text:span text:style-name="T74">have </text:span>influenced me beyond</text:p>
      <text:p text:style-name="P1">measures"</text:p>
      <text:p text:style-name="P1">Misty(laugh) : "till that day.."</text:p>
      <text:p text:style-name="P1">Ash(smile) : "no,still..<text:span text:style-name="T73">(laugh)..well <text:s/>beau-counting is different plane(both brusts into laughter).</text:span>."</text:p>
      <text:p text:style-name="P1">Misty(laughing) : "you don't need anything anymore"</text:p>
      <text:p text:style-name="P1">Ash(smile) : "except you <text:span text:style-name="T31">that i have</text:span>"</text:p>
      <text:p text:style-name="P1"><text:soft-page-break/>Misty(smile) : "right"</text:p>
      <text:p text:style-name="P14">Ash : "yeah,<text:span text:style-name="T75">well all has been influenced by my style till i started Dark Night:Tickle Tracy Version(both laughs)...but nah your style has a different grace,i was all about intuitive counters and all,you were ever forward yet gracefull and just as i said were so much more powerful than what you showed always so self confident and your abilities,you were eversweet everywhere and my true dream everywhere(both smile at each other) and my Mist is ever dream esque to me never touched by this world of words and ideas..way above my soul my being Mist you’re just me(both hug each other firmly)...all i ever want is to be in the dream to see the dearm that you are,just keep gazing at you for eternity,feel your presence perpetually just my Mist is how i call it(both keep hugging each other very firmly for a few moments)...”</text:span></text:p>
      <text:p text:style-name="P41">Misty(smile,hugging Ash very firmly) : “Ash,just you”(they keep hugging each other firmly for a few more moments<text:span text:style-name="T117">)</text:span></text:p>
      <text:p text:style-name="P14"><text:span text:style-name="T117">Ash(laugh) : “but here about your style i’m using you in past tense cause you know the electricity(both brusts into laughter)..no really Mist you’ll have to change your style pretty drastically cause i have to have him due to my stuffs and that pest is really dangerous(Misty laughs and shakes her head)..unless you really you know play with him and let your bunch play with him,he’ll mid match try to fondle with eveyone cause that to him would signal that this is play(both laugh) and thus all of us would have to be aware of light going out anytime and sudden appearences with tickling(both laughs)...anyhow,</text:span>then obviously i won Hoenn <text:span text:style-name="T76">which kinda made me feel that i really can go the way cause it was my second and i got serious,came to know the rules very well and all that</text:span> and kept contact <text:span text:style-name="T76">with you</text:span></text:p>
      <text:p text:style-name="P1">but as i was saying you said congratulations <text:span text:style-name="T118">while at home</text:span> and i looked</text:p>
      <text:p text:style-name="P1">at you and i just knew you were so much more powerful</text:p>
      <text:p text:style-name="P1">than what you showed and i really became a fan and was</text:p>
      <text:p text:style-name="P1">kinda.."</text:p>
      <text:p text:style-name="P1"><text:soft-page-break/>Misty(laugh) : "following me around <text:span text:style-name="T119">in </text:span>your own home<text:span text:style-name="T120">(both laughs)</text:span>"</text:p>
      <text:p text:style-name="P1">Ash<text:span text:style-name="T120">(smile)</text:span> : “<text:span text:style-name="T120">well as i said either me or you physically will do that anyway(both smiles)..</text:span>yeah,and that little brat picked it it up as i probably</text:p>
      <text:p text:style-name="P1">that day had l<text:span text:style-name="T32">e</text:span>t my arms around you shoulder or</text:p>
      <text:p text:style-name="P1">something while star gazing and that was 2 days before</text:p>
      <text:p text:style-name="P1">we departed"</text:p>
      <text:p text:style-name="P1">Misty : "i was just loving it,i told you i had a strange big</text:p>
      <text:p text:style-name="P1">sister affection for you then,but actually it was longing</text:p>
      <text:p text:style-name="P1">and i just wanted you to try to fly around me just as i did</text:p>
      <text:p text:style-name="P5">for all those years..(giggle) "</text:p>
      <text:p text:style-name="P6">Ash(smile) : "and i happily obliged,<text:span text:style-name="T33">but(grim)and these m.. didn’t realize that the maturity was too sudden and thus would create mental pressure eventually especially cause she was living and feeding utter buffoons which was the reason why she had to be like a big sister to all otherwise she couldn’t live there in that nonsense mess,and i heard that she was the great queen while the reporters had ulterior motives cause they were abject boneheads..”</text:span></text:p>
      <text:p text:style-name="P27">Misty(sigh) : “Ash,it was 12 years ago,just beat it”</text:p>
      <text:p text:style-name="P27">Ash(laugh) : “can i cheat on Cerulian Mist?”</text:p>
      <text:p text:style-name="P27">Misty(frown) : “you..(brusts into laughter)..Ash..”</text:p>
      <text:p text:style-name="P27">Ash(hugging Misty very firmly,smile) : “<text:span text:style-name="T77">every day selected challengers,natural environment,Charizard will be there,a totally new type of facility,so?why not sweety..hum?..”</text:span></text:p>
      <text:p text:style-name="P28">Misty(tendering Ash’s hair) : “<text:span text:style-name="T78">you’ll be bored cause no vultures will be there(both laughs)”</text:span></text:p>
      <text:p text:style-name="P29">Ash(looking into Misty’s eyes,hugging her,Misty also hugs Ash and look<text:span text:style-name="T121">s</text:span> into his <text:span text:style-name="T79">eyes) : “that’s not the answer and it’s so sweet this idea,hum?..lets runaway?”</text:span></text:p>
      <text:p text:style-name="P30">Misty(smile,same pose) : “Ash,just..”</text:p>
      <text:p text:style-name="P30">Ash(smile,same pose) : “soully”</text:p>
      <text:p text:style-name="P31">(they stay in that pose for few momemts)</text:p>
      <text:p text:style-name="P32">Ash(smile): “had the right thing,that’s the system”</text:p>
      <text:p text:style-name="P32"><text:soft-page-break/>Misty(smile,looking into Ash’s eyes,hugging him,<text:span text:style-name="T122">Ash also hugs Misty and looks into her eyes</text:span>) : “lets just runaway”</text:p>
      <text:p text:style-name="P32">Ash(smile) : “<text:span text:style-name="T122">Pinkenberry all day long,just you and me soully together(both keeps the same pose for a moment and then hug each other very firmly for a few more moments)”</text:span></text:p>
      <text:p text:style-name="P42">Misty(smile) : “alright continue running away(both smile)”</text:p>
      <text:p text:style-name="P6"><text:span text:style-name="T123">Ash(smile) : “yeah,so </text:span>May was so</text:p>
      <text:p text:style-name="P1">ecstatic and saying propose,propose,propose(Misty</text:p>
      <text:p text:style-name="P1">laughs) the whole day next day to which i scoffed her that</text:p>
      <text:p text:style-name="P1">she was a mere kid then,to which she scowled and said</text:p>
      <text:p text:style-name="P1">she'll keep an watch on me,to which i said till Drew comes</text:p>
      <text:p text:style-name="P1">around,at which she just frowned and left telling me if i</text:p>
      <text:p text:style-name="P1">don't propose i'll be in deep waters(laugh)"</text:p>
      <text:p text:style-name="P1">Misty<text:span text:style-name="T124">(bit concerned)</text:span> : "Ash,May is the best friend,your true little sister</text:p>
      <text:p text:style-name="P1">you've ever had,why cut her off?"</text:p>
      <text:p text:style-name="P1">Ash(solemn) : "Mist,i just sweared her left and right thats</text:p>
      <text:p text:style-name="P1">all,she said-well it was her 1st anniversary with</text:p>
      <text:p text:style-name="P1">Drew,actually <text:span text:style-name="T125">o</text:span>n phone..um..i regret that really but i..that</text:p>
      <text:p text:style-name="P1">was the very next day Serena <text:span text:style-name="T34">pulled that b.. stunt which obviously for a(Mist frowns again and shakes her head)..anyway..</text:span> and i</text:p>
      <text:p text:style-name="P1">already had turned Max off so,um..as soon as her</text:p>
      <text:p text:style-name="P1">thoughts appeared and i realized i had always taken</text:p>
      <text:p text:style-name="P1">Serena as that as well <text:span text:style-name="T126">and she cheating on my trust</text:span>,i just</text:p>
      <text:p text:style-name="P1">couldn't contain myself..and she was the only person that</text:p>
      <text:p text:style-name="P1">i never spoken harshly,she was exactly my little sis and</text:p>
      <text:p text:style-name="P1">among all if later I trusted someone it was her,became</text:p>
      <text:p text:style-name="P1">very vey mature<text:span text:style-name="T35">d</text:span> after her Jhoto league and all of you</text:p>
      <text:p text:style-name="P1">know her and Drew..<text:span text:style-name="T36">both just </text:span>utterly sweet..i did use harsh</text:p>
      <text:p text:style-name="P1">words,which i did to all else including you many times but</text:p>
      <text:p text:style-name="P1">not May and Max,well Max was so little then but May,you</text:p>
      <text:p text:style-name="P1">just can't be harsh on her,Max I showed my disinterest and he himself took the clue and was off without telling May at all,just like Clemont and Dawn,Cilan was well</text:p>
      <text:p text:style-name="P1">he was professional with me thoroughly...well May on her</text:p>
      <text:p text:style-name="P1"><text:soft-page-break/>anniversary said like i couldn't have imagined a better day</text:p>
      <text:p text:style-name="P1">and you know better day and i was there,she since she</text:p>
      <text:p text:style-name="P1">partes always called me bro or something..and all that i</text:p>
      <text:p text:style-name="P1">just lost it..I said get off you being with him and breaking</text:p>
      <text:p text:style-name="P1">up makes no sense to me or you,you say its better day as</text:p>
      <text:p text:style-name="P1">if it was a big deal and you wouldn't have someone other</text:p>
      <text:p text:style-name="P1">than Drew and viseversa..that <text:span text:style-name="T37">w</text:span>as a real crime from</text:p>
      <text:p text:style-name="P1">me..and she just realized i wasn't on level head cause of</text:p>
      <text:p text:style-name="P1">all my thing<text:span text:style-name="T38">s</text:span> and all that then..but May was the only one</text:p>
      <text:p text:style-name="P1">who sympathized with me after our break-up..Drew was</text:p>
      <text:p text:style-name="P1">kinda not sure..but May surely..Cilan chided me straight</text:p>
      <text:p text:style-name="P1">but said i won't bother about your personal life as he saw</text:p>
      <text:p text:style-name="P1">my full change and you and me from so sweet to so</text:p>
      <text:p text:style-name="P1">sour,and he is your huge fan..i perfected cooking and all</text:p>
      <text:p text:style-name="P1">from him as Brock left..so he has been Professional and</text:p>
      <text:p text:style-name="P1">never contacted you i guess since once just after break</text:p>
      <text:p text:style-name="P1">up <text:span text:style-name="T39">till today</text:span>?</text:p>
      <text:p text:style-name="P1">Misty<text:span text:style-name="T127">(bit long faced)</text:span> : "No he didn't.. just the day after you told him,was</text:p>
      <text:p text:style-name="P1">very brief just wished me luck and just how happy he was</text:p>
      <text:p text:style-name="P1">to personally know me and all that was it..May kept</text:p>
      <text:p text:style-name="P1">contact <text:span text:style-name="T128">and was same as she was except any mention of you unless logically impossible</text:span>,Max was always my huge pet(Ash laughs)..he kept contact,Dawn very rare..later didn't at all but</text:p>
      <text:p text:style-name="P1">surprisingly was <text:span text:style-name="T40">around</text:span> Cerulian the day after your antics(Ash</text:p>
      <text:p text:style-name="P1">laughs),I threw the party,she was there the next day,told</text:p>
      <text:p text:style-name="P1">me heard about it from Pokémon centre and all..was nice</text:p>
      <text:p text:style-name="P1">and then you know said i will contact you cause I can't</text:p>
      <text:p text:style-name="P1">keep my emotions checked when its about you and all</text:p>
      <text:p text:style-name="P1">that(both laugh)...Iris never did contact me afterwards <text:span text:style-name="T129">as you said in your case just wanted to move on</text:span> and</text:p>
      <text:p text:style-name="P1">Max recently turned off the last <text:span text:style-name="T41">9/10</text:span> months or so,realized</text:p>
      <text:p text:style-name="P1">my moods and that was it.."</text:p>
      <text:p text:style-name="P1">Ash(bit concerned) : "Mist,just a thing,those stuffs..why</text:p>
      <text:p text:style-name="P1">suddenly.."</text:p>
      <text:p text:style-name="P1"><text:soft-page-break/>Misty(sigh) : "just an addiction you know..you were</text:p>
      <text:p text:style-name="P1">haunting me and even in the very last days i didn't want to</text:p>
      <text:p text:style-name="P1">battle and all..<text:span text:style-name="T130">and then started it after the sludge attack and then Dase much later found out,just had a quarrel and then just went a step too far,this made Dase actually scream at mom once mom may have said something about you and so on</text:span>..you really saved me Ash..no you said that</text:p>
      <text:p text:style-name="P1">day you know you're an insane and all sucked up</text:p>
      <text:p text:style-name="P1">nothing<text:span text:style-name="T131">(Ash hugging Misty firmly)</text:span>..i would've become exactly that cause..i just</text:p>
      <text:p text:style-name="P1">didn't know and every night that picture i thought i'll tear</text:p>
      <text:p text:style-name="P1">apart but just couldn't..<text:span text:style-name="T147">someone i talked with and even agreed to date,but just that moment at night when i thought about it i just felt like a sword has just pierced through my heart and just hugged that picture cried my head off and would say like leave me and all</text:span>..i told you just an overdose and i'll</text:p>
      <text:p text:style-name="P1">call all to jump..<text:span text:style-name="T247">6/7</text:span> months i would've done that,i</text:p>
      <text:p text:style-name="P1">would've become completely lunatic..but(beam),then my</text:p>
      <text:p text:style-name="P1"><text:span text:style-name="T42">sweet bee</text:span> came and just..(hugging Ash firmly)..I cherish</text:p>
      <text:p text:style-name="P1">you so much Ash..<text:span text:style-name="T132">so much..soully</text:span>.."</text:p>
      <text:p text:style-name="P1">Ash(hugging Misty firmly,smile) : "<text:span text:style-name="T43">my sweetly sweet swwety sweety flower..Mist,even if you had become each what i called you or i had become each what they called me,in this life before death you would’ve had our union as inevitable and possible and logical(both hug each other very firmly ..you know Mist,this exactly was the factor that your very being was me and everyone that came to your personal contact knew it and my great legendary crime was that why i wasn’t exactly like in that aspect and thus i was deemed immature despite me telling those m.. things that helped them the most and that immaturity was what bugged those m.. yet they weren’t prudent enough to just knock me knowing i’m immature saying come back battle prove yourself only whinning like so and so..and them being the greatest legends in maturity were bufoon enough to not take up that damn gym for 10 days or just shut it down for 10 days and if that wasn’t good </text:span><text:soft-page-break/><text:span text:style-name="T43">enough they let sludges float up the groud...just funny Mist,just funny as i said yesterday all about your not you..i never needed to prove anything to you and viseversa and you know Mist i’m so happy that the boyfriend girlfriend ridiculusity isn’t anywhere near us and even this husband wife stuff all wordplays we know who we are and our relation and thus no objects or ideas interfare...so eternalized,the end...(Misty smiles )..anyhow</text:span>,and i knew you'll</text:p>
      <text:p text:style-name="P1">get so much better overnight once you were with me again all the time.."</text:p>
      <text:p text:style-name="P1">Misty(smile) : "You broke in and all,and i had a mixed</text:p>
      <text:p text:style-name="P1">feeling,i didn't want to do anything,just sat on your Lap</text:p>
      <text:p text:style-name="P1">and that was my moment still.."</text:p>
      <text:p text:style-name="P1">Ash(smile) : "<text:span text:style-name="T44">you sat so sweetly as i said barely managed not to hug you to death(Misty smiles and huggs Ash) </text:span>Kanto Water Empress,most beautiful and</text:p>
      <text:p text:style-name="P1">skillful Sensational Sister...Ash Ketchum,the little boy</text:p>
      <text:p text:style-name="P1">from Pallet,always there..<text:span text:style-name="T133">(hugging Misty very firmly)first sight ‘my Ash’ that’s it,that’s my sweet soulmate Mist(Ash and Misty both keep hugging each other firmly)</text:span>..and no Mist,i was extremely</text:p>
      <text:p text:style-name="P1">sorry to know your state...very sorry..and your doses of (),</text:p>
      <text:p text:style-name="P1">that just turned me into a complete devil..that day i</text:p>
      <text:p text:style-name="P1">preyed upon my sweety to soul her(both giggle).. truely i</text:p>
      <text:p text:style-name="P16">was in an extreme mood <text:span text:style-name="T45">of verbal smackdown cause that was the dose for the m.. that were trying to delude you in your mind</text:span>..<text:span text:style-name="T148">i really had to warn the Lab staff off though they weren’t legally authorized there once i was in but i don’t know what i did to you and your condition none would’ve understood me and would’ve jumped and if they did i would’ve felt physically threatened and that would’ve been it cause you know my most sinister ones were there all together and if Crwadauntogator themselves got a hint,they being who they are,that lab wouldn’t have been anymore...(Misty tenders Ash’s cheeks and hair)..really Mist,my whole wrath was upon the veil that covered you and any distraction would’ve just imploded me,i told you about the gym and all and i really did feel then and there that like just beat it i’ll </text:span><text:soft-page-break/><text:span text:style-name="T148">kill off all gyms from this world and then when i was saying die.die,die that was even more crazy..really only my soumate could’ve faced that and ‘my Ash’ would become ‘I’m Ash’(both smile at each other and hugs each other)...</text:span>but i just thank God that i've got</text:p>
      <text:p text:style-name="P1">you back <text:span text:style-name="T134">cause there were just so many constraints and chances.</text:span>..i'm rather now realizing even more after i've got</text:p>
      <text:p text:style-name="P1">you back both our pains,mine especially... that's why I just</text:p>
      <text:p text:style-name="P1">want to be with you in Honeymoon..all i want..just gazing</text:p>
      <text:p text:style-name="P1">at you, hugging you,<text:span text:style-name="T135">being at your presence</text:span>..i just want my soulmate and adore</text:p>
      <text:p text:style-name="P1">her all day.. you're my whole being Mist..i cherish you</text:p>
      <text:p text:style-name="P1">too,<text:span text:style-name="T136">soully </text:span>so much..<text:span text:style-name="T137">just you</text:span>"(both hug each other firmly for some time)</text:p>
      <text:p text:style-name="P1">Misty(smile) : "any<text:span text:style-name="T149">way as i’ve souled my sweet bee,lets go to </text:span>mount moon 2 <text:span text:style-name="T149">sweety</text:span>"</text:p>
      <text:p text:style-name="P1">Ash(smile) : "right,then those dumbnuts pulled their trick</text:p>
      <text:p text:style-name="P1">and you mentored max and was separated with Pikachu</text:p>
      <text:p text:style-name="P1">from us when i was thinking about Pikachu and Brock</text:p>
      <text:p text:style-name="P1">suddenly said don't worry Misty is with them,which just</text:p>
      <text:p text:style-name="P1">gave me a shock cause(laugh,Misty Laughs)yeah right,it</text:p>
      <text:p text:style-name="P1">would've been a worry for us 2 years back that Pikachu was the one who had to look after yourself in such</text:p>
      <text:p text:style-name="P1">situation but,then i realized (smile) that my flower had</text:p>
      <text:p text:style-name="P1">really blossomed"</text:p>
      <text:p text:style-name="P1">Misty(smile) : "i can never forget that dance and strangely</text:p>
      <text:p text:style-name="P1">you were keeping May in between us"</text:p>
      <text:p text:style-name="P1">Ash(smile) : "to gaze at you safely"</text:p>
      <text:p text:style-name="P1">Misty(smile) : "so finally you decided to gaze at someone</text:p>
      <text:p text:style-name="P1">intentionally"</text:p>
      <text:p text:style-name="P1">Ash(smile,<text:span text:style-name="T46">huggig Misty</text:span>) : "<text:span text:style-name="T46">not someone but my only flower..(Misty giggles)..</text:span>yeah,and Mist certain b..(Misty Frowns)..</text:p>
      <text:p text:style-name="P1">(laugh)..nah that's from undercover actually,comes</text:p>
      <text:p text:style-name="P1"><text:span text:style-name="T150">in Pinkeenberry</text:span>(<text:span text:style-name="T152">grin,</text:span>Misty shakes her head and <text:span text:style-name="T151">laughs</text:span>,smile) anyhow</text:p>
      <text:p text:style-name="P1"><text:soft-page-break/>they have at first sight charmed me but gazing to me is all</text:p>
      <text:p text:style-name="P1">about you(smile)...it was not how you looked or</text:p>
      <text:p text:style-name="P1">anything..but i just loved to keep gazing at your face <text:span text:style-name="T47">rather to say your whole being enticed me since the first sight,just my Mist</text:span>...it's</text:p>
      <text:p text:style-name="P1">majestic feeling(hugs Misty firmly,Misty too hugs Ash)"</text:p>
      <text:p text:style-name="P1">Misty<text:span text:style-name="T48">(smile)</text:span> : "but,Ash try to cut that language,i know you're</text:p>
      <text:p text:style-name="P1">feeling guilty about your actions to me yesterday and all</text:p>
      <text:p text:style-name="P1">that,but please we're married now, it's ok..and it's ok,we</text:p>
      <text:p text:style-name="P1">will be at Pinkenberry all alone for a long time.."</text:p>
      <text:p text:style-name="P1">Ash(smile) : "right,so i gazed at you and obviously May</text:p>
      <text:p text:style-name="P1">would understand and(laugh)threatened me to break my</text:p>
      <text:p text:style-name="P1">head with stones at night unless i proposed,to which i</text:p>
      <text:p text:style-name="P1">said she'll as usual eat too much and fall asleep,to which</text:p>
      <text:p text:style-name="P1">she compelled Brock to ration my food and her "normal"food between poor Max and himself and scowled them to</text:p>
      <text:p text:style-name="P1">gulp that up(both laughs) <text:span text:style-name="T49">10</text:span> years yet so very fresh in my</text:p>
      <text:p text:style-name="P1">memory..(both smile)..so she starved herself and me,to</text:p>
      <text:p text:style-name="P1">which i smirked that now great we'll eat each other</text:p>
      <text:p text:style-name="P1">up,then she smirked that she'll be the best for both,then i</text:p>
      <text:p text:style-name="P1">said if you slept off,she wisely nodded girls are always</text:p>
      <text:p text:style-name="P1">more tensed<text:span text:style-name="T50">(both laugh)</text:span>,when i said i've seen that,she frowned and</text:p>
      <text:p text:style-name="P1">again then really said something i wish(sigh) i paid more</text:p>
      <text:p text:style-name="P1">attention to..but anyway,i've my flower(smiles at</text:p>
      <text:p text:style-name="P1">Misty,Misty giggles) she said that if i don't then even if</text:p>
      <text:p text:style-name="P1">another boy doesn't or you yourself don't it'll only pain us</text:p>
      <text:p text:style-name="P1">both,then i thought she won't let me sleep tonight plus</text:p>
      <text:p text:style-name="P1">you were anyhow leaving as Daisy and gang were upto</text:p>
      <text:p text:style-name="P1">their old dirty tricks(both laugh)..<text:span text:style-name="T153">but again i now realize their trouble too,’you’re the reason for all this misfortune,sisters or show’(both brusts into laughter)</text:span>,<text:span text:style-name="T154">what a night(both laughs)anyway,</text:span>so i myself was also</text:p>
      <text:p text:style-name="P1">desperate,did she tell you anything"</text:p>
      <text:p text:style-name="P1">Misty(smile) : "she was here and there talking about Drew</text:p>
      <text:p text:style-name="P1">as if to suggest me from my own experience,which she</text:p>
      <text:p text:style-name="P1"><text:soft-page-break/>was trying to portray as a travel companion</text:p>
      <text:p text:style-name="P1">environment,and i easily realized what she was upto(both</text:p>
      <text:p text:style-name="P1">laugh,Ash shakes his head) so i just played along,and yes</text:p>
      <text:p text:style-name="P1">that day she implied to me that you want to meet,but i</text:p>
      <text:p text:style-name="P1">also implied its always if other people aren't</text:p>
      <text:p text:style-name="P1">evsdropping,which obviously dissapointed her(laugh) and</text:p>
      <text:p text:style-name="P7">then we spoke(giggle)"</text:p>
      <text:p text:style-name="P7">Ash(giggle) : "right,i just about didn't have the right words</text:p>
      <text:p text:style-name="P1">and talked about your pokemons..well Gyarados that</text:p>
      <text:p text:style-name="P1">is(Misty laughs)..and then we had that hand holding and</text:p>
      <text:p text:style-name="P1">just slipped our fingers through againt each others</text:p>
      <text:p text:style-name="P1">fingures and all that,<text:span text:style-name="T155">and yet i just stammered along and then </text:span>finally i kinda forcefully hugged you</text:p>
      <text:p text:style-name="P1">and just said you're my best ever friend"</text:p>
      <text:p text:style-name="P1">Misty(laugh) : "actually that really was your way of saying</text:p>
      <text:p text:style-name="P1">you cherished me and i got that and answered you in your</text:p>
      <text:p text:style-name="P1">language but didn't do much..i just wanted you to burn for</text:p>
      <text:p text:style-name="P1">me with longing,as I thought then you'll have to confess</text:p>
      <text:p text:style-name="P1">and i just loved that day so much"</text:p>
      <text:p text:style-name="P1">Ash(smile) : "right,next morning May opined that it</text:p>
      <text:p text:style-name="P1">would've been so much better if i did this and that,to</text:p>
      <text:p text:style-name="P1">which i said next time i'll take the rose from Drew</text:p>
      <text:p text:style-name="P1">personally,which dissuaded her from pestering both you</text:p>
      <text:p text:style-name="P1">and me(laugh)..<text:span text:style-name="T51">but(laugh)..yesterday’s confession is nowhere worldly..(both brusts into laughter)</text:span>"</text:p>
      <text:p text:style-name="P1">Misty<text:span text:style-name="T51">(laugh)</text:span> : "<text:span text:style-name="T51">really Ash,from yesterday’s perspective just every seriousness or emotion or whatever even in that moment just makes no sense at all,’i’ll admit 3 things and ask 1 question’,’please’,’can i add two more questions before’(both brusts into laughter)..’what now’,’can i namecall you’(both brusts into laughter)..then finally i said whatever and you confess then still(both laugh)..’so i’m marrying a namecalled’ (both brusts into laughter),’yes as usual you namecalled”(both brusts into laughter) <text:s/>really Ash,that was something else none would realize outside what we were doing(both smile) anyway back to mount moon </text:span><text:soft-page-break/><text:span text:style-name="T51">2(both smile) </text:span>and <text:span text:style-name="T51">then </text:span>Brock was you know as usual always wante<text:span text:style-name="T52">d </text:span>me to jump and since that day also started to give a piece</text:p>
      <text:p text:style-name="P1">of his mind everyday to you"</text:p>
      <text:p text:style-name="P1">Ash(sigh) : "yeah he did,Mist,<text:span text:style-name="T53">but </text:span>i still can't come.."</text:p>
      <text:p text:style-name="P1">Misty(frown) : "again dear?"</text:p>
      <text:p text:style-name="P1">Ash(smile) : "ok,ok,i won't (Misty smiles),yeah so after my</text:p>
      <text:p text:style-name="P1">3rd frontier symbol,i just couldn't take it anymore and one</text:p>
      <text:p text:style-name="P8">day just phoned you and spoke my mind too emotionally"</text:p>
      <text:p text:style-name="P8">Misty(smile) : "right,but Ash,that was music to my years</text:p>
      <text:p text:style-name="P1">cause i was only waiting for the inevitability,and then you</text:p>
      <text:p text:style-name="P1">were so so sweet"</text:p>
      <text:p text:style-name="P1">Ash<text:span text:style-name="T54">(smile)</text:span> : "right,and then well,May and all came to know and</text:p>
      <text:p text:style-name="P1">all that till i won Battle Frontier and straight went to</text:p>
      <text:p text:style-name="P1">Cerulian,Mist if only i knew those.."</text:p>
      <text:p text:style-name="P1">Misty(laugh) : "no let them sleep for now,ok?"</text:p>
      <text:p text:style-name="P1">Ash(smile) : "my conversations with you became more</text:p>
      <text:p text:style-name="P1">and more intense but i being a jerk,it was either pokemon</text:p>
      <text:p text:style-name="P1">or your gym battles that's all"</text:p>
      <text:p text:style-name="P1">Misty(smile) : "Ash,you're so sweet and then were even</text:p>
      <text:p text:style-name="P1">more as you were just about becoming a youth,it was</text:p>
      <text:p text:style-name="P1">amusing for me,and i always knew how much you loved</text:p>
      <text:p text:style-name="P1">my poses and winks.."</text:p>
      <text:p text:style-name="P1">Ash(smile) : oh! i died for those winks Mist,really,and your</text:p>
      <text:p text:style-name="P1">poses were as beautiful as ever,<text:span text:style-name="T156">just that jovial self yours shined through and i felt like never stop gazing your pictures </text:span>and it was heaven,and then that..um.."</text:p>
      <text:p text:style-name="P1">Misty(smi<text:span text:style-name="T55">rk</text:span>) : "want those(laugh)?"</text:p>
      <text:p text:style-name="P1">Ash(smile) : "soully(both smile)..so your kisse<text:span text:style-name="T55">s</text:span> were</text:p>
      <text:p text:style-name="P1">actually a big trouble cause they caught me and all</text:p>
      <text:p text:style-name="P1">that,infact Dawn <text:span text:style-name="T157">nonchalantly </text:span>told me to do the same to you with her</text:p>
      <text:p text:style-name="P1">lipsticks(both brusts into laughter).."</text:p>
      <text:p text:style-name="P1">Misty(laugh) : "May helped the letters right?"</text:p>
      <text:p text:style-name="P1">Ash (laugh) : "pretty much that's why they became very strange (botg laughs)..<text:span text:style-name="T56">but you know my thing never were those i just liked </text:span><text:soft-page-break/><text:span text:style-name="T56">to just get lost at your presece and all else just those pictures and calls then were emotions and now i’m soully Mistyvious(both smile and hug each other firmly)</text:span>"</text:p>
      <text:p text:style-name="P1">Misty(smile) : "<text:span text:style-name="T57">soully,no Ash your beat-downs yesterday also has broken all of those from my mind as well but (laugh)..thank God i didn’t have to see Dark Night: Library Bookself Version(both brusts into laughter)... </text:span>but your pictures made my day th<text:span text:style-name="T58">o</text:span>ugh i</text:p>
      <text:p text:style-name="P1">was so terribly busy then,just in the shows and so on,but</text:p>
      <text:p text:style-name="P1">people pestered me as well then,which i did tell you but</text:p>
      <text:p text:style-name="P1">you always in all you<text:span text:style-name="T60">r</text:span> sweetness either didn't realize or</text:p>
      <text:p text:style-name="P1">brushed them off and that really made my day cause i</text:p>
      <text:p text:style-name="P1">realized the insignificance more"</text:p>
      <text:p text:style-name="P1">Ash(smile) : "right,um..just a sideshow(Misty</text:p>
      <text:p text:style-name="P1">Laughs),those Godforsaken brats if are still</text:p>
      <text:p text:style-name="P1">around,beware,<text:span text:style-name="T59">(closed eyes,smile)</text:span>i feel hungry,very hungry(both laughs)...so</text:p>
      <text:p text:style-name="P1">i went straight to Cerulian and the first thing happened</text:p>
      <text:p text:style-name="P1">was Lillie<text:span text:style-name="T138">Devil</text:span>(both laughed) "who are you?where are you</text:p>
      <text:p text:style-name="P1">from?why are you not at Viridian?why your hair is like</text:p>
      <text:p text:style-name="P1">this?which perfume do you use?",then suddenly Daisy</text:p>
      <text:p text:style-name="P1">remembers me and goes like "aww,the Hoenn Champion</text:p>
      <text:p text:style-name="P1">Ash right",i said i just won <text:span text:style-name="T61">B</text:span>attle Frontier,to Violet's utter</text:p>
      <text:p text:style-name="P1">confusion as she has never heard of it(both laughs) then</text:p>
      <text:p text:style-name="P1">Lillie tells them its <text:span text:style-name="T158">just </text:span>that sideshow<text:span text:style-name="T62">(both laugh)</text:span> and looks at me</text:p>
      <text:p text:style-name="P1">carefully when i somehow manage to say may i meet</text:p>
      <text:p text:style-name="P1">Misty, Daisy goes like what i mean by meeting, whether i</text:p>
      <text:p text:style-name="P1">know her,if i'm a fan they have no time for <text:span text:style-name="T63">me</text:span> and so</text:p>
      <text:p text:style-name="P1">on,then i finally had to call them by their names and</text:p>
      <text:p text:style-name="P1">remind me who i was,<text:span text:style-name="T159">then</text:span> they wisely pointed out that</text:p>
      <text:p text:style-name="P1">the meeting is not possible to which Violet scoffed them saying this is so romantic and so on<text:span text:style-name="T64">(both laughs)</text:span>,in the meantime</text:p>
      <text:p text:style-name="P1">someone told them they were needed and they reluctantly</text:p>
      <text:p text:style-name="P1">told me to go to the guest room and you were out for that</text:p>
      <text:p text:style-name="P1">day..<text:span text:style-name="T160">before that Violet pointed out to be more romantic,i must throw that henius cap away first(both laughs)..</text:span>"</text:p>
      <text:p text:style-name="P1"><text:soft-page-break/>Misty: "yeah,i went to Viridian actually for show,came</text:p>
      <text:p text:style-name="P1">back got a verbal smack for inviting my boyfriend without</text:p>
      <text:p text:style-name="P1">telling them(both laugh) and so on,when i finally pointed</text:p>
      <text:p text:style-name="P1">out your second Gym battle there and all that,did they</text:p>
      <text:p text:style-name="P1">finally warm upto you"</text:p>
      <text:p text:style-name="P1">Ash : "yeah and then they started to cajole me into the</text:p>
      <text:p text:style-name="P1">battling for them..(both brusts into laughter) then i finally</text:p>
      <text:p text:style-name="P1">could meet you and confess my feelings for you and all</text:p>
      <text:p text:style-name="P1">that and um.."</text:p>
      <text:p text:style-name="P1">Misty(smile, hugging Ash) : "had our first kiss..till</text:p>
      <text:p text:style-name="P1">yesterday my favourite moment"</text:p>
      <text:p text:style-name="P1">Ash(smile,hugging Misty) : "yeah, though i kinda never</text:p>
      <text:p text:style-name="P1">expected it but had to give in to my emotions and you</text:p>
      <text:p text:style-name="P1">actually made the situation normal"</text:p>
      <text:p text:style-name="P1">Misty(smile) : "right!Ash,now you can understand my</text:p>
      <text:p text:style-name="P1">position.."</text:p>
      <text:p text:style-name="P1">Ash(smile) : "yeah,it really made your <text:span text:style-name="T65">2</text:span> years</text:p>
      <text:p text:style-name="P1">actually(both <text:span text:style-name="T161">smile</text:span>) then of course i went back home the</text:p>
      <text:p text:style-name="P1">very next day went to Sinnoh cause Gary had some great</text:p>
      <text:p text:style-name="P1">new pokemons(both laughs) and then you know we were talking everyday <text:span text:style-name="T162">and our relationship became clear and normal and all that,which saved me too by-the-way(both brusts into laughter)</text:span>..then that Sinnoh League win</text:p>
      <text:p text:style-name="P1">happened and umm(solemn)..things started to change"</text:p>
      <text:p text:style-name="P1">Misty(smile) : "later dear,i want to go back(both</text:p>
      <text:p text:style-name="P1">laugh)..restart from your phone confession(both laugh)"</text:p>
      <text:p text:style-name="P1">Ash(smile) : "yeah the 1st and 2nd symbol..well it was</text:p>
      <text:p text:style-name="P1">heart-wrenching..Mist, I really never even thought that you</text:p>
      <text:p text:style-name="P1">could ever long for someone else so i was sort of sure</text:p>
      <text:p text:style-name="P1">that i'll see you sweet face beaming again amd again..so</text:p>
      <text:p text:style-name="P1">first two was a bit strange,i just couldn't let go of your</text:p>
      <text:p text:style-name="P1">memories and my chu-bro would tell me that,this is Misty-</text:p>
      <text:p text:style-name="P1">showing your things all the time and i guess he only</text:p>
      <text:p text:style-name="P1">realized i want to meet you..then after my 3rd and you</text:p>
      <text:p text:style-name="P1">were talking..well i got too close to the screen(both</text:p>
      <text:p text:style-name="P1"><text:soft-page-break/>laughs)..and sorta could feel your presence.."</text:p>
      <text:p text:style-name="P1">Misty(smile) : "yeah and i just kinda automatically</text:p>
      <text:p text:style-name="P1">puckered my lips and it was a really romantic moment.."</text:p>
      <text:p text:style-name="P1">Ash(smile) : "but then somehow i refrained from kissing</text:p>
      <text:p text:style-name="P1">you(both laugh) through the screen (both laugh)..but i just</text:p>
      <text:p text:style-name="P1">knew..<text:span text:style-name="T66">my sweet sweet </text:span>chu-bro said <text:span text:style-name="T163">just like i did with him,</text:span>i <text:span text:style-name="T163">now also </text:span>want to fondle Misty(both laugh)..so</text:p>
      <text:p text:style-name="P1">anyway next day..um.."</text:p>
      <text:p text:style-name="P1">Misty(smile) : "yeah,next day,i knew you just were unable</text:p>
      <text:p text:style-name="P1">to take it anymore,so just mouthed off any challenger..</text:p>
      <text:p text:style-name="P1">(laugh).. alright.."</text:p>
      <text:p text:style-name="P1">Ash(laugh) : "right,those damn brats that were alive that day if comes around, <text:span text:style-name="T139">Gengarized version </text:span>Crawdauntogator is patiently</text:p>
      <text:p text:style-name="P1">waiting(both brusts into laughter).. they're hungry,very</text:p>
      <text:p text:style-name="P1">hungry(both brusts into laughter)...yeah so then?"</text:p>
      <text:p text:style-name="P1">Misty(smile) : "then i was just overjoyed and all and you</text:p>
      <text:p text:style-name="P1">finally called and was gibberishing(both laugh)..so i just</text:p>
      <text:p text:style-name="P1">kinda told you how i was a bit tired and want to rest on</text:p>
      <text:p text:style-name="P1">the table so that i could come <text:span text:style-name="T140">very </text:span>close to the screen(both</text:p>
      <text:p text:style-name="P1">laugh)..</text:p>
      <text:p text:style-name="P15">Ash(laugh) : "yeah,<text:span text:style-name="T164">mystyvious(both laugh,Misty smirks and tenders Ash’s hair)..no just the gibberish first(both laughs)..i just had a field day(both laughs)..and while not with my bunch just saw you everywhere(both smile)..then i thought how to approach you cause you were like my own self(both smile)..then came up with the idea of Whirl Cup of all more to appease you cause you won(both brusts into laughter)..so was gibberishing like..”</text:span></text:p>
      <text:p text:style-name="P43">Misty(laugh) : “the bits i remember ‘um..great match’ 500 times(both laughs),’you looked so bea..um..gracefull’ 5000 times(both laughs) and finally ‘your’re just um..i mean..such a..um..frie..um..special person to me’ like a million times(both brusts into laughter),then i just wanted to push you <text:span text:style-name="T141">to destruction</text:span>(<text:span text:style-name="T142">laugh,</text:span>giggle at Ash,Ash smiles at her)..”</text:p>
      <text:p text:style-name="P43"><text:soft-page-break/>Ash(<text:span text:style-name="T142">smile) : “so as soon as you came near the screen i just felt like imploding(smile,Misty tenders Ash’s cheeks)</text:span> <text:span text:style-name="T112">so i just couldn't take that anymore and</text:span></text:p>
      <text:p text:style-name="P1">said i cherished you for so long and went all</text:p>
      <text:p text:style-name="P1">over..Mist,that really was a great feeling(both giggle).."</text:p>
      <text:p text:style-name="P1">Misty(smile) : "yeah and i was also so happy i just</text:p>
      <text:p text:style-name="P1">reciprocated and kissed the screen(both <text:span text:style-name="T165">smile</text:span>).."</text:p>
      <text:p text:style-name="P1">Ash(Laugh) : "to which i said on the cheek<text:span text:style-name="T143">s</text:span>(both brusts</text:p>
      <text:p text:style-name="P1">into laughter)...anyhow then i personally phoned you</text:p>
      <text:p text:style-name="P1">most because of sweet talks(both laugh) <text:span text:style-name="T67">which were obviously sweeter Gyarados talks(both brusts into laughter)</text:span> and all..then Gary insinuated May and they found out you kissed</text:p>
      <text:p text:style-name="P1">picture(smile)..i did preserve the kiss but then just</text:p>
      <text:p text:style-name="P1">faded(both laugh)..then you sent another such then won</text:p>
      <text:p text:style-name="P1">Battle Frontier only after that i <text:span text:style-name="T166">really was established as a grown up person(both laughs)</text:span>..May decided to part,Max went back to start his</text:p>
      <text:p text:style-name="P1">journey..Brock as usual wasn't sure whether another was</text:p>
      <text:p text:style-name="P1">due or not but i went straight to Cerulian for 7 days(both</text:p>
      <text:p text:style-name="P1">laugh)..told mom Mist is now my girlfriend and i'll see her later many times but Mist herself told me she may have</text:p>
      <text:p text:style-name="P1">to go away for a long time without contact(both brusts</text:p>
      <text:p text:style-name="P1">into laughter).."</text:p>
      <text:p text:style-name="P1">Misty(laugh) : "mom later told me,<text:span text:style-name="T144">the first thing </text:span>you said like ‘Hi Mom!</text:p>
      <text:p text:style-name="P1">remember Misty, she's my girlfriend <text:span text:style-name="T145">now</text:span>’(both brusts into</text:p>
      <text:p text:style-name="P1">laughter)..and mom was kinda taken aback(both</text:p>
      <text:p text:style-name="P1">laughs)..but she knew it all along anyway(both smile).."</text:p>
      <text:p text:style-name="P33">Ash(laugh) : “Professor <text:span text:style-name="T167">O</text:span>ak said all the problems that have had happened <text:span text:style-name="T168">i</text:span>s due to the marriage i was talking about being due for 17 years(both brusts into laughter) and not happening exactly then(both laughs)..the whole world knew except so and so but no vulture could’ve done anything a<text:span text:style-name="T80">s</text:span> i’m all mistyvious(hugs Misty firmly and Misty also hugs Ash firmly and keep staring into each other’s eyes for a few moments)..”</text:p>
      <text:p text:style-name="P33"><text:soft-page-break/>Misty(hugging Ash,smile) : “my sweet bee,return(both smile)”</text:p>
      <text:p text:style-name="P1">Ash(smile) : "right then of course those 7 days,Ceruliam</text:p>
      <text:p text:style-name="P1">Cape,the Dates(laugh)..both have had a good dose of it i</text:p>
      <text:p text:style-name="P1">guess..(both laugh).."</text:p>
      <text:p text:style-name="P1">Misty(laugh) : "i'll always remember,'would you go to a</text:p>
      <text:p text:style-name="P1">date if i ask you <text:span text:style-name="T146">now</text:span>',No,why, you're a stranger,you date</text:p>
      <text:p text:style-name="P1">only known people <text:span text:style-name="T81">then’</text:span>(both brusts into laughter).."</text:p>
      <text:p text:style-name="P1">Ash(laugh) : "then your shows,the songs..well infact i</text:p>
      <text:p text:style-name="P1">never knew why Violate was a gym leader anyway(both</text:p>
      <text:p text:style-name="P1">brusts into laughter)..i knew Daisy,you told she was</text:p>
      <text:p text:style-name="P1">always good i saw that one day..but it just never</text:p>
      <text:p text:style-name="P1">interested her..and Lillie was never concentrated..Viol<text:span text:style-name="T169">e</text:span>t..</text:p>
      <text:p text:style-name="P1">(laugh)..how many(both laugh)?"</text:p>
      <text:p text:style-name="P1">Misty(laugh) : "thrice in whole life(both brusts into</text:p>
      <text:p text:style-name="P1">laughter)..after i returned only once(both brusts into</text:p>
      <text:p text:style-name="P1">laughter)..and you know she'd say 1 on 1,first hit,Mantine</text:p>
      <text:p text:style-name="P1">return,here's your badge(both brusts into laughter)..never</text:p>
      <text:p text:style-name="P1">even bothered to have a second(both brusts intolaughter).."</text:p>
      <text:p text:style-name="P1">Ash : "yeah but <text:span text:style-name="T170">in</text:span> shows i knew what Violet was once in</text:p>
      <text:p text:style-name="P1">her environment..but i only gazed at you(both</text:p>
      <text:p text:style-name="P1">laughes)..and i could see what other people were</text:p>
      <text:p text:style-name="P1">doing..and one man one day probably thought i was</text:p>
      <text:p text:style-name="P1">rather gazing like i know you very well..hey man do you</text:p>
      <text:p text:style-name="P1">know her,yeah second cousin(both brusts into</text:p>
      <text:p text:style-name="P1">laughter)..so that was it..um..just a bit(Misty brusts into</text:p>
      <text:p text:style-name="P1">laughter)..those forsaken brats if are around that ever</text:p>
      <text:p text:style-name="P1">even looked at my flower,i'm starving (both brusts into</text:p>
      <text:p text:style-name="P1">laughter)..b<text:span text:style-name="T171">ut</text:span> Mist i only later realized boys were ok i</text:p>
      <text:p text:style-name="P1">know girls far more dangerous (both laughes)..cause they</text:p>
      <text:p text:style-name="P1">just want to know everything about you so that they can</text:p>
      <text:p text:style-name="P1">immitate and all..I saw 4 shows..final day finally sweet</text:p>
      <text:p text:style-name="P1">sweet Trace is there(both brusts into laughter)..i knew the</text:p>
      <text:p text:style-name="P1">brat knows not one thing except swimming like 10</text:p>
      <text:p text:style-name="P1">hours(both brusts into laughter)..and you carried him</text:p>
      <text:p text:style-name="P1">throughout and he just didn't know what to do(both</text:p>
      <text:p text:style-name="P1"><text:soft-page-break/>laughed)..Trace was out didn't know i was in audience so</text:p>
      <text:p text:style-name="P1">when i say hi,he was like why are you not in any</text:p>
      <text:p text:style-name="P1">leagues(both brusts into laughter)...so had fun then that</text:p>
      <text:p text:style-name="P1">moment there..in full night total seclusion your space that</text:p>
      <text:p text:style-name="P1">was..once i entered i knew you had <text:span text:style-name="T172">M</text:span>istyvious ideas(both</text:p>
      <text:p text:style-name="P9">brusts into laughter)..<text:span text:style-name="T173">but then again(both brusts in laughter..”</text:span></text:p>
      <text:p text:style-name="P9">Misty(smile) : "just wanted to kiss you for may be like <text:span text:style-name="T82">8</text:span></text:p>
      <text:p text:style-name="P1">years(both laughs)..so just went off and once i went very</text:p>
      <text:p text:style-name="P1">close you just asked 'Mist,um..may i..um..have a.."(both</text:p>
      <text:p text:style-name="P1">brusts into laughter).."</text:p>
      <text:p text:style-name="P1">Ash(laugh) : "yeah ,and you straight came in front of me</text:p>
      <text:p text:style-name="P1"><text:span text:style-name="T174">with your typical mistyvious wink and smile and i got totally dissolved(both smile at each other) </text:span>and and we had our kiss,a very long one too(both brusts</text:p>
      <text:p text:style-name="P1">into laughter)..more like 80 years (both laughs)..anyhow,i</text:p>
      <text:p text:style-name="P1">though didn't feel awkward but just a bit puzzled because</text:p>
      <text:p text:style-name="P1">i knew you like <text:span text:style-name="T175">better than the</text:span> back of my hands<text:span text:style-name="T176">(both smiles at each other)</text:span> and like never have</text:p>
      <text:p text:style-name="P1">been in that position and situation (both <text:span text:style-name="T177">laugh</text:span>)..so a strange stuff..during our kiss all i thought</text:p>
      <text:p text:style-name="P1">was how much i cherised you and all that..it was great,it</text:p>
      <text:p text:style-name="P1">was great.."</text:p>
      <text:p text:style-name="P1">Misty(smile) : "yeah..i kinda completely lost myself and</text:p>
      <text:p text:style-name="P1">so many emotions and all.. yesterday when you were</text:p>
      <text:p text:style-name="P1">going like spit and caugh(laugh)..i felt really sad.."</text:p>
      <text:p text:style-name="P1">Ash(solemn) : "um..Mist,i did hurt you but we.."</text:p>
      <text:p text:style-name="P1">Misty(smile) : "that was th<text:span text:style-name="T83">en</text:span> Ash,<text:span text:style-name="T178">long long ago,</text:span>this is soully(both</text:p>
      <text:p text:style-name="P1">smile)..<text:span text:style-name="T179">and then..um..</text:span>i felt <text:span text:style-name="T180">kinda </text:span>awkward <text:span text:style-name="T181">cause i knew you like myself as well(both smile) and then just like was so overjoyed and all(both giggle at each other)</text:span> and never really wanted to meet</text:p>
      <text:p text:style-name="P1">you the next day but then you just hugged me(both</text:p>
      <text:p text:style-name="P1">laugh)..and then we went to the pool had fun there,well i</text:p>
      <text:p text:style-name="P1">tried to kiss you everytime i saw you(both laugh)..but you</text:p>
      <text:p text:style-name="P1">said may be the first word of wisdom i ever heard <text:span text:style-name="T182">from you</text:span>(both</text:p>
      <text:p text:style-name="P1"><text:soft-page-break/>laugh).."sweetness turns bitter if tasted too much"(both brusts into laughter)..so desisted..and then you again went,and it was the same phonecall<text:span text:style-name="T183">s,pictures</text:span> and all.."</text:p>
      <text:p text:style-name="P10">Ash(smile) : "<text:span text:style-name="T84">well i hugged you the next day cause i thought as you were avoiding me(both laugh) as i might’ve done something very wrong(both brusts into laughter)..so just hugged you and then itself you were again just wanted to be all over(both laughs)..no Mist,i got you fully at that moment how devoted you were cause you knew i’d go away again for ages and all your gym leader etc things went away and i saw how sweet you are and all mine(tendering Misty’s cheeks,Misty smiles)..that self i want to see all the time soully(both hug each other firmly for a few moments)...the rest around the gym my department(both smile)...except(both brusts into laughter)..anyway then again had to depart for the next league</text:span>,just went to Sinnoh,Brock went in,May</text:p>
      <text:p text:style-name="P1">came to know about us by the end,Max obviously realized</text:p>
      <text:p text:style-name="P1">2 years later(both laugh)..i told Brock minus the kiss(both</text:p>
      <text:p text:style-name="P1">brusts into laughter)..he was happy just patted me..Trace</text:p>
      <text:p text:style-name="P1">was so overjoyed said like why didn't you call me(both</text:p>
      <text:p text:style-name="P1">brusts into laughter)..anyhow then I met Dawn..her first</text:p>
      <text:p text:style-name="P1">question is like Hi!I'm Dawn,tell me about your girlfriend's</text:p>
      <text:p text:style-name="P1"><text:span text:style-name="T184">favourite perfume</text:span>(both brusts into laughter)..she was she..but she</text:p>
      <text:p text:style-name="P1">wasn't like May(both laughes)..much matured and</text:p>
      <text:p text:style-name="P1">absolutely cocky(both laughs)..was a sweet <text:span text:style-name="T185">little</text:span> girl</text:p>
      <text:p text:style-name="P1">really..and Brock was much changed then but he told me</text:p>
      <text:p text:style-name="P1">that this will really be his last trip so just to learn the</text:p>
      <text:p text:style-name="P1">basics cause i still had two more regions left..and really i</text:p>
      <text:p text:style-name="P1">was so oblivious,by the end of battle frontier you told me</text:p>
      <text:p text:style-name="P1">many times <text:span text:style-name="T186">and</text:span> to learn those so i did a little..but then <text:span text:style-name="T187">S</text:span>innoh</text:p>
      <text:p text:style-name="P1">went on got 1<text:span text:style-name="T188">6</text:span> badges and two ribbons,well that always</text:p>
      <text:p text:style-name="P1">bored me to hell(both brusts into laughter)..and Drew</text:p>
      <text:p text:style-name="P1">would always go like,5 minutes break it up in 50</text:p>
      <text:p text:style-name="P1">pats(both brusts into laughter)..and May said no only</text:p>
      <text:p text:style-name="P1"><text:soft-page-break/>5(both <text:span text:style-name="T189">laughs</text:span>) <text:span text:style-name="T85">then Dawn finally reviewed it must be 27(both laughs)</text:span>..Dawn coerced me saying it'll</text:p>
      <text:p text:style-name="P1">help <text:span text:style-name="T85">me</text:span>..so just went along..<text:span text:style-name="T86">it was a different experience and good one cause before that i had two shared with May,these two were mine only,kind of an experience</text:span>..i guess <text:span text:style-name="T190">Sinnoh finally made me a man in all senses..(both smile)..</text:span>"</text:p>
      <text:p text:style-name="P11">Misty(smile,<text:span text:style-name="T87">hugging Ash firmly</text:span>) : "um,Ash.. detail all your journeys.."</text:p>
      <text:p text:style-name="P1">Ash(giggle) : "at your service as ever(Misty giggles)..</text:p>
      <text:p text:style-name="P1">1<text:span text:style-name="T88">5</text:span>,May-1<text:span text:style-name="T88">7</text:span>,April,Indigo</text:p>
      <text:p text:style-name="P1">1<text:span text:style-name="T88">7</text:span>,May-1<text:span text:style-name="T88">8</text:span>,May,Orange</text:p>
      <text:p text:style-name="P1">1<text:span text:style-name="T88">8</text:span>,June-<text:span text:style-name="T88">20</text:span>,June,Jhoto</text:p>
      <text:p text:style-name="P1">these were with my sweet sweet Mist flower(both giggle</text:p>
      <text:p text:style-name="P1">and hug)..but(laugh)..<text:span text:style-name="T191">there was </text:span>Trace(both laughes)..i can never</text:p>
      <text:p text:style-name="P1">forget that brat(both laugh)..i wish he atleast came once</text:p>
      <text:p text:style-name="P1">more <text:span text:style-name="T89">and especially when Dawn was around(both laugh) and Brock was there as well those three would’ve created a massacare there..(laugh)..i guess i should’ve dragged Trace there and do his works at gym(both laugh)</text:span>...but i'll now pester him(both laughes) for the rest</text:p>
      <text:p text:style-name="P1">of my life<text:span text:style-name="T192">(both laughs)</text:span>..and you know i unnecessarily wasted a <text:span text:style-name="T248">week</text:span></text:p>
      <text:p text:style-name="P1">in Jhoto(both laughs).."</text:p>
      <text:p text:style-name="P1">Misty (smirk) : "<text:span text:style-name="T90">too</text:span> <text:span text:style-name="T90">much</text:span> flower(both brusts into</text:p>
      <text:p text:style-name="P1">laughter)"</text:p>
      <text:p text:style-name="P1">Ash(smile) : "yeah,just didn't want to be away from you at</text:p>
      <text:p text:style-name="P1">all..and you were in heaven that 5 year patience</text:p>
      <text:p text:style-name="P1">finally(both laughs).."</text:p>
      <text:p text:style-name="P1">Misty(smile) : "i always knew you only ever looked at me</text:p>
      <text:p text:style-name="P1">like that..never anyone else..but i just wasn't sure...</text:p>
      <text:p text:style-name="P1">but(smile)..now soully souled(both smile and hug)"</text:p>
      <text:p text:style-name="P17">Ash<text:span text:style-name="T193">(smile)</text:span> : "<text:span text:style-name="T193">i know what my sweety wasn’t sure about(hugging Misty very firmly,Misty looks into Ash’s eyes smiling)..it was whether or not ‘my Ash was adoring me all the time’(smile,tenders Misty’s hair,Misty hugs Ash firmly,smiling)...</text:span></text:p>
      <text:p text:style-name="P17"><text:soft-page-break/>then <text:span text:style-name="T194">back at the journey-&gt;</text:span></text:p>
      <text:p text:style-name="P1"><text:span text:style-name="T91">20</text:span>,July-<text:span text:style-name="T91">22</text:span>,June,Hoenn,our reunion at <text:span text:style-name="T91">21</text:span>,<text:span text:style-name="T92">April</text:span>..i had to live</text:p>
      <text:p text:style-name="P1">without my sweety for <text:span text:style-name="T93">9</text:span> mo<text:span text:style-name="T93">n</text:span>ths..but i really became your</text:p>
      <text:p text:style-name="P1">fan after that Mist(both smile)..that night i was always</text:p>
      <text:p text:style-name="P1">with you,well Gyarados actually..(both brusts intolaughter).."</text:p>
      <text:p text:style-name="P1">Misty(smile) : "could you have beaten my Gyarados in</text:p>
      <text:p text:style-name="P1">Hoenn?"</text:p>
      <text:p text:style-name="P1">Ash(smile) : "<text:span text:style-name="T94">gyms no championships yes but from upto quarters only and only with distinct type advantage like Pikachu or Snorlax but Crawdaunt or Feraligator even then could’ve beaten her as well(both laugh) but Heracross no(both brusts into laughter)..the reunion day i myself would’ve been in pokemon centre for a week(both laugh)..only when i was in the quarters,you know that feeling of invincibility...but you know Mist,if you too were a trainer like me we would’ve tied throughout our career at all points creating a record(both smile) but i’ve very rarely faced Gyarados though throughout my whole career a few times in championships well Hoenn itself being one,surprize surprize(both laughs) then in Gyms Unova and Sinnoh may be 4 times but against Gyarados it was always you not me(both laughs) and you know that Sinnoh final and my problem with your Gyarados is exactly that(both laugh)</text:span>"</text:p>
      <text:p text:style-name="P34">Misty(laugh) : “chu-bro prefers the little sister(both laughs)”</text:p>
      <text:p text:style-name="P34">Ash(smile) : “yeah but by the<text:span text:style-name="T195">n</text:span> i had the initial form of Crawdanuntogator(both laughs)..Mist,i’m nothing to your knowledge on water types but those two pests are truely once only(both laughs)..”</text:p>
      <text:p text:style-name="P1">Misty(smile) : "Ash,i'm a hall of fame myself but you really</text:p>
      <text:p text:style-name="P1">have i mean.. it's just impossible to think what only just</text:p>
      <text:p text:style-name="P1">those two can do <text:span text:style-name="T196">and they are just so so common everywhere abadauntly found and they’ve fooled around with Team Rocket highest boss,it’s just impossible</text:span>..<text:span text:style-name="T196">it’s</text:span> soulmate really.."</text:p>
      <text:p text:style-name="P1">Ash(smile) : "yeah,<text:span text:style-name="T100">just letting them be who they are but(laugh</text:span>)<text:span text:style-name="T95">try Goldy with them</text:span>(both</text:p>
      <text:p text:style-name="P12">brusts into laughter)..<text:span text:style-name="T96">anyway </text:span>then </text:p>
      <text:p text:style-name="P12"><text:soft-page-break/>Batrle Frontier from <text:span text:style-name="T96">22,</text:span>July-</text:p>
      <text:p text:style-name="P1">2<text:span text:style-name="T96">3</text:span>,December,Battle Frontier</text:p>
      <text:p text:style-name="P1">then with my flower for a week</text:p>
      <text:p text:style-name="P1">then 2<text:span text:style-name="T97">4</text:span>,January-2<text:span text:style-name="T99">6</text:span>,February,Sinnoh,tha<text:span text:style-name="T98">t</text:span> really made</text:p>
      <text:p text:style-name="P1">me then Pokemon Master..well the normal one(both</text:p>
      <text:p text:style-name="P1">brusts into laughter)”</text:p>
      <text:p text:style-name="P1">Misty(smile) : "yeah you really got very matured during</text:p>
      <text:p text:style-name="P1">Sinnoh <text:span text:style-name="T197">and when you returned were the exact dream man for me(Ash laughs,Misty laughs a bit later),unintellectual that is(both brusts into laughter)..</text:span>and i was very happy..i mean you really mastered the sweet talk then(both brusts into laughter)..about</text:p>
      <text:p text:style-name="P1">Gyarados <text:span text:style-name="T198">still</text:span>(both brusts into laughter).."</text:p>
      <text:p text:style-name="P1">Ash(smile) : "right!<text:span text:style-name="T101">infact i should be ever grateful to Gyarados for doing the beau-talking(both brusts into laughter) that too for like 7 years(both brusts into laughter)..</text:span>actually you know i never told anyone</text:p>
      <text:p text:style-name="P1">about my first kiss myself <text:span text:style-name="T199">and still hasn’t</text:span> and later when</text:p>
      <text:p text:style-name="P1">they pressed me i would always say why were they</text:p>
      <text:p text:style-name="P1">interested at all and so on,Dawn was always very excited about us but never went <text:span text:style-name="T200">in</text:span>to overdrive like May <text:span text:style-name="T200">who well had reasons(both laughs)</text:span>,<text:span text:style-name="T200">Dawn</text:span> had her</text:p>
      <text:p text:style-name="P1">own goals,Brock had changed quite a <text:span text:style-name="T201">lot</text:span> and we just</text:p>
      <text:p text:style-name="P1">trodden along, your name <text:span text:style-name="T102">absolutely </text:span>skyrocketed <text:span text:style-name="T103">just after i left for Sinnoh and was supreme</text:span> and i was very</text:p>
      <text:p text:style-name="P1">happy for you then"</text:p>
      <text:p text:style-name="P1">Misty(smile) : "yeah,and you were my relief as well as i</text:p>
      <text:p text:style-name="P1">could talk about pokemons with you all day which here</text:p>
      <text:p text:style-name="P1">was hard to do unless Trace was present"</text:p>
      <text:p text:style-name="P1">Ash(smile) : "right,<text:span text:style-name="T104">(frwon) that dumb buff..(Misty frowns)..anyway...(smile)</text:span>but you remember that final..by the way</text:p>
      <text:p text:style-name="P1">Daisy never forgave me for never giving you a flower</text:p>
      <text:p text:style-name="P1">bouquet though(both laughs)<text:span text:style-name="T105">till the great discourse(both brusts into laughter)</text:span>"</text:p>
      <text:p text:style-name="P1">Misty(smile) : "Ash,your t<text:span text:style-name="T106">wo</text:span> gifts Battle Frontier Trophy</text:p>
      <text:p text:style-name="P1">and Sinnoh League, Especially Sinnoh league,you know</text:p>
      <text:p text:style-name="P1"><text:soft-page-break/>saved me many times actually.."</text:p>
      <text:p text:style-name="P1">Ash(sigh) : "Mist,really you too need time in Pinkenberry"</text:p>
      <text:p text:style-name="P1">Misty(smile, hugging Ash) : "i'm having every bit of it Ash,</text:p>
      <text:p text:style-name="P1">don't worry"</text:p>
      <text:p text:style-name="P1">Ash(hugging Misty) "right!"</text:p>
      <text:p text:style-name="P1">Misty(smile) : "those two were you know what set Men</text:p>
      <text:p text:style-name="P1">out of Boys,especially that Pikachu vs All in Sinnoh,that</text:p>
      <text:p text:style-name="P1">was the Pokemon Master"</text:p>
      <text:p text:style-name="P1">Ash(hugging Misty) : "i guess Mist,i guess.but um..(Misty</text:p>
      <text:p text:style-name="P1">again laughes)..(laugh) time for brat break(both</text:p>
      <text:p text:style-name="P1">laughes)..those who pesterd my sweet little flower,i'm</text:p>
      <text:p text:style-name="P13">famished (both brusts into laughter),<text:span text:style-name="T106">please i beg of you,please come by 12 at night(both brusts into laughter)</text:span>....<text:span text:style-name="T106">well you know Mist,that was my life that after this many years you get a certificate or medal or Trophy so that really was the prize and i thought it would be nice(Misty smiles and tenders Ash’s cheeks,Ash smiles too)..the Orange as you know went to Professor Oak,Hoenn i gave to Brock obviously then those two,then Unova i didn’t give to anyone(hugging Misty firmly) thats all for my sweety to retake(both smile),Kalos had to go to Professor Kukui simply due to the undercover and all and Elite4 they give medals only so yeah,that really was my present(smile)..”</text:span></text:p>
      <text:p text:style-name="P35">Misty(smile,hugging Ash firmly) : “my sweet sweet bee(Ash giggles)..<text:span text:style-name="T107">but really Ash,nothing like Sinnoh discourse(both brusts into laughter)..”</text:span></text:p>
      <text:p text:style-name="P36">Ash(laugh) : “yeah,i’ll remeber myself as well,kinda came off,wanna listen again(smile,Misty smiles and nods)-&gt;</text:p>
      <text:p text:style-name="P37">Psychic has to see you,so agility</text:p>
      <text:p text:style-name="P38">Fire has to stay calm with you<text:span text:style-name="T108">r antics,so irritate</text:span></text:p>
      <text:p text:style-name="P38">Ground has to keep you grounded,<text:span text:style-name="T109">so springboard</text:span></text:p>
      <text:p text:style-name="P38">Dark will <text:span text:style-name="T249">be very focused for long</text:span>,<text:span text:style-name="T109">so feign weakness</text:span></text:p>
      <text:p text:style-name="P38">Direct type disadvantage thinks you are <text:span text:style-name="T108">a </text:span>bully<text:span text:style-name="T108">(Gyarados),so befriend..(Misty laughs)..well chu won’t do beau-monitoring(both brusts into laughter)..</text:span></text:p>
      <text:p text:style-name="P38"><text:soft-page-break/>Dragon would underestimate you <text:span text:style-name="T251">and ever be confident</text:span>,<text:span text:style-name="T110">so startle and insecure</text:span></text:p>
      <text:p text:style-name="P47">Type Advantage will <text:span text:style-name="T252">be trusted upon by trainer,make him look strong to increaes trainer’s faith to become overconfident then cajole him into mistakes</text:span></text:p>
      <text:p text:style-name="P38">Ghost has to engage you to the plays<text:span text:style-name="T108">(Gengar),so compete..this was hardest part cause chu had to play which he never liked unless friends or mutual friends and somehow managed only</text:span></text:p>
      <text:p text:style-name="P48">Grass would try to finish you quickly,<text:span text:style-name="T110">keep </text:span>patience...</text:p>
      <text:p text:style-name="P49">Electric will try to race you <text:span text:style-name="T253">for long</text:span>,shorten it</text:p>
      <text:p text:style-name="P48"><text:span text:style-name="T254">penaltimate was hard as in this one chu was a quite tired trying to appease Gengar of all(both laugh)..but just after the very first attack i said if i don’t win this i’ll never become what i want to be in mental signals which he was catching by then just around his self discovery of power became very perceptive,so this statement makes sure he kept his patience and then that legendary thunder-chair the first time i saw it before only read and thus shouted then,thus the miracle completed with one of the most elusive and miraculous attack and that was a big thing...”</text:span></text:p>
      <text:p text:style-name="P39">Misty(smile) : “How <text:span text:style-name="T111">was your feeling now as a review that you had then?”</text:span></text:p>
      <text:p text:style-name="P40">Ash(smile) : “<text:span text:style-name="T112">well i realized many things that Final day and so on,Pikachu's powers and my</text:span></text:p>
      <text:p text:style-name="P1">intuitive powers really did give me the breakthrough,that i</text:p>
      <text:p text:style-name="P1">just knew what to do to win any match in any situation</text:p>
      <text:p text:style-name="P1">against just about anyone,<text:span text:style-name="T113">except Gyarados(both laughs).</text:span>..i lost in Unova o<text:span text:style-name="T114">nly once on a best of 3 gym challenge in the second hall of fame gym that i went to,this was the very first match..</text:span></text:p>
      <text:p text:style-name="P1">but other things happened and then the breakup</text:p>
      <text:p text:style-name="P1">and then team rocket came around,where i had to be very</text:p>
      <text:p text:style-name="P1">carefull,and it also was a big thing <text:span text:style-name="T115">cause it was life/death of many dependent upon you and your bunch and all about your nerves</text:span>,but then i really didn't care,was in my</text:p>
      <text:p text:style-name="P1">own mood,own oblivion and fortunately my skills in</text:p>
      <text:p text:style-name="P1"><text:soft-page-break/>battling did defeat team rocket<text:span text:style-name="T202"> juniors and then finally the great boss but well(both laughs)..that gave me the very basis of my current plane(both brusts into laughter)</text:span>"</text:p>
      <text:p text:style-name="P1">Misty(smile) : "yeah busting team rocket just about</text:p>
      <text:p text:style-name="P1">8 months after our breakup <text:span text:style-name="T203">and the way how it was done </text:span>and all that was happening i</text:p>
      <text:p text:style-name="P1">really also thought your head had spun just too much <text:span text:style-name="T204">as you might’ve understood you don’t have any match</text:span> and</text:p>
      <text:p text:style-name="P1">all that, otherwise by the end of the 2nd month right upto</text:p>
      <text:p text:style-name="P1">6th i thought of the reconciliation many times but but</text:p>
      <text:p text:style-name="P1">never quite proceeded <text:span text:style-name="T205">and you know all the rest</text:span>.."</text:p>
      <text:p text:style-name="P1">Ash(smile) : "well i only wish i wasn't such a dumb</text:p>
      <text:p text:style-name="P1">buffoon as well,but you know i was and then i went to</text:p>
      <text:p text:style-name="P1">Kalos,<text:span text:style-name="T206">exactly where you should’ve been with me AWOL(both laughs)</text:span> and by the end of it i knew i had no many match in</text:p>
      <text:p text:style-name="P1">this world when it comes to battling... <text:span text:style-name="T211">just </text:span>after Unova i had</text:p>
      <text:p text:style-name="P1">only one match <text:span text:style-name="T211">but that too like match in the sense her best level against my then current level which was only to get better</text:span> and t<text:span text:style-name="T212">he match</text:span> was Laura,were almost 90 by</text:p>
      <text:p text:style-name="P1">then and i met her in Sinnoh when i won the league there</text:p>
      <text:p text:style-name="P1">and she instantly recognized my just blossoming levels and really blessed me much and she actually did tell me</text:p>
      <text:p text:style-name="P1">that i'll surpass her <text:span text:style-name="T207">just after the next league victory</text:span> and anyone else ever <text:span text:style-name="T208">that she knew</text:span>..she just said</text:p>
      <text:p text:style-name="P1">your Pikachu itself is a miracle..i did tell her about</text:p>
      <text:p text:style-name="P1">you,which to my surprize she knew rather well via one of</text:p>
      <text:p text:style-name="P1">her relatives from next generation having woked in</text:p>
      <text:p text:style-name="P1">Cerulian recetly"</text:p>
      <text:p text:style-name="P1">Misty : "yeah,you called her and introduced me to her</text:p>
      <text:p text:style-name="P1">from the Gym,and i spoke with her only on that day and</text:p>
      <text:p text:style-name="P1">she really was very kind"</text:p>
      <text:p text:style-name="P1">Ash(smile) : "yeah,as you know a real legend in all</text:p>
      <text:p text:style-name="P1">departments,and(hugging Misty) you'll be such <text:span text:style-name="T209">very </text:span>soon Mist."</text:p>
      <text:p text:style-name="P1">Mist(smile) : "i want(hugs Ash)this only"</text:p>
      <text:p text:style-name="P1">Ash(smile) : "have all the time,<text:span text:style-name="T210">as usual</text:span>(both giggle)then of course</text:p>
      <text:p text:style-name="P1"><text:soft-page-break/>i won Kalos like i did and i just knew now i don't have any</text:p>
      <text:p text:style-name="P1">match at all and basically i knew it was formality before i</text:p>
      <text:p text:style-name="P1">got into hall of fame and Elite 4 happened,after the very</text:p>
      <text:p text:style-name="P1">first Elite4 with those brats and all,i knew i have become</text:p>
      <text:p text:style-name="P1">once <text:span text:style-name="T213">only very concretely</text:span> and i won't be able to battle long..so just</text:p>
      <text:p text:style-name="P1">oriented the group and somehoe finished(both laugh)..but</text:p>
      <text:p text:style-name="P1">my personal problems just erupted as well anyhow all</text:p>
      <text:p text:style-name="P1">things finally came to be settled forever yesterday,as i had</text:p>
      <text:p text:style-name="P1">MY FLOWER(both hugging each other smile)"</text:p>
      <text:p text:style-name="P18">Mist<text:span text:style-name="T211">y</text:span>(smile) : "but i want to restart again(both smile)"</text:p>
      <text:p text:style-name="P18">Ash(smile) : "anything all the time(both smile)..</text:p>
      <text:p text:style-name="P1">so, i come back from Sinnoh now a <text:span text:style-name="T226">4</text:span> weeks break and</text:p>
      <text:p text:style-name="P1">again <text:span text:style-name="T226">3</text:span> weeks at Cerulian (both brusts into laughter)..this</text:p>
      <text:p text:style-name="P1">time none of those 3 were there but Sarah of all was</text:p>
      <text:p text:style-name="P1">instructed (both laughes)..She comes are you a</text:p>
      <text:p text:style-name="P1">challenger are you a vistior,are you the <text:span text:style-name="T214">official </text:span>observer(both</text:p>
      <text:p text:style-name="P1">laugh)..and i said i'm a challenger..(laugh)..none is here</text:p>
      <text:p text:style-name="P1">now come at 3:30(both brusts into laughter)...then i</text:p>
      <text:p text:style-name="P1">showed my Sinnoh title..ah!your Ash Ketchum..and goes</text:p>
      <text:p text:style-name="P1">all over..then she ofcourse realizes about me and you</text:p>
      <text:p text:style-name="P1">called you,i challenge<text:span text:style-name="T215">d</text:span> you(laugh)..and then went all over</text:p>
      <text:p text:style-name="P1">in pool(both brusts into laughter)"</text:p>
      <text:p text:style-name="P1">Misty(laugh) : "yeah,that Sinnoh title and before that that</text:p>
      <text:p text:style-name="P1"><text:span text:style-name="T216">discourse</text:span> you were a real star too then..so i just asked</text:p>
      <text:p text:style-name="P1">Sarah she says new trainer 4 badges,Hoenn,2nd</text:p>
      <text:p text:style-name="P1">region(both laughes)..so then I go and <text:span text:style-name="T217">there’s </text:span>You(smile)..so</text:p>
      <text:p text:style-name="P1">sweet..then the challenge,you go like i choose Ash(laugh)</text:p>
      <text:p text:style-name="P1">and jump into the pool..really you scared me with that</text:p>
      <text:p text:style-name="P1">dive(both).."</text:p>
      <text:p text:style-name="P1">Ash(laugh) : "nah just seeing you adrenaline stuff(both</text:p>
      <text:p text:style-name="P1">laugh)..then my sweety sweetly came <text:span text:style-name="T218">with the typical gracefully sweet dive(Misty laughs) </text:span>and had a <text:span text:style-name="T220">very </text:span>good <text:span text:style-name="T220">very long</text:span></text:p>
      <text:p text:style-name="P1">hug<text:span text:style-name="T220">(both laughs)</text:span> and all the fooling around<text:span text:style-name="T219">(both hugs each other very firmly)</text:span>..then(laugh)..again</text:p>
      <text:p text:style-name="P1">someone comes new challenger and i just said tell them</text:p>
      <text:p text:style-name="P1"><text:soft-page-break/>Sinnoh League's <text:span text:style-name="T220">new</text:span> champion Ash Ketchum is here cause this is his <text:span text:style-name="T220">quote “VERY OWN” </text:span>cousin's gym(both brusts into laughter)..so for</text:p>
      <text:p text:style-name="P1">that day the Gym is shut <text:span text:style-name="T221">and quote “NONE WERE THERE”(both brusts into laughter</text:span>..then we had so much fun and</text:p>
      <text:p text:style-name="P1">all that..<text:span text:style-name="T221">and that was the time i was telling you yesterday Mist,yeah i didn’t fully understand your antics(smile,Misty laughs) then were just your heart wrenching longing for me otherwise i would’ve got formally engaged then as well cause after that i could’ve travelled without a trouble and any moment come back via relation or take you there(both smile)</text:span>..<text:span text:style-name="T222">anyway still </text:span>beautiful times..Brock of course decided to go to</text:p>
      <text:p text:style-name="P1">become a Doctor,Trace was <text:span text:style-name="T225">just about beeing </text:span>around Daisy <text:span text:style-name="T224">flower</text:span> i saw(both</text:p>
      <text:p text:style-name="P1">laughs)<text:span text:style-name="T223">but still the bufoon took 5 more years(both brusts into laughter)</text:span>..and so on..you really were on top of your fame</text:p>
      <text:p text:style-name="P1">then..good times really..that time i actually thought i had</text:p>
      <text:p text:style-name="P1">stayed enough and we kinda had an understanding.."</text:p>
      <text:p text:style-name="P1">Misty(smile) : "yeah true..we sort of matured and you only</text:p>
      <text:p text:style-name="P1">had 2 leagues left..we both were very happy..Ash,i never</text:p>
      <text:p text:style-name="P1">realized how much danger we and you then took up,so</text:p>
      <text:p text:style-name="P1">difficult isn't it 2 years and all those places.."</text:p>
      <text:p text:style-name="P1">Ash(smile) : "true Mist very much,well in Kalos i hiked</text:p>
      <text:p text:style-name="P1">barely cause there's more cities and all and i had my</text:p>
      <text:p text:style-name="P1">different intentions there but Unova i went in</text:p>
      <text:p text:style-name="P1">2<text:span text:style-name="T227">6</text:span>,<text:span text:style-name="T227">April</text:span>-2<text:span text:style-name="T227">8</text:span>,<text:span text:style-name="T228">September</text:span>..that really was my tuning</text:p>
      <text:p text:style-name="P1">point...my skills were just it was every day a thousand</text:p>
      <text:p text:style-name="P1">new things and then <text:span text:style-name="T228">attention</text:span>,i com<text:span text:style-name="T228">p</text:span>leted <text:span text:style-name="T231">30</text:span> Gyms</text:p>
      <text:p text:style-name="P1">there and all that..Iris and Cilan barely kept up with</text:p>
      <text:p text:style-name="P19">me..<text:span text:style-name="T229">that was Iri’s third and she was pretty matured girl of 23/24 was a different relationship entirely and rather competed with me and could hold her own and all and as Cilan told me much later went to Hoenn next won then Orange which she couldn’t win but found her soulmate in Hoenn and now according to Cilan just wants to settle down(both smile)..then there was the devil </text:span><text:soft-page-break/><text:span text:style-name="T229">Cilan(both laughs)..he was very nice and all that,but then of course eventually comes to know about you(both laughs) and goes all over(both laughs)..Iris’s very first Gym was Cerulian which means(both brusts into laughter)she’s no more sane(both laughs)..so Iris of course remembers you and just says congratulations and all,Cilan can’t believe it and asks me how the hell did i even get close to you(both laughs) to which i scoff that i’m a 4 league champion what does he expect(both laugh),but really you know Mist,that was my ego,i did joke and would do so again if i have to go back there but now it’ll be purely a joke then it had ego mixed with it in a very large quantity(both smile,Misty tenders Ash’s cheeks)..i still never told anybody naming you just said yes i’ve a girlfriend and that’s it but you know travel companions will eventually come to know..Cilan is a true admirer of yours and in my dark days always told me to keep the feet at on ground and not to leave you thinking i was a bigger star,thought actually that i got jealous of your name and then me being there wanted to compet(both smile)..anyhow then all attention and my everyday sudden realizations did create a mess and i just never knew what is what except when i was with my bunch(both smiles)..and i kinda just brushed you aside later cause i just thought what’s the matter Mist herself knows all about it and i’m anyhow going to return to her and had a plan actually to stay with you for 2 or 3 months(Misty smiles and tenders Ash’s hair) then may be more cause i was 3 years advanced than last age limit and just could travel to Kalos ages later but then backtracked cause didn’t want to let go of goal and all,then liked the show boating and parties where girls i saw would jump and when they crossed the line just told them i’ve a girldfriend and then scoffed if necessary that we’re devoted to each other since day one of our relationship and atleast my devotion wont stop increasing(Misty smiles) which dissuaded a few,then a few poses and all with my grwoing abilities,and you finally were fed up and all those m..(Misty sighs and shakes her head)(Grin)..undercover language(both laughs)..anyway all they did was to just moan that </text:span><text:soft-page-break/><text:span text:style-name="T229">you’re not happy never telling me the real issue and i told them Mist says she doens’t want me to come back but she just is living her dream and i don’t want her to come here either breaking that we’re having a rough patch in professional lives but we know each other for more than 12 years it’s all chill and besides i’ll eventually be back and with only one region left i’ll stay there 3 months no trouble and all..but the great matured legends(Misty shakes her head) gets the thing totally upended as did Brock of all later when i told him all is cough and spit the venerable himself gets the meaning but suddenly wisdom dawns that that also then is my view of my flower of all,what an utmost buffoon(Misty shakes her head and laughs)...so these great legends says that their heart throb is infatuated but very sweet so i’m myself having my 12 year old infatuation broken now suddenly cheating yet am not worthy enough to know the real situation but suddenly underground sludges aren’t infatuated despite hanging around exactly like what that great b.. was doing to me in Kalos(Misty sighs and shakes her head).. and suddenly sludges are great venerable ones having the license to enter buildings where as if they were anticipating the break-up,what abject retardness is it to think if you’re not spitting at your girlfriend everytime your immature..(sternly,Misty tries to calm Ash down)...no Mist,it’s ok..i must for the sake of it,the legends themselves were infatuated with you and that’s why i never liked that responsibility stuff at all..anyhow..whatever..”</text:span></text:p>
      <text:p text:style-name="P44">Misty(hugging Ash very firmly,smile) : “sweety,you’re flower wants you now,come”</text:p>
      <text:p text:style-name="P44">Ash(hugging Misty very firmly,angry) : “that’s why Pinkenberry and i won’t hear anything but neither me nor you will use phones <text:span text:style-name="T235">i</text:span>f serious <text:span text:style-name="T237">matter</text:span> Orange Elite4 will be too glad to find us and inform us <text:span text:style-name="T236">sooner than a wink</text:span>,that’s my final say”</text:p>
      <text:p text:style-name="P44">Misty(same pose) : “it’s all right dear,just calm down”</text:p>
      <text:p text:style-name="P44">(Ash and Misty keeps hugging <text:span text:style-name="T233">each other very firmly for a few minutes)</text:span></text:p>
      <text:p text:style-name="P45"><text:soft-page-break/>Ash : “<text:span text:style-name="T229">anyhow,</text:span>Unova,<text:span text:style-name="T229">at first it was well then my head wasn't right then</text:span></text:p>
      <text:p text:style-name="P1">our problems started and all that,you weren't in a good</text:p>
      <text:p text:style-name="P1">place either,far worse than me..and that i really regret <text:span text:style-name="T230">30</text:span></text:p>
      <text:p text:style-name="P1">is just a number you know..but anyway my flower is just</text:p>
      <text:p text:style-name="P1">here(hugs Misty firmly,<text:span text:style-name="T234">smiles,</text:span>Misty <text:span text:style-name="T234">smiles and tenders Ash’s cheeks</text:span>)..by the end of Unova</text:p>
      <text:p text:style-name="P1">i knew i could go toe to toe and may be even betterElite4..but i came back and all that.."</text:p>
      <text:p text:style-name="P1">Misty(smile) : "yeah you were great but then pressure</text:p>
      <text:p text:style-name="P1">upon me was always increasing and you also weren't that</text:p>
      <text:p text:style-name="P1">close it seemed always became about how great this</text:p>
      <text:p text:style-name="P1">party was or what you could do..then may be for the first</text:p>
      <text:p text:style-name="P1">time in like 6 years i screamed at you and you were rather</text:p>
      <text:p text:style-name="P1">flustered and all..then i realized you came to and</text:p>
      <text:p text:style-name="P1">agreement with press and all but just always seemed very</text:p>
      <text:p text:style-name="P1">far..just profesaional life..and yeah i cheris you..and here</text:p>
      <text:p text:style-name="P1">peole were constantly hanging around me and all</text:p>
      <text:p text:style-name="P1">that..Trace was my only link with normalcy..and i'd always</text:p>
      <text:p text:style-name="P1">tell him keep a tab on Ash,he's gonna get</text:p>
      <text:p text:style-name="P1">bamboozled..and he did what he could do..Brock went so</text:p>
      <text:p text:style-name="P1">busy..did meet me but was rather all into his own stuffs..i</text:p>
      <text:p text:style-name="P1">just felt lonely..i realized then Ash,as you said yesterday..</text:p>
      <text:p text:style-name="P1">truely i do need you so much.. it's just not fulfilled without</text:p>
      <text:p text:style-name="P1">you.."</text:p>
      <text:p text:style-name="P1">Ash : "yeah i just brushed aside your troubles and all..that</text:p>
      <text:p text:style-name="P1">was being bufoon..and then we just came to that day</text:p>
      <text:p text:style-name="P1">when i,Mist,i still regret that and that's what i was telling</text:p>
      <text:p text:style-name="P1">you..i was killing myself as well..i just told you i'm busy i</text:p>
      <text:p text:style-name="P1">dont wait for guys to come into the doorstep..just if i said</text:p>
      <text:p text:style-name="P1">random people,it goes completely different place..and</text:p>
      <text:p text:style-name="P1">you never cared but then these brats..i'm sorry really Mist"Misty(smile) : "yeah,just a guy pestered me to much..and</text:p>
      <text:p text:style-name="P1">then,but Ash(hugging Ash),just take your break(both</text:p>
      <text:p text:style-name="P1">brusts into laughter)</text:p>
      <text:p text:style-name="P1"><text:soft-page-break/>Ash(laugh) : "those damn brats tried to talk with my sweet</text:p>
      <text:p text:style-name="P1">flower,i'm salivating,the hunger and then the prey..please i</text:p>
      <text:p text:style-name="P1">beg of you..just come around..i'll feraligate you(all brusts</text:p>
      <text:p text:style-name="P1">into laughter)..how many times you used Glalie?"</text:p>
      <text:p text:style-name="P1">Misty(smile) : "few times.. extremely good..but now</text:p>
      <text:p text:style-name="P1">probably same i guess(laugh).."</text:p>
      <text:p text:style-name="P1">Ash(laugh) : "she's a lesser gem(both laugh) but still more</text:p>
      <text:p text:style-name="P1">than any legendary pest if she wants to be(both</text:p>
      <text:p text:style-name="P1">laughs)..her thing is that she'll say you look ugly,this will</text:p>
      <text:p text:style-name="P1">check that etc(both laughs).."</text:p>
      <text:p text:style-name="P1">Misty(laugh) : "far sane with me(both laughes)..yeah,i just</text:p>
      <text:p text:style-name="P1">tool your words as like till yesterday when you showed</text:p>
      <text:p text:style-name="P1">me what you did,soulmate..and i just got angry..then that</text:p>
      <text:p text:style-name="P1">day wasn't good..and i always thought about</text:p>
      <text:p text:style-name="P1">reconciliation but just never knew and you went</text:p>
      <text:p text:style-name="P1">undercover..so we just only had your those words and</text:p>
      <text:p text:style-name="P1">all.."</text:p>
      <text:p text:style-name="P1">Ash : "yeah,well i went Undercover from 25,December-</text:p>
      <text:p text:style-name="P1">26,May</text:p>
      <text:p text:style-name="P1">and went to Kalos in 26July-28,June</text:p>
      <text:p text:style-name="P1">then I went through Elite4..finished on 29,June..so yeahby then you know</text:p>
      <text:p text:style-name="P1">i cut off from Brock and Trace 25, November itself and by</text:p>
      <text:p text:style-name="P1">the time I reaches Kanto Elite4,i really didn't have any</text:p>
      <text:p text:style-name="P1">touch whatsoever with my roots..my nights went in deep</text:p>
      <text:p text:style-name="P1">studies or fooled around with Gengar or someone other..it</text:p>
      <text:p text:style-name="P1">was like as you said yesterday..Pokemon or hell.. just no</text:p>
      <text:p text:style-name="P1">respite...then i planned and got you this month.. really i</text:p>
      <text:p text:style-name="P1">even came home since 26,June..more than 3 years..i</text:p>
      <text:p text:style-name="P1">really was somewhere else..and these 3 has made me</text:p>
      <text:p text:style-name="P1">what i'm now.. especially Kalos..but Mist,really..just lets</text:p>
      <text:p text:style-name="P1">fly off to Pinkenberry...</text:p>
      <text:p text:style-name="P1">Ash(laugh) : "i guess,but you'll forever be a miracle</text:p>
      <text:p text:style-name="P1">monger,i saw Gyarados and then the flamethrower,i was</text:p>
      <text:p text:style-name="P1">rather so jealous of you as i thought i want that,but then..</text:p>
      <text:p text:style-name="P1"><text:soft-page-break/>(blush)..um..i turned back at you and you were smirking</text:p>
      <text:p text:style-name="P1">at me saying that it was rather very impressive than only</text:p>
      <text:p text:style-name="P1">impressive with a rather proud face then i went into</text:p>
      <text:p text:style-name="P1">flashback and recalled,and i'm naratting this to you now</text:p>
      <text:p text:style-name="P1">cause i was too flustered before to do so but you looked</text:p>
      <text:p text:style-name="P1">nice that day,i already felt</text:p>
      <text:p text:style-name="P1">Ash(laugh) : "indeed,i organized for a show battle in onthe sea insinuating i never got the respect i deserved</text:p>
      <text:p text:style-name="P1">from my favourite City and then you know a few wise</text:p>
      <text:p text:style-name="P1">brats from the gym implied to the press that the king is</text:p>
      <text:p text:style-name="P1">only after the queen only for you to vehemently deny it</text:p>
      <text:p text:style-name="P1">and get you even more angry..(solemn)..Mist(hugging</text:p>
      <text:p text:style-name="P1">Misty),i..um.."</text:p>
      <text:p text:style-name="P1">Misty(smile,looking at Ash) : "i'm right here,dear"</text:p>
      <text:p text:style-name="P1">Ash(smile) : "right,so there was already too much</text:p>
      <text:p text:style-name="P1">interest,but then before the day i trash talked you..(very</text:p>
      <text:p text:style-name="P1">grave) Misty,this was the darke.."</text:p>
      <text:p text:style-name="P1">Misty(smile) : "Ash,it was enough for me to be able to see</text:p>
      <text:p text:style-name="P1">you again live after so many years,well rather having been</text:p>
      <text:p text:style-name="P1">forced to(laugh)that trash talking was far better than</text:p>
      <text:p text:style-name="P1">anything i was hearing before,(beaming) Ash,you</text:p>
      <text:p text:style-name="P1">know,none could've got upto my nerves like you did by</text:p>
      <text:p text:style-name="P1">simply calling me a in Lil's childhood word "runt"</text:p>
      <text:p text:style-name="P1">repeatedly exactly the same way she did that you heard</text:p>
      <text:p text:style-name="P1">and those bug pokemon jokes were just..just blown my</text:p>
      <text:p text:style-name="P1">head off"</text:p>
      <text:p text:style-name="P1">Ash(solemn) : "um..anyhow i should make the amends</text:p>
      <text:p text:style-name="P1">right now..so i said for an utter buffoon that i was i still</text:p>
      <text:p text:style-name="P1">could smell some fishy things were going around the</text:p>
      <text:p text:style-name="P1">Gym,which now i just can't help but want to thrash left</text:p>
      <text:p text:style-name="P1">and right,anyhow,i whined about the food,the gym leaderslooks,the pokemons nonsense behaviour proving the</text:p>
      <text:p text:style-name="P1">staffs were rather useless,so in a way riled everyone</text:p>
      <text:p text:style-name="P1">up,and as that forced you out to fight me and so on"</text:p>
      <text:p text:style-name="P1">Misty(laugh) : "that fight was the best,i ust went prepared</text:p>
      <text:p text:style-name="P1"><text:soft-page-break/>and then out of blue you offered to show all your</text:p>
      <text:p text:style-name="P1">pokemons and then showing Pikachu and saying you'll</text:p>
      <text:p text:style-name="P1">want me to choose for you and i just screamed at you just</text:p>
      <text:p text:style-name="P1">as i used to when we were 12 which was after many</text:p>
      <text:p text:style-name="P1">months actually,i was so solitary.."</text:p>
      <text:p text:style-name="P1">Ash : "yeah,i had to carry on my antics and the crowd</text:p>
      <text:p text:style-name="P1">were suddenly all poured into it when i played my trick by</text:p>
      <text:p text:style-name="P1">offering that chorus which actually was to affect your</text:p>
      <text:p text:style-name="P1">pokemons only.."</text:p>
      <text:p text:style-name="P1">Misty(laugh) : "that was really like i just couldn't imagine</text:p>
      <text:p text:style-name="P1">and none of my pokemons were able to do anything,i was</text:p>
      <text:p text:style-name="P1">too agitated and confused to tell them to counter with the</text:p>
      <text:p text:style-name="P1">same trick,which still wouldn't have worked would it Ash?"</text:p>
      <text:p text:style-name="P1">Ash(smile) : "no not,you just didn't have that jovial</text:p>
      <text:p text:style-name="P1">self..once Golduck of all was confused,and that's exactly</text:p>
      <text:p text:style-name="P1">what Pikachu was there for doing,i knew it's a matter of</text:p>
      <text:p text:style-name="P1">time till the crowd just forces you to quit..you know</text:p>
      <text:p text:style-name="P1">Mist..now at my level, except you i mean then you had so</text:p>
      <text:p text:style-name="P1">many troubles..but except you nobody really can stop</text:p>
      <text:p text:style-name="P1">me..but of course my flower is my flower(huggs Mistyfirmly,Misty huggs Ash,smile)..and my flower only can</text:p>
      <text:p text:style-name="P1">stop me cause the moment she appears across the</text:p>
      <text:p text:style-name="P1">field,i'll just jump off and hug my flower all i want(both</text:p>
      <text:p text:style-name="P1">laughs)"</text:p>
      <text:p text:style-name="P1">Misty(smile,hugging Ash) : "and i'm all about my sweet</text:p>
      <text:p text:style-name="P1">bee.."</text:p>
      <text:p text:style-name="P1">Ash(smile) : "but then you were agitated and i just took</text:p>
      <text:p text:style-name="P1">the advantage,(both laugh)..well i still wanted to hug you</text:p>
      <text:p text:style-name="P1">to death when we did that handshake (both laugh)..and</text:p>
      <text:p text:style-name="P1">that's why the gloves(both brusts into laughter).."</text:p>
      <text:p text:style-name="P1">Misty(smile) : "really,that was something,i just sweared</text:p>
      <text:p text:style-name="P1">you to which you again retorted with the Psyduck jokes</text:p>
      <text:p text:style-name="P1">then i just had given up and finally had to tell you to try to</text:p>
      <text:p text:style-name="P1">fight me one on one(laugh)which Snorlax did to an extent</text:p>
      <text:p text:style-name="P1">that i still can't help but laugh"</text:p>
      <text:p text:style-name="P1"><text:soft-page-break/>Ash(smile) : "yes,it was hard cause none of my pokemons</text:p>
      <text:p text:style-name="P1">was ever going to battle in the first place and Gyarados</text:p>
      <text:p text:style-name="P1">first charged but with that typical Snorlax yawn she was</text:p>
      <text:p text:style-name="P1">so utterly flustered that she just flamethrowed him,to</text:p>
      <text:p text:style-name="P1">which Snorlax,just went into the water</text:p>
      <text:p text:style-name="P1">Misty(laugh) : "then i told Gyarados to to do the ultimate</text:p>
      <text:p text:style-name="P1">Gyarados Rage,it was just a suicidal attarck only for</text:p>
      <text:p text:style-name="P1">Snorlax to tell her that "neither you nor your master don't</text:p>
      <text:p text:style-name="P1">have any idea what you're doing",which made her soflustered that Snorlax jumped on top of her head and kept</text:p>
      <text:p text:style-name="P1">on doing the antics and telling her how to stay calm and</text:p>
      <text:p text:style-name="P1">ask questions before doing anything (both laugh) that</text:p>
      <text:p text:style-name="P1">finally made Gyarados so happy that she just gave</text:p>
      <text:p text:style-name="P1">in...that jump itself,Ash i knew what Snorlax and you've</text:p>
      <text:p text:style-name="P1">become..but that was funny Snorlax,your false alarm</text:p>
      <text:p text:style-name="P1">when we were dating(both laugh)..that was real scary.."</text:p>
      <text:p text:style-name="P1">Ash(frown) : "and some Cerulian brats even then had the</text:p>
      <text:p text:style-name="P1">audacity to insinuate that this wasn't funny(laugh)"</text:p>
      <text:p text:style-name="P1">Misty(laugh) : "really,Cerulian and you have become like</text:p>
      <text:p text:style-name="P1">water and fire..anyhow I was just too shocked to do</text:p>
      <text:p text:style-name="P1">anything and finally tried Dewgong vs Pikachu which</text:p>
      <text:p text:style-name="P1">Pikachu just went away with trying to balance himself on</text:p>
      <text:p text:style-name="P1">him and lightly iron telling him each time he discomforted</text:p>
      <text:p text:style-name="P1">it, Dewgong was just too known to Pikachu and despite</text:p>
      <text:p text:style-name="P1">they never liked each other,my poor boy just couldn't think</text:p>
      <text:p text:style-name="P1">that this is not a play..and then i realized your trick of</text:p>
      <text:p text:style-name="P1">sentimental tactics and screamed you off as a cheat</text:p>
      <text:p text:style-name="P1">barely restraining myself from talking all about us to the</text:p>
      <text:p text:style-name="P1">crowd"</text:p>
      <text:p text:style-name="P1">Ash(smile) : "that i myself will,not by words but by</text:p>
      <text:p text:style-name="P1">action,when my official marriage ceremony takes place</text:p>
      <text:p text:style-name="P1">exactly there,me marrying my cherished flower the infinite</text:p>
      <text:p text:style-name="P1">and one more time(hugging Misty,Misty smiles and hugsAsh)"</text:p>
      <text:p text:style-name="P1">Misty(laugh) : "and won't they insinuate anything then?"</text:p>
      <text:p text:style-name="P1">Ash(smile) : "that's the point Mist,when they do i'll tell</text:p>
      <text:p text:style-name="P1"><text:soft-page-break/>them i wanted my flower and my flower wanted me,if any</text:p>
      <text:p text:style-name="P1">brat has any trouble with that i'll play the hometown</text:p>
      <text:p text:style-name="P1">Pokemon Master Hall of Fame card, insinuating that</text:p>
      <text:p text:style-name="P1">Cerulian never gave me my due which Viridian did,to</text:p>
      <text:p text:style-name="P1">which they'll point to my flower,self contradicting</text:p>
      <text:p text:style-name="P1">themselves to my point that I CHERISH MY FLOWER and</text:p>
      <text:p text:style-name="P1">my flower cherishes me(hugging Misty)"</text:p>
      <text:p text:style-name="P1">Misty(laugh, hugging Ash) : "surely,and that's exactly why</text:p>
      <text:p text:style-name="P1">you didn't go on their invitation didn't you, mouthing off</text:p>
      <text:p text:style-name="P1">the "Showoff Gym" with a "young Dramabook Sinister</text:p>
      <text:p text:style-name="P1">Princess" roaming around like an "Old Venerable</text:p>
      <text:p text:style-name="P1">Venasaur(laugh)?"</text:p>
      <text:p text:style-name="P1">Ash(solemn, hugging Misty firmly) : "um..Mist,you.."</text:p>
      <text:p text:style-name="P1">Misty(frown) : "hey,cut it off,would ya?we're just having</text:p>
      <text:p text:style-name="P1">fun."</text:p>
      <text:p text:style-name="P1">Ash(whinning) : "umm..no..my flower before that has to</text:p>
      <text:p text:style-name="P1">spend 1 year in Pinkenberry.."</text:p>
      <text:p text:style-name="P1">Misty(laugh) : "Ash,we'll go there, don't be so upset about</text:p>
      <text:p text:style-name="P1">it"</text:p>
      <text:p text:style-name="P1">Ash(whinning) : "no,i want to runaway with my flower</text:p>
      <text:p text:style-name="P1">tonight.."Misty(brusts into laughter) : "mom said too much</text:p>
      <text:p text:style-name="P1">imagination"</text:p>
      <text:p text:style-name="P1">Ash(brusts into laughter) : "absolutely not"</text:p>
      <text:p text:style-name="P1">Misty(smile) : "anyhow then i screamed and the referee</text:p>
      <text:p text:style-name="P1">said draw and i lose"</text:p>
      <text:p text:style-name="P1">Ash(smile) : "actually on that whole night that was my</text:p>
      <text:p text:style-name="P1">best bit as i told before that i get to date you,so i said first</text:p>
      <text:p text:style-name="P1">handshake and once that was done,'thats our date,thank</text:p>
      <text:p text:style-name="P1">you 'mam(both laughs)"</text:p>
      <text:p text:style-name="P1">Misty(smile) : "what did you say in those hangouts and</text:p>
      <text:p text:style-name="P1">date away there?"</text:p>
      <text:p text:style-name="P1">Ash(laugh) : "well after undercover the logic of swearing</text:p>
      <text:p text:style-name="P1">was very clear to me(both laugh)..so in Kalos parties</text:p>
      <text:p text:style-name="P1">like,'hi!i'm this a date/hangout"..well i never danced with</text:p>
      <text:p text:style-name="P1">anyone except you till Kalos when we broke up..and you</text:p>
      <text:p text:style-name="P1"><text:soft-page-break/>know the rest.. it's only my flower whoose touch is exactly</text:p>
      <text:p text:style-name="P1">that flower to me(both smiles to each other)..rest well</text:p>
      <text:p text:style-name="P1">once Serena pesterd me,danced with her friend (both</text:p>
      <text:p text:style-name="P1">brusts into laughter)..another two times i said i like to</text:p>
      <text:p text:style-name="P1">dance without any contact(both laugh)..so they just</text:p>
      <text:p text:style-name="P1">finished in a minute(both laugh)..so i'd go 'yay,i heard you,</text:p>
      <text:p text:style-name="P1">what's the meaning of the name'(both brusts into</text:p>
      <text:p text:style-name="P1">laughter)..and then a few pokemons,when they tried to go</text:p>
      <text:p text:style-name="P1">personal,'thanks for sharing your knowledge,see youlater'(both laugh)..few wanted to talk further..Unova was</text:p>
      <text:p text:style-name="P1">different..'do you have a girl'..and the way they looked the</text:p>
      <text:p text:style-name="P1">damn pus and blood..i'd say 'i have a girlfriend whoose</text:p>
      <text:p text:style-name="P1">very very devoted to me and we cherish each other</text:p>
      <text:p text:style-name="P1">beyond limits'..that ended the discussion there but some</text:p>
      <text:p text:style-name="P1">people..'who is she' as so on..'nah,i can only say this</text:p>
      <text:p text:style-name="P1">much,sorry if i'm being rude'..and that's it..my abject</text:p>
      <text:p text:style-name="P1">failure was only not having the realization that Cerulian</text:p>
      <text:p text:style-name="P1">Gym needed my presence for atleast 3 weeks..and even</text:p>
      <text:p text:style-name="P1">after i was so flustered after our break-up,i never even</text:p>
      <text:p text:style-name="P1">thought i could go back to you and instantly cut everyone</text:p>
      <text:p text:style-name="P1">off..just called you once the day after and you were gym</text:p>
      <text:p text:style-name="P1">battling so i thought it's just that that's it and the Gym</text:p>
      <text:p text:style-name="P1">once more,where Berge told me nothing can happen,</text:p>
      <text:p text:style-name="P1">don't disturb...so i just returned and talked with</text:p>
      <text:p text:style-name="P1">Trace,Brock etc and i was so puzzled that all they thought</text:p>
      <text:p text:style-name="P1">was that as i told you why why why..it just felt like Misty</text:p>
      <text:p text:style-name="P1">was all i never had any part in our relationship..so at first i</text:p>
      <text:p text:style-name="P1">just told them don't get into my business as i knew Trace</text:p>
      <text:p text:style-name="P1">and Daisy were close and Viol if ever liked anyone it was</text:p>
      <text:p text:style-name="P1">Brock and viseversa..Gary and Lillie has very similar</text:p>
      <text:p text:style-name="P1">characters and Gary kinda had a bit of feelings for her..so</text:p>
      <text:p text:style-name="P1">i just sternly told them forget me and don't get detached</text:p>
      <text:p text:style-name="P1">because i broke up..Gary only got my clue that i meant nomore business about Cerulian Gym for me but you should</text:p>
      <text:p text:style-name="P1">go your way just don't disturb me..rest you know,again</text:p>
      <text:p text:style-name="P1"><text:soft-page-break/>and again Misty is unhappy and all..i told them i don't</text:p>
      <text:p text:style-name="P1">want to hear,i've got one league left and that's all i know</text:p>
      <text:p text:style-name="P1">later me and Misty can patch up..and you know me</text:p>
      <text:p text:style-name="P1">Mist..it just i mean 13 years and I just thought that was</text:p>
      <text:p text:style-name="P1">really it..i never felt why should I talk again with you cause</text:p>
      <text:p text:style-name="P1">i just never thought of you like just everyone,you were</text:p>
      <text:p text:style-name="P1">always different to me and I was 25..i just thought that</text:p>
      <text:p text:style-name="P1">well so much then..and i also never really bothered to find</text:p>
      <text:p text:style-name="P1">anyone cause it was as you said Misty or bust,</text:p>
      <text:p text:style-name="P1">absolutely...now Trace went on,patch up..he was as good</text:p>
      <text:p text:style-name="P1">as ever but then one day i just couldn't keep it to me</text:p>
      <text:p text:style-name="P1">anymore,and i never sweared like that,in Unova or</text:p>
      <text:p text:style-name="P1">otherwise may be one or two bad words but that day it</text:p>
      <text:p text:style-name="P1">just went off.."</text:p>
      <text:p text:style-name="P1">Misty : "Trace didn't return to Cerulian after that for two</text:p>
      <text:p text:style-name="P1">weeks only phone,that too rare with me only Daisy,then</text:p>
      <text:p text:style-name="P1">when he did he told me Ash i think isn't going to come</text:p>
      <text:p text:style-name="P1">back easily and said he told me things that has just</text:p>
      <text:p text:style-name="P1">broken me apart beyond imagination and he really was</text:p>
      <text:p text:style-name="P1">very depressed.."</text:p>
      <text:p text:style-name="P1">Ash : "yeah,then Brock..same thing almost..but he went</text:p>
      <text:p text:style-name="P1">ahead saying find someone else exactly like you,that justturned my head so much i straight went up and said</text:p>
      <text:p text:style-name="P1">you're nothing but blodd and all and showed a</text:p>
      <text:p text:style-name="P1">document,a book page actually(both laugh)..and said</text:p>
      <text:p text:style-name="P1">read it if you can...his interpretation helped him,but he</text:p>
      <text:p text:style-name="P1">thought my flower is the same as any sludge to me,so</text:p>
      <text:p text:style-name="P1">was absolutely incensed..Max just asked me once or</text:p>
      <text:p text:style-name="P1">twice,i just brushed aside,Dawn same,Iris barely had any</text:p>
      <text:p text:style-name="P1">contact with me,me and Iria was purely professional</text:p>
      <text:p text:style-name="P1">relationship though she was sweet.."</text:p>
      <text:p text:style-name="P1">Misty : "yeah,she hardly had any contact with me either</text:p>
      <text:p text:style-name="P1">but yeah later cut off,Cilan as i told you once after break-</text:p>
      <text:p text:style-name="P1">up and that's it..."</text:p>
      <text:p text:style-name="P1">Ash :"yeah,just chided me once but has still some</text:p>
      <text:p text:style-name="P1"><text:soft-page-break/>contact,very professional.. doesn't say anything</text:p>
      <text:p text:style-name="P1">personal..i did tell him after our break-up whether he</text:p>
      <text:p text:style-name="P1">wants to have a date with you to know everything about</text:p>
      <text:p text:style-name="P1">you(both laugh) as he was such a big fan,he just scoffed</text:p>
      <text:p text:style-name="P1">at me saying how can you say that about your girlfriend</text:p>
      <text:p text:style-name="P1">and so on..i pointed out that she's no more my</text:p>
      <text:p text:style-name="P1">girlfriend,to which he got flustered and chided me but</text:p>
      <text:p text:style-name="P1">said he won't go much cause i may think he indeed</text:p>
      <text:p text:style-name="P1">wanted to date you(both laugh)..very frank guy..since then</text:p>
      <text:p text:style-name="P1">never spoke except once that i may try to patch up but</text:p>
      <text:p text:style-name="P1">then again said none of his business..truely a goodprofessional guy..and i have no contacts with Clemont</text:p>
      <text:p text:style-name="P1">and Serena only calls profeasor oak..i gave you her</text:p>
      <text:p text:style-name="P1">details cause i actually wanted to show how you're</text:p>
      <text:p text:style-name="P1">behaving even after so much humiliation and knowing</text:p>
      <text:p text:style-name="P1">that this girl was with me and so on.."</text:p>
      <text:p text:style-name="P1">Misty(smirk) : "hum.. Ashy-boy?so much faith in Mist</text:p>
      <text:p text:style-name="P1">right?(giggle)"</text:p>
      <text:p text:style-name="P1">Ash(smile) : "and my flower kept it..(both hug each other</text:p>
      <text:p text:style-name="P1">firmly)...yeah,</text:p>
      <text:p text:style-name="P1">then 25,November-April,Undercover.</text:p>
      <text:p text:style-name="P1">well they got me in December just as i decided i'll go for</text:p>
      <text:p text:style-name="P1">Kalos..so just went along,started from January till</text:p>
      <text:p text:style-name="P1">April,May was final,June took a rest,July go out to</text:p>
      <text:p text:style-name="P1">Kalos...in May i was at (),where Violet went and all that,i</text:p>
      <text:p text:style-name="P1">just sent my under-cover beaus(both laugh) there..yeah</text:p>
      <text:p text:style-name="P1">they'll be in Pinkenberry only(both brusts into</text:p>
      <text:p text:style-name="P1">laughter)..they extracted Violet's personal info, learnt</text:p>
      <text:p text:style-name="P1">about Brock,then i send an unnamed letter to Mr Kane</text:p>
      <text:p text:style-name="P1">Slate insinuating (both laugh) that Violet still has Brock in</text:p>
      <text:p text:style-name="P1">her mind and that's all..well i mouthed Trace and Brock</text:p>
      <text:p text:style-name="P1">off around November and it was 6 months so i knew</text:p>
      <text:p text:style-name="P1">Brock being him certainly must have throughly</text:p>
      <text:p text:style-name="P1">changed..so yeah that was really it anout Cerulian and all</text:p>
      <text:p text:style-name="P1"><text:soft-page-break/>you know,after that i took a month rest at ProfessorKukui's lab and all that,there Dawn's parents came and</text:p>
      <text:p text:style-name="P1">met me,had a chat and all and Drew and May came...well</text:p>
      <text:p text:style-name="P1">Drew was upset with me cause he thought finally ego has</text:p>
      <text:p text:style-name="P1">caught me up but he never showed that openly just told</text:p>
      <text:p text:style-name="P1">me not to get too carried away,this was before</text:p>
      <text:p text:style-name="P1">Undercover,after that he never mentioned personal</text:p>
      <text:p text:style-name="P1">matters at all...then May,she was again beaking my head</text:p>
      <text:p text:style-name="P1">off,why,why,why,why..i just said why do you want to</text:p>
      <text:p text:style-name="P1">know,are you thinking of breaking up as well..she was</text:p>
      <text:p text:style-name="P1">very upset and sad and then just said she'll never discuss</text:p>
      <text:p text:style-name="P1">anything personal about me but she will as usual tell me</text:p>
      <text:p text:style-name="P1">if she really broke up or not..then she contacted me</text:p>
      <text:p text:style-name="P1">sometimes and all just light chatting same as Drew...till i</text:p>
      <text:p text:style-name="P1">sweared her off on her anniversary..that was a big</text:p>
      <text:p text:style-name="P1">mistake from me..anyhow then that fiasco with Serena</text:p>
      <text:p text:style-name="P1">happened and all that..then the sludge attack,i just had</text:p>
      <text:p text:style-name="P1">given up on everything un-pokemon(laugh,Misty smiles</text:p>
      <text:p text:style-name="P1">and hugs Ash firmly)...Gary never talked about anything</text:p>
      <text:p text:style-name="P1">personal neither Trace,well Trace would just give the</text:p>
      <text:p text:style-name="P1">phone to staffs but rarely very brief just reports,we called</text:p>
      <text:p text:style-name="P1">each other by surnames(laugh,Misty smiles)..Gary only</text:p>
      <text:p text:style-name="P1">said when he got engaged to Lillie and later married her</text:p>
      <text:p text:style-name="P1">and then about his future, that's it..i was happy for him</text:p>
      <text:p text:style-name="P1">and all,and now he didn't mention Lillie at all and else iprobably would've mouthed him as well(laugh,Misty</text:p>
      <text:p text:style-name="P1">smiles)..oh and once Professor Oak told me Trace got</text:p>
      <text:p text:style-name="P1">married to Daisy,naming her..so i just said good news</text:p>
      <text:p text:style-name="P1">that's all..i had no news about you except papers and here</text:p>
      <text:p text:style-name="P1">and there those i never cared about..the sludge attack i</text:p>
      <text:p text:style-name="P1">realized it would be hard so i got even more ferocious and</text:p>
      <text:p text:style-name="P1">all..and yeah 26,July-28,June was Kalos,28,</text:p>
      <text:p text:style-name="P1">August,October,December was Elite4s,Unova,Sinnoh and</text:p>
      <text:p text:style-name="P1">Hoenn,sludge attack at Unova itself..then</text:p>
      <text:p text:style-name="P1">29,January,February,April Kalos,Jhoto and Orange finally</text:p>
      <text:p text:style-name="P1"><text:soft-page-break/>in May went to Kanto Elite4,then my flower again</text:p>
      <text:p text:style-name="P1">appeared to save me from insanity and just now in</text:p>
      <text:p text:style-name="P1">July,i've married my soulmate Misty Waterflower(both</text:p>
      <text:p text:style-name="P1">smile at each other hugging each other firmly)"</text:p>
      <text:p text:style-name="P1">Misty(smile) : "Ash,Kalos studies probably helped you to</text:p>
      <text:p text:style-name="P1">get through Jhoto right?"</text:p>
      <text:p text:style-name="P1">Ash(smile) : "yeah pretty much,but you know i never won</text:p>
      <text:p text:style-name="P1">Jhoto and so i just thought i had a score to settle so was</text:p>
      <text:p text:style-name="P1">very determined...Orange was extremely painful..well</text:p>
      <text:p text:style-name="P1">during Jhoto i had an extremely strong pungent feeling</text:p>
      <text:p text:style-name="P1">but somehow brushed it off..then studied again but after</text:p>
      <text:p text:style-name="P1">Jhoto i really had not much direction cause only Orange</text:p>
      <text:p text:style-name="P1">and Kanto were left,Orange i've already won and only</text:p>
      <text:p text:style-name="P1">Kanto..but you know i never wanted to face Lance,hehimself infact persisted..you know you've to travel to all</text:p>
      <text:p text:style-name="P1">the gyms whoose badge you have and that's why Kalos</text:p>
      <text:p text:style-name="P1">was so busy and took my focus off..then you know all</text:p>
      <text:p text:style-name="P1">your memories in Jhoto...oh and Pettlesburg was great</text:p>
      <text:p text:style-name="P1">Norman and () were extremely professional,not one word</text:p>
      <text:p text:style-name="P1">about May or Max or about me nothing just very formal</text:p>
      <text:p text:style-name="P1">visit..so i was ok..but Jhoto i told them from before no</text:p>
      <text:p text:style-name="P1">personal questions at all and none dis..so that was all</text:p>
      <text:p text:style-name="P1">right but those feelings were very pungent though i was</text:p>
      <text:p text:style-name="P1">focused and brushed them off but then Orange had to</text:p>
      <text:p text:style-name="P1">come and i knew i was in trouble but just went on and all</text:p>
      <text:p text:style-name="P1">sorts of personal questions were asked..Jhoto of course</text:p>
      <text:p text:style-name="P1">knows all about you and got the clue that I don't want to</text:p>
      <text:p text:style-name="P1">remember you,those who remembered you that is and</text:p>
      <text:p text:style-name="P1">there was 4 only..but Orange you know they knew</text:p>
      <text:p text:style-name="P1">everything but too zealous,Danny i told you,Rudy first</text:p>
      <text:p text:style-name="P1">thing after formality how great Misty is doing,to which i</text:p>
      <text:p text:style-name="P1">just told him i don't know anything about her for the last</text:p>
      <text:p text:style-name="P1">13 years i parted ways after Orange she went back to the</text:p>
      <text:p text:style-name="P1">gym only had brief contacts for one year but i just don't</text:p>
      <text:p text:style-name="P1">know what happened to her at all but i'm very happy to</text:p>
      <text:p text:style-name="P1"><text:soft-page-break/>hear she's doing well and i heard it before so yeah,it was</text:p>
      <text:p text:style-name="P1">ok...but all our memories were really troubling me and</text:p>
      <text:p text:style-name="P1">somehow got over,then Officially i had to meet you andFoster but Kanto being my own region and last i could</text:p>
      <text:p text:style-name="P1">pick and choose and that's why it was the last,i didn't</text:p>
      <text:p text:style-name="P1">want to come as i already had 6 victories for Hall of Fame</text:p>
      <text:p text:style-name="P1">qualification but Lance persisted and couldn't say no..but</text:p>
      <text:p text:style-name="P1">went to all gyms even Viridian and Pewter,telling Foster</text:p>
      <text:p text:style-name="P1">that please don't ask me any personal things..he obliged</text:p>
      <text:p text:style-name="P1">as he was the one who requested me all the time and</text:p>
      <text:p text:style-name="P1">begged almost later so i had to come...then after Lance i</text:p>
      <text:p text:style-name="P1">knew my career has come to a complete halt then with</text:p>
      <text:p text:style-name="P1">my level i saw the next 40/50 years just absolutely</text:p>
      <text:p text:style-name="P1">nothing to do at all...i thought of going back to Kalos buy</text:p>
      <text:p text:style-name="P1">a library and rest there then thought no Professor Kukui's</text:p>
      <text:p text:style-name="P1">Lab,i take up a job after resignation here from the hall,and</text:p>
      <text:p text:style-name="P1">just play around with my bunch and else..i just didn't have</text:p>
      <text:p text:style-name="P1">any goal at all..but then as God may have it..i came to</text:p>
      <text:p text:style-name="P1">know about my sweet Mist and her plight and then i still</text:p>
      <text:p text:style-name="P1">was unsure but then i had the final Soulmate realization</text:p>
      <text:p text:style-name="P1">and just just jumped upon my Mist..and she's my wife</text:p>
      <text:p text:style-name="P1">now(both hug each other firmly and smile at each</text:p>
      <text:p text:style-name="P1">other)..."</text:p>
      <text:p text:style-name="P1">Misty(smile) : "you never looked at me like anything</text:p>
      <text:p text:style-name="P1">ordinary Ash, neither did I...your personal life made no</text:p>
      <text:p text:style-name="P1">sense without me and viseversa...i thought i should call</text:p>
      <text:p text:style-name="P1">but waited for you a bit then 2nd to 6th i thought i shouldreconcile cause i knew how stubborn you are but then</text:p>
      <text:p text:style-name="P1">you were undercover,Lance only knew and I desperately</text:p>
      <text:p text:style-name="P1">asked him,he told me it's a secret..i told him that i am his</text:p>
      <text:p text:style-name="P1">girlfriend but our relationship is on very low ebbs and so i</text:p>
      <text:p text:style-name="P1">just wanted to know,this was via Professor Oak,so that</text:p>
      <text:p text:style-name="P1">broke my heart even more cause there was no hope may</text:p>
      <text:p text:style-name="P1">be i would've never saw you again and that only reminded</text:p>
      <text:p text:style-name="P1">me of none other than Mom's condition,she as well didn't</text:p>
      <text:p text:style-name="P1"><text:soft-page-break/>understand our break-up and then this..i was desparate to</text:p>
      <text:p text:style-name="P1">get out and so was doing this and that..but could never</text:p>
      <text:p text:style-name="P1">actually go to date..yeah spoke with guys and said ok let's</text:p>
      <text:p text:style-name="P1">date..but just as i had to go,i just couldn't as i can never</text:p>
      <text:p text:style-name="P1">imagine a random bloke even touching me on a date or</text:p>
      <text:p text:style-name="P1">something i mean personal..date to me was synonymous</text:p>
      <text:p text:style-name="P1">with my Ash and that's all...so i just didn't know then 2</text:p>
      <text:p text:style-name="P1">years passed all my sisters went away and it was really</text:p>
      <text:p text:style-name="P1">horrible there so i started to do what i was doing,then Hall</text:p>
      <text:p text:style-name="P1">of Fame and that craze and it made me even more sad</text:p>
      <text:p text:style-name="P1">cause Gym leader hall of fame is so so difficult..and it</text:p>
      <text:p text:style-name="P1">just went on..and i just truely went to use those poisons..i</text:p>
      <text:p text:style-name="P1">just wanted to forget you and i couldn't..but (smile)..i'm</text:p>
      <text:p text:style-name="P1">soully with my Ash now(both hug each other firmly and</text:p>
      <text:p text:style-name="P1">smiling at each other)"only for my pokemons to get me in and then i broke into</text:p>
      <text:p text:style-name="P1">your room,till then that record was playing constantly</text:p>
      <text:p text:style-name="P1">around the Gym,which they couldn't catch as it was fit</text:p>
      <text:p text:style-name="P1">with my own dress."</text:p>
      <text:p text:style-name="P1">Misty(hugging Ash) : "when is that date happening?"</text:p>
      <text:p text:style-name="P1">Ash(solemn) : "um..Mist, yesterday when i was torturing</text:p>
      <text:p text:style-name="P1">you.."</text:p>
      <text:p text:style-name="P1">Misty(frown) : "which ended with our happy marriage,cut</text:p>
      <text:p text:style-name="P1">to the exact part"</text:p>
      <text:p text:style-name="P1">Ash(smile,hugging Misty) : "right,my flower is looking very</text:p>
      <text:p text:style-name="P1">bright since then"</text:p>
      <text:p text:style-name="P1">Misty(smile,hugging Ash) : "and so is my bee.continue."</text:p>
      <text:p text:style-name="P1">Ash(smile) : "i'll date my flower exactly there every</text:p>
      <text:p text:style-name="P1">morning and evening after(scowl) she has to appease</text:p>
      <text:p text:style-name="P1">some chosen goddamn b.."</text:p>
      <text:p text:style-name="P1">Misty(frown) : "yeah we all know that."</text:p>
      <text:p text:style-name="P1">Ash(concerned) : "um..no Mist,you were always so tired</text:p>
      <text:p text:style-name="P1">everyday,those brats will queue in from 6 in the morning</text:p>
      <text:p text:style-name="P1">till 5 in the morning,so..(Misty laughs)..7:30-8:30 and 10-</text:p>
      <text:p text:style-name="P1">11 everyday.."</text:p>
      <text:p text:style-name="P1"><text:soft-page-break/>Misty(laugh) : "Ash,i'll have to study too.."</text:p>
      <text:p text:style-name="P1">Ash(frown) : "the goddamn articles..and you also will</text:p>
      <text:p text:style-name="P1">have to give presentations?"</text:p>
      <text:p text:style-name="P1">Misty(smile) : "reports on my Pokemons,Staffs,all ofit,well Sarah writes but i have to go thorough and sign and</text:p>
      <text:p text:style-name="P1">all that,then you have to fix this and that..a Gym</text:p>
      <text:p text:style-name="P1">sometimes is a real pest and feels like a cage.."</text:p>
      <text:p text:style-name="P1">Ash(tenderly cajoling Misty's cheeks,solemn) : "so much</text:p>
      <text:p text:style-name="P1">strain my little flower had to go through all for a</text:p>
      <text:p text:style-name="P1">godforsaken brat like me.."</text:p>
      <text:p text:style-name="P1">Misty(frown) : "Ash!"</text:p>
      <text:p text:style-name="P1">Ash(solemn) : "um..no,my flower has to be beaming all</text:p>
      <text:p text:style-name="P1">the time and i'll take care of those dumb things</text:p>
      <text:p text:style-name="P1">myself,besides,they'll pester me as well..(laugh).."</text:p>
      <text:p text:style-name="P1">Misty(laugh) : "infinitely more than me,you have the whole</text:p>
      <text:p text:style-name="P1">world to look after"</text:p>
      <text:p text:style-name="P1">Ash(frown) : "i'll only take care of one thing and.."</text:p>
      <text:p text:style-name="P1">Misty(laugh) : "Vulture or Brat?"</text:p>
      <text:p text:style-name="P1">Ash(scowl) : "anybody that dares to come around the gym</text:p>
      <text:p text:style-name="P1">anytime except 11-11:15 strictly with 7 league tiles and</text:p>
      <text:p text:style-name="P1">31 Kanto badges..i'll show them otherwise.."</text:p>
      <text:p text:style-name="P1">Misty(laugh) : "all right,we'll date atleast 5 full day a week</text:p>
      <text:p text:style-name="P1">Ash(scowl) : "6"</text:p>
      <text:p text:style-name="P1">Misty(smile) : "Ash,you want to go to the cape on a</text:p>
      <text:p text:style-name="P1">Fullmoon 2 am in summer? it's heaven"</text:p>
      <text:p text:style-name="P1">Ash(frown) : "umm..but,my flower may catch..um..heat.."</text:p>
      <text:p text:style-name="P1">Misty(smile) : "right,so we're going there every fool moon"</text:p>
      <text:p text:style-name="P1">Ash(smile) : "everyday would do(scowl)given no otherbrat has the audacity to come anywhere near the whole</text:p>
      <text:p text:style-name="P1">cape..um..that whole day"</text:p>
      <text:p text:style-name="P1">Misty(laugh) : "you'll love Cerulian Ash,you'll see"</text:p>
      <text:p text:style-name="P1">Ash(smile) : "only my flower and (showing the ring)what</text:p>
      <text:p text:style-name="P1">my flower gave me from there"</text:p>
      <text:p text:style-name="P1">Misty(smile,holding Ash's neck) : "really Ash, there's just</text:p>
      <text:p text:style-name="P1">so much to do with you,and now finally only you(hugging</text:p>
      <text:p text:style-name="P1"><text:soft-page-break/>Ash)"</text:p>
      <text:p text:style-name="P1">Ash(smile, hugging Misty) : "right,but um..want to know</text:p>
      <text:p text:style-name="P1">about the precise observation(both brusts into laughter)?"</text:p>
      <text:p text:style-name="P1">Misty(laugh) : "Ash, I can't believe how you even know</text:p>
      <text:p text:style-name="P1">when i have to go to washroom..(both laugh)..(tendering</text:p>
      <text:p text:style-name="P1">Ash).. precisely soulmate(both giggle)"</text:p>
      <text:p text:style-name="P1">Ash(smile) : "well,at first i had to observe you for my own</text:p>
      <text:p text:style-name="P1">safety(both laughes uncontrollably)..then just after one</text:p>
      <text:p text:style-name="P1">month it was may be infatuation but from 3rd month i just</text:p>
      <text:p text:style-name="P1">just always wanted to look at your face all the time..it</text:p>
      <text:p text:style-name="P1">wasn't that i won't get a bit charmed by other good</text:p>
      <text:p text:style-name="P1">looking girls..but it was just that one moment that's</text:p>
      <text:p text:style-name="P1">all..you were totally different...i never still consider you</text:p>
      <text:p text:style-name="P1">say beautiful or good looking.."</text:p>
      <text:p text:style-name="P1">Misty(smile) : "soully wordplay"</text:p>
      <text:p text:style-name="P1">Ash(smile) : "right..well i knew your whole body cause we</text:p>
      <text:p text:style-name="P1">were always together as do you but it is too i know like it'smy own..you never appeared to me as a cute girl whoose</text:p>
      <text:p text:style-name="P1">dying for me all time,it was just that your presence was</text:p>
      <text:p text:style-name="P1">so sweet and enticing to me,later just grew and i guess all</text:p>
      <text:p text:style-name="P1">the previous states was for yesterday..soully unified with</text:p>
      <text:p text:style-name="P1">my sweet soulmate Misty(both beam and smile)"</text:p>
      <text:p text:style-name="P1">Misty(smile) : "yeah Ash,i much later realized it during the</text:p>
      <text:p text:style-name="P1">last 5 months of depression you and rest... you gazed at</text:p>
      <text:p text:style-name="P1">me at it then i didn't realize but later i saw many sludges</text:p>
      <text:p text:style-name="P1">and then i realized what you had for me which was more</text:p>
      <text:p text:style-name="P1">cleared later..you ever looked at me like your very very</text:p>
      <text:p text:style-name="P1">own..just didn't make any difference to you..never saw</text:p>
      <text:p text:style-name="P1">that in anyone else and now i know it's only you(smiles)"</text:p>
      <text:p text:style-name="P1">Ash(smile) : "yeah,your eyes too,you ever looked at my</text:p>
      <text:p text:style-name="P1">face with blind devotion and while fighting (both laugh)..i</text:p>
      <text:p text:style-name="P1">was more afraid that you sometimes came so close that</text:p>
      <text:p text:style-name="P1">you'll kiss my head off(both laugh).."</text:p>
      <text:p text:style-name="P1">Misty(laugh) : "i wanted to do that so many times</text:p>
      <text:p text:style-name="P1">Ash(both smile)..but at the moment i always thought</text:p>
      <text:p text:style-name="P1"><text:soft-page-break/>you're my very own,a kiss just won't define my adoration</text:p>
      <text:p text:style-name="P1">for you..and your whole presence too so sweet to</text:p>
      <text:p text:style-name="P1">me...truely Soulmates can have that much naturality</text:p>
      <text:p text:style-name="P1">between them.."</text:p>
      <text:p text:style-name="P1">Ash(smile) : "yeah,so true..for us we just didn't know</text:p>
      <text:p text:style-name="P1">anything except each other"Misty(smile) : "Soulmate"</text:p>
      <text:p text:style-name="P1">(both hug each other very firmly and smile at each other)</text:p>
      <text:p text:style-name="P1">Misty(smile) : "Ash remember our battle at Whirl and for</text:p>
      <text:p text:style-name="P1">Totodile? i'll always love those two cause before that</text:p>
      <text:p text:style-name="P1">truely we were too mischievous with each other"</text:p>
      <text:p text:style-name="P1">Ash(laugh) : "i had no respect for you as being any good</text:p>
      <text:p text:style-name="P1">in our entire 5 years travel,Whirl i was playing along as a</text:p>
      <text:p text:style-name="P1">sportsman"</text:p>
      <text:p text:style-name="P1">Misty(smile) : "but your idea of me being a miracle</text:p>
      <text:p text:style-name="P1">monger hasn't changed since the day you saw Gyarados"</text:p>
      <text:p text:style-name="P1">Ash(smile,hugging Misty) : "am i wrong?"</text:p>
      <text:p text:style-name="P1">Misty(laugh) : "i can never forget Gyarados' plight against</text:p>
      <text:p text:style-name="P1">Snorlax ever"</text:p>
      <text:p text:style-name="P1">Ash(smile) : "that's exactly why i can't battle at all any</text:p>
      <text:p text:style-name="P1">more Officially,my condition won't allow me"</text:p>
      <text:p text:style-name="P1">Misty : "Ash,your pokemons would still battle if i tell them</text:p>
      <text:p text:style-name="P1">to right?"</text:p>
      <text:p text:style-name="P1">Ash : "yeah sure but you'll have to finish quickly and</text:p>
      <text:p text:style-name="P1">handle them a bit carefully,they're all just always waiting</text:p>
      <text:p text:style-name="P1">for the very next moment of fun,unless you can agree</text:p>
      <text:p text:style-name="P1">some false alarms..but most importantly they'll never</text:p>
      <text:p text:style-name="P1">attack anyone it'll be just to teach you the art of the</text:p>
      <text:p text:style-name="P1">attack(both laughes uncontrollably)"Misty : "yeah you're right,but actually the only time they'll</text:p>
      <text:p text:style-name="P1">seriously battle is if it's Life and Death ain't it?and false</text:p>
      <text:p text:style-name="P1">alarms will only give accordingly limited opportunity</text:p>
      <text:p text:style-name="P1">where they'll be a bit too serious than just fooling around"</text:p>
      <text:p text:style-name="P1">Ash : "yeah pretty much,i only need them for momentary</text:p>
      <text:p text:style-name="P1">defense thats all,and my ultimate compells me to die</text:p>
      <text:p text:style-name="P1">right beside them"</text:p>
      <text:p text:style-name="P1"><text:soft-page-break/>Misty : "yes Ash,that you have to"</text:p>
      <text:p text:style-name="P1">Ash : "you've only set that with Dewgong and Golduck</text:p>
      <text:p text:style-name="P1">Mist,but(concerned) um..you still can get agitated</text:p>
      <text:p text:style-name="P1">sometimes given those brats.."</text:p>
      <text:p text:style-name="P1">Misty(smile) : "yeah,but you'll be there with me"</text:p>
      <text:p text:style-name="P1">Ash(smile) : "right,but Mist,i've not heard your singing for</text:p>
      <text:p text:style-name="P1">such a long time..the way you hummed those songs and</text:p>
      <text:p text:style-name="P1">later sang to me,but i prefer your humming more(both</text:p>
      <text:p text:style-name="P1">smile)..just humming,you get a little better then ok?"</text:p>
      <text:p text:style-name="P1">Misty(smile) :</text:p>
      <text:p text:style-name="P1">Ash(hugging Misty,smile) : "that made my whole day"</text:p>
      <text:p text:style-name="P1">Misty(hugging Ash,smile) : "anytime"</text:p>
      <text:p text:style-name="P1">.......</text:p>
      <text:p text:style-name="P1">Ash(solemn) : "Mist,you cried very much yesterday and</text:p>
      <text:p text:style-name="P1">twice gave me some scare by almost fainting and then</text:p>
      <text:p text:style-name="P1">those 10/15 minutes you lied on the grass sobbing</text:p>
      <text:p text:style-name="P1">uncontrollably finally coming to the realizations"Misty(smile) : "dear,you were being honest with yourself</text:p>
      <text:p text:style-name="P1">that's all"</text:p>
      <text:p text:style-name="P1">Ash : "still,um..i just want something..</text:p>
      <text:p text:style-name="P1">Misty(smile) : "Viridian Lake?"</text:p>
      <text:p text:style-name="P1">Ash(smile,hugging Misty) : "Perfect, tomorrow night,we</text:p>
      <text:p text:style-name="P1">go to Pinkenberry on Charizard"</text:p>
      <text:p text:style-name="P1">Misty(laugh) : "you want to avoid everybody right?"</text:p>
      <text:p text:style-name="P1">Ash(smile) : "Mist,there are many totally islands in Orange</text:p>
      <text:p text:style-name="P1">where very few people go that too for day to day life,we</text:p>
      <text:p text:style-name="P1">can stay in any of those all our lives without anyone ever</text:p>
      <text:p text:style-name="P1">knowing our whereabouts"</text:p>
      <text:p text:style-name="P1">Misty(laugh) : "where would the kids go?"</text:p>
      <text:p text:style-name="P1">Ash(smile) : "on Charizard"</text:p>
      <text:p text:style-name="P1">Misty(smile,Looking at Ash) : "we'll see about that,ok?"</text:p>
      <text:p text:style-name="P1">Ash(smile) : "ok,but not so easy so though with</text:p>
      <text:p text:style-name="P1">kids(laugh)i can't swear left and right and bash Cerulian</text:p>
      <text:p text:style-name="P1">Vultures at all then."</text:p>
      <text:p text:style-name="P1">Misty(hugging,looking at Ash) : "it's all right Ash,just that.."</text:p>
      <text:p text:style-name="P1"><text:soft-page-break/>Ash(hugging and looking at Misty,smile) : "all in good</text:p>
      <text:p text:style-name="P1">times dear,all in good times."</text:p>
      <text:p text:style-name="P1">(both hug for a long time)</text:p>
      <text:p text:style-name="P1">..........</text:p>
      <text:p text:style-name="P1">Misty(smile) : "Ash,tell me,you already knew i was allyours even before you confronted me yesterday,right?"</text:p>
      <text:p text:style-name="P1">Ash(smile) : "umm..i guessed it but you know i had to</text:p>
      <text:p text:style-name="P1">absolutely confirm..but Mist(hugging Misty,solemn).."</text:p>
      <text:p text:style-name="P1">Misty(smile,hugging Ash) : "Ash,it's alright! as we broke</text:p>
      <text:p text:style-name="P1">up i was confused,Green knew me and i knew him in</text:p>
      <text:p text:style-name="P1">childhood then he was a nice guy and Brock was so</text:p>
      <text:p text:style-name="P1">dissapointed in you that..Ash,cut it"</text:p>
      <text:p text:style-name="P1">Ash(frown) : "no i won't i'll kill Brock as soon as i see that</text:p>
      <text:p text:style-name="P1">brat..(solemn)Mist,i can't believe Brock of all people</text:p>
      <text:p text:style-name="P1">could..could.."</text:p>
      <text:p text:style-name="P1">Misty(scoff) : "Ash! get a hold on youself!"</text:p>
      <text:p text:style-name="P1">Ash(dejected,hugging Misty) : "agree to spend a month in</text:p>
      <text:p text:style-name="P1">Pinkenberry,only then."</text:p>
      <text:p text:style-name="P1">Misty(smile,hugging Ash) : "1 week dear,you'll be bored</text:p>
      <text:p text:style-name="P1">yourself that long"</text:p>
      <text:p text:style-name="P1">Ash : "surely my grave was good enough as i told</text:p>
      <text:p text:style-name="P1">Brock,indeed.So kinds tried to impress things upon you</text:p>
      <text:p text:style-name="P1">leading you to cut him off..and Trace?</text:p>
      <text:p text:style-name="P1">Misty(sigh) : "Trace never got out of confusion about you</text:p>
      <text:p text:style-name="P1">and as he was with Daisy,this idea that i will only be</text:p>
      <text:p text:style-name="P1">healed staying away gripped him entirely,so later i had to</text:p>
      <text:p text:style-name="P1">cut off"</text:p>
      <text:p text:style-name="P1">Ash(sigh) : "this en.. hasn't changed, anyhow,Brock</text:p>
      <text:p text:style-name="P1">realized something himself about himself and given hischaracter could change himself very quickly"</text:p>
      <text:p text:style-name="P1">Misty : "right"</text:p>
      <text:p text:style-name="P1">Ash(smile) : "and i know about those brats enough,nah!</text:p>
      <text:p text:style-name="P1">as much as i would love to but i can't feel but sympathy</text:p>
      <text:p text:style-name="P1">for them and they're not going the rounds for sure,Unlike</text:p>
      <text:p text:style-name="P1">Serena.."</text:p>
      <text:p text:style-name="P1"><text:soft-page-break/>Misty(smile) : "neither is Serena"</text:p>
      <text:p text:style-name="P1">Ash(laugh) : "i hope so,but our treatments has been</text:p>
      <text:p text:style-name="P1">similar,same words even"</text:p>
      <text:p text:style-name="P1">Misty(laugh) : "natural"</text:p>
      <text:p text:style-name="P1">......</text:p>
      <text:p text:style-name="P1">Brock : "oh..um..hi Ash.."</text:p>
      <text:p text:style-name="P1">Ash(extremely grave) : "why is it so Brock,that i find</text:p>
      <text:p text:style-name="P1">there's 3 particular names among which 1 is extremely</text:p>
      <text:p text:style-name="P1">extremely important to you as if for this NAME you have a</text:p>
      <text:p text:style-name="P1">bit too much,a bit too desparate,a bit too intense,a bit</text:p>
      <text:p text:style-name="P1">too.."</text:p>
      <text:p text:style-name="P1">Brock : "Ash,it was a mistake,you know as well then that</text:p>
      <text:p text:style-name="P1">your rounds which you told us earlier was only intuitive to</text:p>
      <text:p text:style-name="P1">you as well..and.."</text:p>
      <text:p text:style-name="P1">Ash(laugh) : "i told you a d.. l... r..?"</text:p>
      <text:p text:style-name="P1">Brock(sigh) : "i much later came to know that you saved</text:p>
      <text:p text:style-name="P1">me actually.."Ash(frown) : "later?later?why is it so o Brocko that i've</text:p>
      <text:p text:style-name="P1">found people being obsessed with a particular word</text:p>
      <text:p text:style-name="P1">"BEST" are a bit too emotional,bit too on the edge,bit too.."</text:p>
      <text:p text:style-name="P1">Brock(sigh) : "Ash,please stop it.i know you did your</text:p>
      <text:p text:style-name="P1">rounds obsessively to a point where now if asked you</text:p>
      <text:p text:style-name="P1">just.."</text:p>
      <text:p text:style-name="P1">Ash(smile) : "sweet sweet Brock,have you seen that just</text:p>
      <text:p text:style-name="P1">like you.."</text:p>
      <text:p text:style-name="P1">Brock : "yeah,alright, don't get so excited,yes cong.."</text:p>
      <text:p text:style-name="P1">Ash(smile) : "sweet sweet.."</text:p>
      <text:p text:style-name="P1">Brock(sigh) : "Man,you need rest..ok,ok,you need to spend</text:p>
      <text:p text:style-name="P1">many months only with Misty in a secluded place and</text:p>
      <text:p text:style-name="P1">that i shouldn't have ever disturbed you yesterday.."</text:p>
      <text:p text:style-name="P1">Ash(scowl) : "was that a challenge Brock?"</text:p>
      <text:p text:style-name="P1">Brock(sigh) : "fine..we should've ever known that you and</text:p>
      <text:p text:style-name="P1">Misty got married the very moment you two met each</text:p>
      <text:p text:style-name="P1">other,and i having just come along afterwards should've</text:p>
      <text:p text:style-name="P1">been the very first one to stand up and declare it when</text:p>
      <text:p text:style-name="P1"><text:soft-page-break/>time came..</text:p>
      <text:p text:style-name="P1">Ash(grave) : "your coming with me immediately to</text:p>
      <text:p text:style-name="P1">Viridian Forest lake,NOW,just phone home say you'll be</text:p>
      <text:p text:style-name="P1">late"</text:p>
      <text:p text:style-name="P1">Brock : "hey.."Ash(frown) : "you saw Gengar right? don't try me,Mist is</text:p>
      <text:p text:style-name="P1">there as well so you won't be killed thanks to her"</text:p>
      <text:p text:style-name="P1">Brock : "um..at this.."</text:p>
      <text:p text:style-name="P1">Ash(smile) : "Brocko,Brocko,Brocko,you don't want to play</text:p>
      <text:p text:style-name="P1">games again do you? i played a great match with Trace in</text:p>
      <text:p text:style-name="P1">the morning that his great grandchildren will love to</text:p>
      <text:p text:style-name="P1">recall,comply or the result won't be very sweet"</text:p>
      <text:p text:style-name="P1">Brock(sigh) : "alright come on.."</text:p>
      <text:p text:style-name="P1">.....</text:p>
      <text:p text:style-name="P1">Misty(smile) : "hi,Brock(laugh) Brock he's Ash,our little</text:p>
      <text:p text:style-name="P1">pal..sit down.."</text:p>
      <text:p text:style-name="P1">Brock(looking at Ash) : "he doesn't look so little any more"</text:p>
      <text:p text:style-name="P1">Ash(smile) : "Brock do you.."</text:p>
      <text:p text:style-name="P1">Brock(sigh) : "Ash,please,i know what you're trying to get</text:p>
      <text:p text:style-name="P1">to and Misty only came cause your not in a good</text:p>
      <text:p text:style-name="P1">condition,Ash we're sorry, alright,you made our day this</text:p>
      <text:p text:style-name="P1">morning for the rest of our lives, things happen.."</text:p>
      <text:p text:style-name="P1">Ash(smile) : "like i was (Misty frowns at Ash)NOT RIGHT?"</text:p>
      <text:p text:style-name="P1">Brock(sigh) : "alright, alright,I'll talk with Misty and you'll</text:p>
      <text:p text:style-name="P1">just watch over if i somehow was rude to her,if i'm shoot</text:p>
      <text:p text:style-name="P1">me all you want(Misty laughs) it's not funny Misty,your</text:p>
      <text:p text:style-name="P1">husband is hellbent on proving to everyone that he was</text:p>
      <text:p text:style-name="P1">right about you and viseversa and so unless we really</text:p>
      <text:p text:style-name="P1">confess it the umpteenth and another time,he'll notdesist(Misty brusts into laughter) and if we don't comply</text:p>
      <text:p text:style-name="P1">he'll set his Gengar and Crawdauntogator on us who</text:p>
      <text:p text:style-name="P1">would pester and fonele us to our next life sooner than</text:p>
      <text:p text:style-name="P1">we would like(Misty laughs loudly)Please Ash,i didn't say</text:p>
      <text:p text:style-name="P1">anything wrong"</text:p>
      <text:p text:style-name="P1">Ash(smile) : "sweet,sweet Brock.."</text:p>
      <text:p text:style-name="P1"><text:soft-page-break/>Misty(laughing) : "Brock,you guys are so afraid of him all</text:p>
      <text:p text:style-name="P1">the time,he just wants to go to honeymoon as quickly as</text:p>
      <text:p text:style-name="P1">he can..this is this first place where we met,and i told him</text:p>
      <text:p text:style-name="P1">to see if he could get you which he happily obliged"</text:p>
      <text:p text:style-name="P1">Brock : "at this.."</text:p>
      <text:p text:style-name="P1">Ash(smile) : "lucy already knows it,i told her,but Brock</text:p>
      <text:p text:style-name="P1">what was it that you were insi.."</text:p>
      <text:p text:style-name="P1">Misty(sigh) : "Ash,i'll talk remember"</text:p>
      <text:p text:style-name="P1">Ash(sigh) : "alright but(smile) sweet sweet..(Misty again</text:p>
      <text:p text:style-name="P1">laughs)"</text:p>
      <text:p text:style-name="P1">Brock(sigh) : "Ash,really, you're just too playful all the</text:p>
      <text:p text:style-name="P1">time,i didn't insinuate anything"</text:p>
      <text:p text:style-name="P1">Ash(smile) : "you didn.."</text:p>
      <text:p text:style-name="P1">Misty(laugh) : "Ash,i got this,ok?he wants to prove he's not</text:p>
      <text:p text:style-name="P1">the best choice but forever is the choice that is we are</text:p>
      <text:p text:style-name="P1">ever like this- like I'm Ash and He's Misty, Soulmates,one</text:p>
      <text:p text:style-name="P1">entity appearing as two to each other...but in between</text:p>
      <text:p text:style-name="P1">according to him some friends didn't help him byagreeing to look after the Gym,and that is especially you</text:p>
      <text:p text:style-name="P1">since you had been a gym leader and Cerulian provided</text:p>
      <text:p text:style-name="P1">ample opportunities for your studies"</text:p>
      <text:p text:style-name="P1">Ash(frown) : "and.."</text:p>
      <text:p text:style-name="P1">Misty(laugh) : "he's saying that rock vs water type was no</text:p>
      <text:p text:style-name="P1">excuse for someone like you who had more than enough</text:p>
      <text:p text:style-name="P1">aptitude and knowledge"</text:p>
      <text:p text:style-name="P1">Brock(sigh) : "Ash,i had my personal issues then,then lucy</text:p>
      <text:p text:style-name="P1">came and i've understood my mistakes myself,i'm</text:p>
      <text:p text:style-name="P1">extremely sorry and no no repercussion has taken place</text:p>
      <text:p text:style-name="P1">from our mistakes for a long time and you just enjoy your</text:p>
      <text:p text:style-name="P1">honeymoon with Misty it's all chill"</text:p>
      <text:p text:style-name="P1">Ash(scowl) : "but i'm the BEST.."</text:p>
      <text:p text:style-name="P1">Brock(sight) : "alright,i'll give the rigourous.."</text:p>
      <text:p text:style-name="P1">Ash(frown) : "bash the Vultures(Misty laughs) for me and</text:p>
      <text:p text:style-name="P1">f..(Misty frowns : "Ash!").. whatever,just bash Cerulian</text:p>
      <text:p text:style-name="P1">Vultures (Misty brusts out in laughter)"</text:p>
      <text:p text:style-name="P1"><text:soft-page-break/>Brock : "you two little brats have always pestered me to</text:p>
      <text:p text:style-name="P1">death(Misty laughs even more)Misty,cut it he's going to</text:p>
      <text:p text:style-name="P1">completely devour me up unless you help(Misty tears out</text:p>
      <text:p text:style-name="P1">of laughter)(sigh)Ash,those two terms.."</text:p>
      <text:p text:style-name="P1">Ash(frowns) : "Vulture is anyone who tries to portray that</text:p>
      <text:p text:style-name="P1">i'm a playboy and all my antics are deceit like if i'm</text:p>
      <text:p text:style-name="P1">drinking a glass of water its not because of the fact thati'm thirsty,but its a ploy to actually get something else"</text:p>
      <text:p text:style-name="P1">Brock(sigh, concern) : "Ash,we're sorry we beli.."</text:p>
      <text:p text:style-name="P1">Ash(smile) : "you bel.."</text:p>
      <text:p text:style-name="P1">Misty(frowns at Ash) : "Ash!beat it,i'm here"</text:p>
      <text:p text:style-name="P1">Ash(whinning) : "my little flower was.."</text:p>
      <text:p text:style-name="P1">Misty(sigh) : "Ash, it's alright..cut it"</text:p>
      <text:p text:style-name="P1">Brock(smile) : "No,Ash,you really were</text:p>
      <text:p text:style-name="P1">right,none..um..only..um(Misty laughs)..alright,you and</text:p>
      <text:p text:style-name="P1">your flower were always together but a suddenly a herd of</text:p>
      <text:p text:style-name="P1">vultures flown too quickly (Misty again brusts into</text:p>
      <text:p text:style-name="P1">laughter)Misty,please help me on this..(Misty laughs</text:p>
      <text:p text:style-name="P1">uncontrollably)(sigh) anyway.. flown too quickly towards</text:p>
      <text:p text:style-name="P1">Cerulian causing a little gust which for a very short time</text:p>
      <text:p text:style-name="P1">span that went away before anybody even could</text:p>
      <text:p text:style-name="P1">realize,only giving you and your flower a little bit of</text:p>
      <text:p text:style-name="P1">illusion that you weren't as cl..um..(Misty brusts into</text:p>
      <text:p text:style-name="P1">laughter once more)a little bit closure wasn't immediately</text:p>
      <text:p text:style-name="P1">needed(Misty laughs) but as soon as it went you and your</text:p>
      <text:p text:style-name="P1">flower were again together and you didn't ever even</text:p>
      <text:p text:style-name="P1">notice that you weren't at..umm(Misty laughs</text:p>
      <text:p text:style-name="P1">uncontrollably)..anyhow you never even had the throught</text:p>
      <text:p text:style-name="P1">that you didn't have to be..umm(Misty laughs)..you didn't</text:p>
      <text:p text:style-name="P1">ever thought that you don't have to be closer to your</text:p>
      <text:p text:style-name="P1">flower..which is you and your flower always only wants toget closer and closer..(Misty laughs)..happy?"</text:p>
      <text:p text:style-name="P1">Ash(frown) : "Cerulian means all the brats that had the</text:p>
      <text:p text:style-name="P1">audacity to challenge my flower uttering the word</text:p>
      <text:p text:style-name="P1">"challenge" and all those who ever went there with the</text:p>
      <text:p text:style-name="P1"><text:soft-page-break/>scant thought of trying to even look at my flower(Misty</text:p>
      <text:p text:style-name="P1">brusts into laughter) or those who ever said a bad word</text:p>
      <text:p text:style-name="P1">about my flower must be immediately with their</text:p>
      <text:p text:style-name="P1">godforsaken families packed off to hell(Misty laughs)"</text:p>
      <text:p text:style-name="P1">Brock(sigh) : "all right..Misty,please make sure the</text:p>
      <text:p text:style-name="P1">destination is absolutely empty including the sky(Misty</text:p>
      <text:p text:style-name="P1">brusts into laughter again)..the Vultures went to the</text:p>
      <text:p text:style-name="P1">Cerulian to..alright The Vultures flew from Cerulian to</text:p>
      <text:p text:style-name="P1">Cerulian (Misty laughs) in a cyclic way that never created</text:p>
      <text:p text:style-name="P1">an illusion in your mind that you had to be not getting</text:p>
      <text:p text:style-name="P1">more close to your flower..(Misty brusts into laughter)..</text:p>
      <text:p text:style-name="P1">happy.."</text:p>
      <text:p text:style-name="P1">Ash(scowl) : "why is it so Brock that i've found Viridian</text:p>
      <text:p text:style-name="P1">had the audacity to put a bike in that damned centre</text:p>
      <text:p text:style-name="P1">where you work-a bike that came with this illusion that</text:p>
      <text:p text:style-name="P1">me and my flower had to be parting?(Misty again laughs)"</text:p>
      <text:p text:style-name="P1">Brock(sigh) : "Ash,please,may you with your flower be</text:p>
      <text:p text:style-name="P1">always blessed,let me go Man,please(Misty brusts into</text:p>
      <text:p text:style-name="P1">laughter)"</text:p>
      <text:p text:style-name="P1">Ash(scoff) : "was that a threat Brock?(Misty laughs) that we're not always blessed,not.."</text:p>
      <text:p text:style-name="P1">Brock(sigh) : "Ash,please!it's our mistake that we ever</text:p>
      <text:p text:style-name="P1">thought there were two different things called Ash and</text:p>
      <text:p text:style-name="P1">Misty as there really isn't and now we're so happy to know</text:p>
      <text:p text:style-name="P1">that..(Misty giggles)"</text:p>
      <text:p text:style-name="P1">Misty(smile) : "you just made our day Brock,thanks"</text:p>
      <text:p text:style-name="P1">Brock(sigh) : "thanks Misty..uh,God saved me today(Misty</text:p>
      <text:p text:style-name="P1">brusts into laughter)"</text:p>
      <text:p text:style-name="P1">Ash(smile) : "sweet sweet Brock.."</text:p>
      <text:p text:style-name="P1">Brock : "Misty,take him to honeymoon as quickly as</text:p>
      <text:p text:style-name="P1">possible and don't return before a year(Misty brusts into</text:p>
      <text:p text:style-name="P1">laughter again) and be always with him..(smile)..am I</text:p>
      <text:p text:style-name="P1">wrong Ash?"</text:p>
      <text:p text:style-name="P1">Ash(laugh) : "not at all, thanks man,have dinner here"</text:p>
      <text:p text:style-name="P1">Brock(smile) : "thanks but.."</text:p>
      <text:p text:style-name="P1"><text:soft-page-break/>Ash(smiles) : "sweet sweet.."</text:p>
      <text:p text:style-name="P1">Brock(sigh) : "alright,(Misty brusts into laughter) i'm not</text:p>
      <text:p text:style-name="P1">cooking (Ash laughs),who has cooked?"</text:p>
      <text:p text:style-name="P1">Ash(smile) : "yours truely,enjoy youself(goes to get the</text:p>
      <text:p text:style-name="P1">dishes)"</text:p>
      <text:p text:style-name="P1">Brock(laugh) : "Misty,all your 4 years only just this last few</text:p>
      <text:p text:style-name="P1">minutes has completely erased away as if it truely was an</text:p>
      <text:p text:style-name="P1">illusion"</text:p>
      <text:p text:style-name="P1">Misty(giggle) : "exactly Brock,i've not laughed like this foryears..thanks to you and thanks to my beau(blush,smile)"</text:p>
      <text:p text:style-name="P1">Brock(laugh) : "already poems are flowing all around"</text:p>
      <text:p text:style-name="P1">Misty(blush,giggle) : "couldn't desist"</text:p>
      <text:p text:style-name="P1">Brock(smile) : "Misty,i'm very sorry that i pressed him like</text:p>
      <text:p text:style-name="P1">that this morning,but i can see he has just brushed</text:p>
      <text:p text:style-name="P1">everything off as well"</text:p>
      <text:p text:style-name="P1">Misty(smile) : "no i can't mind anymore as i also saw the</text:p>
      <text:p text:style-name="P1">conclusion,which he repeats to just about everyone at</text:p>
      <text:p text:style-name="P1">home and Lab and now they are self recognizing his word</text:p>
      <text:p text:style-name="P1">only to avoid his verbal smacking like you just did,gave</text:p>
      <text:p text:style-name="P1">Trace a real scare in the morning only to make him say by</text:p>
      <text:p text:style-name="P1">himself exactly these but yours were far easier as i am</text:p>
      <text:p text:style-name="P1">here, being with him you know like its been about 30</text:p>
      <text:p text:style-name="P1">hours may be and we didn't sleep a win in between yet</text:p>
      <text:p text:style-name="P1">you see how fresh we both are? in these 30 hours or so i</text:p>
      <text:p text:style-name="P1">have had like every enotion possible and he gave me this</text:p>
      <text:p text:style-name="P1">ring as i told you yesterday itself,Brock it just fells i've</text:p>
      <text:p text:style-name="P1">been married to him eternally..and I can't believe it was so</text:p>
      <text:p text:style-name="P1">easy to say this exact word,but with him it's just has</text:p>
      <text:p text:style-name="P1">become too natural that you don't have any second</text:p>
      <text:p text:style-name="P1">thoughts at all..i can't believe my luck either Brock...even</text:p>
      <text:p text:style-name="P1">10 days ago at this very moment where i was and today</text:p>
      <text:p text:style-name="P1">where i'm today...it's better than every dream i've ever</text:p>
      <text:p text:style-name="P1">had(blush,giggle)"Brock(smile) : "very true,today morning i was telling lucy</text:p>
      <text:p text:style-name="P1">of his words,antics and contents and this night also has</text:p>
      <text:p text:style-name="P1"><text:soft-page-break/>been wonderful,really it just truely feels that there never</text:p>
      <text:p text:style-name="P1">were any separation at all among all of us,and i can't</text:p>
      <text:p text:style-name="P1">believe he with such reputation and antics would just</text:p>
      <text:p text:style-name="P1">brush it of like a dust particle in a matter of a day"</text:p>
      <text:p text:style-name="P1">Misty(smile) : "right but(concerned) he has taken a big toll</text:p>
      <text:p text:style-name="P1">himself mentally you know..his sweetness just allows him</text:p>
      <text:p text:style-name="P1">to express even his grievance in a way that will make</text:p>
      <text:p text:style-name="P1">those who doesn't like him to absolutely adore him"</text:p>
      <text:p text:style-name="P1">Brock(smile) : "absolutely,Misty,you two are just as he</text:p>
      <text:p text:style-name="P1">said always was is and will be together,but yeah take</text:p>
      <text:p text:style-name="P1">good care of him and he does need you more than the</text:p>
      <text:p text:style-name="P1">rest,Trace was smacked because Ash just don't want to</text:p>
      <text:p text:style-name="P1">let you leave him for a moment right?</text:p>
      <text:p text:style-name="P1">Misty(smile,blush) : "absolutely,but could you believe</text:p>
      <text:p text:style-name="P1">Brock that the Ash we saw and my real heart-throb since</text:p>
      <text:p text:style-name="P1">the first sight when i was 12 and now i'm 29..all 17 years</text:p>
      <text:p text:style-name="P1">so much happening with all 3 of us,this is the biggest</text:p>
      <text:p text:style-name="P1">evolution really and he's an once only living legend you</text:p>
      <text:p text:style-name="P1">must've sensed his Pikachu's and his Gengar's ability?"</text:p>
      <text:p text:style-name="P1">Brock : "absolute legend in all respect indeed and yeah</text:p>
      <text:p text:style-name="P1">that Ash and this same thing but may be way sweeter</text:p>
      <text:p text:style-name="P1">now always fooling around and not wanting ever to stopand just wanting to be with you all the time.</text:p>
      <text:p text:style-name="P1">Misty(smile,Blush) : "yup, that's my Ash!"</text:p>
      <text:p text:style-name="P1">.....................</text:p>
      <text:p text:style-name="P1">Printed using Clipper: Clipboard Manager</text:p>
      <text:p text:style-name="P1">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1:50:38.632248674</meta:creation-date>
    <dc:date>2018-08-04T00:51:17.894534390</dc:date>
    <meta:editing-duration>PT10H27M18S</meta:editing-duration>
    <meta:editing-cycles>582</meta:editing-cycles>
    <meta:generator>LibreOffice/5.1.6.2$Linux_X86_64 LibreOffice_project/10m0$Build-2</meta:generator>
    <meta:document-statistic meta:table-count="0" meta:image-count="0" meta:object-count="0" meta:page-count="64" meta:paragraph-count="1654" meta:word-count="19522" meta:character-count="115081" meta:non-whitespace-character-count="97209"/>
  </office:meta>
</office:document-meta>
</file>